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main-3-m6/settings.xml" manifest:media-type="text/xml"/>
  <manifest:file-entry manifest:full-path="main-3-m6/content.xml" manifest:media-type="text/xml"/>
  <manifest:file-entry manifest:full-path="main-3-m6/" manifest:version="1.2" manifest:media-type="application/vnd.oasis.opendocument.formula"/>
  <manifest:file-entry manifest:full-path="content.xml" manifest:media-type="text/xml"/>
  <manifest:file-entry manifest:full-path="meta.xml" manifest:media-type="text/xml"/>
  <manifest:file-entry manifest:full-path="main-3-m7/settings.xml" manifest:media-type="text/xml"/>
  <manifest:file-entry manifest:full-path="main-3-m7/content.xml" manifest:media-type="text/xml"/>
  <manifest:file-entry manifest:full-path="main-3-m7/" manifest:version="1.2" manifest:media-type="application/vnd.oasis.opendocument.formula"/>
  <manifest:file-entry manifest:full-path="Configurations2/" manifest:media-type="application/vnd.sun.xml.ui.configuration"/>
  <manifest:file-entry manifest:full-path="main-3-m5/settings.xml" manifest:media-type="text/xml"/>
  <manifest:file-entry manifest:full-path="main-3-m5/content.xml" manifest:media-type="text/xml"/>
  <manifest:file-entry manifest:full-path="main-3-m5/" manifest:version="1.2" manifest:media-type="application/vnd.oasis.opendocument.formula"/>
  <manifest:file-entry manifest:full-path="main-3-m4/settings.xml" manifest:media-type="text/xml"/>
  <manifest:file-entry manifest:full-path="main-3-m4/content.xml" manifest:media-type="text/xml"/>
  <manifest:file-entry manifest:full-path="main-3-m4/" manifest:version="1.2" manifest:media-type="application/vnd.oasis.opendocument.formula"/>
  <manifest:file-entry manifest:full-path="main-3-m2/settings.xml" manifest:media-type="text/xml"/>
  <manifest:file-entry manifest:full-path="main-3-m2/content.xml" manifest:media-type="text/xml"/>
  <manifest:file-entry manifest:full-path="main-3-m2/" manifest:version="1.2" manifest:media-type="application/vnd.oasis.opendocument.formula"/>
  <manifest:file-entry manifest:full-path="main-3-m3/settings.xml" manifest:media-type="text/xml"/>
  <manifest:file-entry manifest:full-path="main-3-m3/content.xml" manifest:media-type="text/xml"/>
  <manifest:file-entry manifest:full-path="main-3-m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319in" table:align="margins"/>
    </style:style>
    <style:style style:name="Table1.A" style:family="table-column">
      <style:table-column-properties style:column-width="6.5319in" style:rel-column-width="65535*"/>
    </style:style>
    <style:style style:name="Table2" style:family="table">
      <style:table-properties style:width="6.5319in" table:align="margins"/>
    </style:style>
    <style:style style:name="Table2.A" style:family="table-column">
      <style:table-column-properties style:column-width="6.5319in" style:rel-column-width="65535*"/>
    </style:style>
    <style:style style:name="Table3" style:family="table">
      <style:table-properties style:width="6.5319in" table:align="margins"/>
    </style:style>
    <style:style style:name="Table3.A" style:family="table-column">
      <style:table-column-properties style:column-width="3.266in" style:rel-column-width="32767*"/>
    </style:style>
    <style:style style:name="Table3.B" style:family="table-column">
      <style:table-column-properties style:column-width="3.266in" style:rel-column-width="32768*"/>
    </style:style>
    <style:style style:name="Table4" style:family="table">
      <style:table-properties style:width="6.5319in" table:align="margins"/>
    </style:style>
    <style:style style:name="Table4.A" style:family="table-column">
      <style:table-column-properties style:column-width="3.266in" style:rel-column-width="32767*"/>
    </style:style>
    <style:style style:name="Table4.B" style:family="table-column">
      <style:table-column-properties style:column-width="3.266in" style:rel-column-width="32768*"/>
    </style:style>
    <style:style style:name="Table5" style:family="table">
      <style:table-properties style:width="6.5319in" table:align="margins"/>
    </style:style>
    <style:style style:name="Table5.A" style:family="table-column">
      <style:table-column-properties style:column-width="3.266in" style:rel-column-width="32767*"/>
    </style:style>
    <style:style style:name="Table5.B" style:family="table-column">
      <style:table-column-properties style:column-width="3.266in" style:rel-column-width="32768*"/>
    </style:style>
    <style:style style:name="Table6" style:family="table">
      <style:table-properties style:width="6.5319in" table:align="margins"/>
    </style:style>
    <style:style style:name="Table6.A" style:family="table-column">
      <style:table-column-properties style:column-width="3.266in" style:rel-column-width="32767*"/>
    </style:style>
    <style:style style:name="Table6.B" style:family="table-column">
      <style:table-column-properties style:column-width="3.266in" style:rel-column-width="32768*"/>
    </style:style>
    <style:style style:name="Table7" style:family="table">
      <style:table-properties style:width="6.5319in" table:align="margins"/>
    </style:style>
    <style:style style:name="Table7.A" style:family="table-column">
      <style:table-column-properties style:column-width="3.266in" style:rel-column-width="32767*"/>
    </style:style>
    <style:style style:name="Table7.B" style:family="table-column">
      <style:table-column-properties style:column-width="3.266in" style:rel-column-width="32768*"/>
    </style:style>
    <style:style style:name="Table8" style:family="table">
      <style:table-properties style:width="6.5319in" table:align="margins"/>
    </style:style>
    <style:style style:name="Table8.A" style:family="table-column">
      <style:table-column-properties style:column-width="3.266in" style:rel-column-width="32767*"/>
    </style:style>
    <style:style style:name="Table8.B" style:family="table-column">
      <style:table-column-properties style:column-width="3.266in" style:rel-column-width="32768*"/>
    </style:style>
    <style:style style:name="Table9" style:family="table">
      <style:table-properties style:width="6.5319in" table:align="margins"/>
    </style:style>
    <style:style style:name="Table9.A" style:family="table-column">
      <style:table-column-properties style:column-width="3.266in" style:rel-column-width="32767*"/>
    </style:style>
    <style:style style:name="Table9.B" style:family="table-column">
      <style:table-column-properties style:column-width="3.266in" style:rel-column-width="32768*"/>
    </style:style>
    <style:style style:name="Table10" style:family="table">
      <style:table-properties style:width="6.5319in" table:align="margins"/>
    </style:style>
    <style:style style:name="Table10.A" style:family="table-column">
      <style:table-column-properties style:column-width="3.266in" style:rel-column-width="32767*"/>
    </style:style>
    <style:style style:name="Table10.B" style:family="table-column">
      <style:table-column-properties style:column-width="3.266in" style:rel-column-width="32768*"/>
    </style:style>
    <style:style style:name="P1" style:family="paragraph" style:parent-style-name="sty-11L">
      <style:text-properties fo:font-style="italic"/>
    </style:style>
    <style:style style:name="P2" style:family="paragraph" style:parent-style-name="date">
      <style:text-properties fo:font-size="12pt"/>
    </style:style>
    <style:style style:name="P3" style:family="paragraph" style:parent-style-name="author">
      <style:text-properties fo:font-size="12pt"/>
    </style:style>
    <style:style style:name="P4" style:family="paragraph" style:parent-style-name="Heading-1"/>
    <style:style style:name="P5" style:family="paragraph" style:parent-style-name="Heading-2"/>
    <style:style style:name="P6" style:family="paragraph" style:parent-style-name="Heading-3"/>
    <style:style style:name="T1" style:family="text">
      <style:text-properties fo:font-style="italic"/>
    </style:style>
    <style:style style:name="T2" style:family="text">
      <style:text-properties fo:font-weight="bold"/>
    </style:style>
    <style:style style:name="T3" style:family="text">
      <style:text-properties fo:font-size="17pt"/>
    </style:style>
    <style:style style:name="T4" style:family="text"/>
    <style:style style:name="fr1" style:family="graphic" style:parent-style-name="mml-inline">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margin-left="0.25in" fo:margin-right="0.25in" style:editable="tru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Hearing Faith: Music as Theology in the Spanish</text:span> <text:span text:style-name="T3">Empire</text:span></text:p>
      <text:p text:style-name="P3">Andrew A. Cashner</text:p>
      <text:p text:style-name="P2">DRAFT: June 1, 2018</text:p>
      <text:p text:style-name="newpage"/>
      <text:p text:style-name="First-line-indent"/>
      <text:p text:style-name="part">Part II <text:line-break/><text:reference-mark text:name="x1-1000II"/>Listening for Unhearable Music</text:p>
      <text:p text:style-name="clearpage"/>
      <text:h text:style-name="Heading-1" text:outline-level="1">Chapter 3 <text:line-break/><text:reference-mark text:name="x1-20003"/>Hearing the Christ-Child Sing in the “Voices of the Chapel Choir” (Puebla, 1657)</text:h>
      <text:p text:style-name="Text-body"/>
      <table:table table:name="Table1" table:style-name="Table1">
        <table:table-column table:style-name="Table1.A"/>
        <table:table-row>
          <table:table-cell office:value-type="string">
            <text:p text:style-name="P1">Por el signo a la mi re, </text:p>
          </table:table-cell>
        </table:table-row>
        <table:table-row>
          <table:table-cell office:value-type="string">
            <text:p text:style-name="P1">puestos los ojos en mi, </text:p>
          </table:table-cell>
        </table:table-row>
        <table:table-row>
          <table:table-cell office:value-type="string">
            <text:p text:style-name="sty-11L"><text:span text:style-name="T1">a la voz del padre oí</text:span> </text:p>
          </table:table-cell>
        </table:table-row>
        <table:table-row>
          <table:table-cell office:value-type="string">
            <text:p text:style-name="P1">cantar por puntos de llanto. </text:p>
          </table:table-cell>
        </table:table-row>
        <table:table-row>
          <table:table-cell office:value-type="string">
            <text:p text:style-name="sty-11L"><text:span text:style-name="T1">¡O qué</text:span> <text:span text:style-name="T1">canto! </text:span></text:p>
          </table:table-cell>
        </table:table-row>
      </table:table>
      <text:p text:style-name="Text-body"/>
      <table:table table:name="Table2" table:style-name="Table2">
        <table:table-column table:style-name="Table2.A"/>
        <table:table-row>
          <table:table-cell office:value-type="string">
            <text:p text:style-name="sty-11L">Upon the sign of <text:span text:style-name="Emphasis"><text:span text:style-name="T1">A (la, mi, re)</text:span></text:span>, </text:p>
          </table:table-cell>
        </table:table-row>
        <table:table-row>
          <table:table-cell office:value-type="string">
            <text:p text:style-name="sty-11L">with eyes placed on me [<text:span text:style-name="Emphasis"><text:span text:style-name="T1">mi</text:span></text:span>] </text:p>
          </table:table-cell>
        </table:table-row>
        <table:table-row>
          <table:table-cell office:value-type="string">
            <text:p text:style-name="sty-11L">at the voice of the Father I heard </text:p>
          </table:table-cell>
        </table:table-row>
        <table:table-row>
          <table:table-cell office:value-type="string">
            <text:p text:style-name="sty-11L">singing in tones of weeping— </text:p>
          </table:table-cell>
        </table:table-row>
        <table:table-row>
          <table:table-cell office:value-type="string">
            <text:p text:style-name="sty-11L">Oh, what a song! </text:p>
          </table:table-cell>
        </table:table-row>
      </table:table>
      <text:p text:style-name="Text-body">—Anonymous, <text:span text:style-name="Emphasis"><text:span text:style-name="T1">Voces, las de la capilla</text:span></text:span> (Puebla, 1657) </text:p>
      <text:p text:style-name="First-line-indent">On Christmas Eve 1657 in colonial Puebla, the cathedral’s tower bells had been ringing for an hour when the first voices of the Christmas liturgy began to sing at 11 p.m. Having heard the summons, the cathedral chapter was joined in a space glowing with luminaries by other clerics, professors, landowners with their slaves, and common worshippers of every caste, from Spaniards and their descendents down to indigenous people, enslaved and free Africans, and many degrees of mixture in between. Whether they came out of habit or obligation, or in sincere devotion, there was little else for them to do but listen. Fortunately the chapter had ensured that its chapelmaster, Juan Gutiérrez de Padilla, had prepared yet another sumptuous banquet of music, including chant and Latin-texted polyphony both old and new. The main attraction for many listeners, though, was the new set of Spanish villancicos. </text:p>
      <text:p text:style-name="First-line-indent">As a cantor in Puebla Cathedral was intoning a Latin sermon of Pope Saint Leo the Great—the first reading in the second Nocturne of Matins—the musical chapel was preparing to raise <text:soft-page-break/>their own voices. Holding handwritten notebooks with their individual performing parts for this year’s new cycle of villancicos, they looked to Father Padilla for their cue. When the chanting concluded with a descending cadence, Padilla made sure the chorus had the right starting pitches in their ears: he may have sung an intonation, or had someone play a chord or short improvised cadence on the organ. He raised his hand and indicated the downbeat, the start of the metrical measure, and on one side of the double-choir ensemble, the three voice parts (possibly three individual singers) of Chorus I entered on the second beat, singing the word <text:span text:style-name="Emphasis"><text:span text:style-name="T1">Voces</text:span></text:span>. The boy treble, adolescent alto, and tenor all sang this word high in their registers, and the soft harmony of the opening G-minor (<text:span text:style-name="Emphasis"><text:span text:style-name="T1">mollis</text:span></text:span>) chord hung mysteriously in the vaulted space between the columns of the new cathedral’s architectural choir. Moving in the same rhythm, following the natural accents of the poetry, the voices declaimed this text like a solemn choral recitative (music example 3.1): </text:p>
      <text:section text:style-name="Sect1" text:name="begin-end-env-1">
        <text:p text:style-name="begin-env-p"/>
        <text:p text:style-name="quote"/>
        <table:table table:name="Table3" table:style-name="Table3">
          <table:table-column table:style-name="Table3.A"/>
          <table:table-column table:style-name="Table3.B"/>
          <table:table-row>
            <table:table-cell office:value-type="string">
              <text:p text:style-name="sty-11L">Voces, las de la capilla, </text:p>
            </table:table-cell>
            <table:table-cell office:value-type="string">
              <text:p text:style-name="sty-11L">Voices of the chapel choir, </text:p>
            </table:table-cell>
          </table:table-row>
          <table:table-row>
            <table:table-cell office:value-type="string">
              <text:p text:style-name="sty-11L">cuenta con lo que se canta, </text:p>
            </table:table-cell>
            <table:table-cell office:value-type="string">
              <text:p text:style-name="sty-11L">keep count with what is sung, </text:p>
            </table:table-cell>
          </table:table-row>
          <table:table-row>
            <table:table-cell office:value-type="string">
              <text:p text:style-name="sty-11L">que es músico el Rey, y nota </text:p>
            </table:table-cell>
            <table:table-cell office:value-type="string">
              <text:p text:style-name="sty-11L">for the King is a musician, and notes </text:p>
            </table:table-cell>
          </table:table-row>
          <table:table-row>
            <table:table-cell office:value-type="string">
              <text:p text:style-name="sty-11L">las más leves disonancias </text:p>
            </table:table-cell>
            <table:table-cell office:value-type="string">
              <text:p text:style-name="sty-11L">even the most venial dissonances, </text:p>
            </table:table-cell>
          </table:table-row>
          <table:table-row>
            <table:table-cell office:value-type="string">
              <text:p text:style-name="sty-11L">a lo de Jesús infante </text:p>
            </table:table-cell>
            <table:table-cell office:value-type="string">
              <text:p text:style-name="sty-11L">after the manner of Jesus the infant prince </text:p>
            </table:table-cell>
          </table:table-row>
          <table:table-row>
            <table:table-cell office:value-type="string">
              <text:p text:style-name="sty-11L">y a lo de David monarca. </text:p>
            </table:table-cell>
            <table:table-cell office:value-type="string">
              <text:p text:style-name="sty-11L">just as in the manner of David the monarch. </text:p>
            </table:table-cell>
          </table:table-row>
        </table:table>
        <text:p text:style-name="end-env-p"/>
      </text:section>
      <text:p text:style-name="First-line-indent">The other choir remained silent for these lines, as their notated parts instructed them to heed the other chorus’s admonition and “keep count” of twenty-seven measures of rests until their entrance. </text:p>
      <text:p text:style-name="First-line-indent"/>
      <text:section text:style-name="Sect1" text:name="float">
        <text:p text:style-name="Text-body"><text:span text:style-name="caption-title">Music example 3.1</text:span><text:reference-mark text:name="x1-20011"/><text:span text:style-name="caption-title">: </text:span>Gutiérrez de Padilla, <text:span text:style-name="Emphasis"><text:span text:style-name="T1">Voces, las de la capilla</text:span></text:span>, opening </text:p>
      </text:section>
      <text:p text:style-name="First-line-indent">Some of those closest to the voices had already seen the poem in the published commemorative pamphlet; some of the seminary professors, perhaps, had even spent some time with their students puzzling over its complex wordplay. A few of them recognized the poem from <text:soft-page-break/>an earlier, but slightly different, version they had seen in an imported print of villancicos from Seville. One of them may have even heard the Seville version in person. These educated worshippers listened closely to hear how the chapelmaster, now approaching his seventieth birthday and showing signs of age, would demonstrate his mastery by realizing the poem’s musical conceits in actual music. </text:p>
      <text:p text:style-name="First-line-indent">The rest of the crowd heard and understood less, but recognized the opening conceit of <text:span text:style-name="Emphasis"><text:span text:style-name="T1">voces</text:span></text:span>, and heard distinctly the phrase <text:span text:style-name="Emphasis"><text:span text:style-name="T1">que es m</text:span></text:span><text:span text:style-name="Emphasis"><text:span text:style-name="T1">úsico el Rey</text:span></text:span> and the references to David and <text:span text:style-name="Emphasis"><text:span text:style-name="T1">Jes</text:span></text:span><text:span text:style-name="Emphasis"><text:span text:style-name="T1">ús infante</text:span></text:span>. As they looked past the choir to the newly decorated Altar of the Kings, filled with images of Christ’s birth and of celestial music, and as they heard the solemn dialogue between choirs give way to more lively music, they worked to imagine what sort of music the choir was singing about—the music of King David with his lyre, the song of the Christmas angels, or the music they were hearing this night in the heart of New Spain? </text:p>
      <text:p text:style-name="First-line-indent">Thus begins a tour-de-force of music about music, in which the composer and his ensemble take a verbal discourse about music and turn it into a musical discourse about music. This meta-musical discourse uses musical means to communicate something about music itself—and here the subject is not only that made by human performance. When the first chorus refers to “what is sung,” they are referring to more than this literal level of human performance. Instead, they point to <text:span text:style-name="Emphasis"><text:span text:style-name="T1">Jes</text:span></text:span><text:span text:style-name="Emphasis"><text:span text:style-name="T1">ús</text:span></text:span><text:span text:style-name="Emphasis"> </text:span><text:span text:style-name="Emphasis"><text:span text:style-name="T1">infante</text:span></text:span>—the child who is both the <text:span text:style-name="Emphasis"><text:span text:style-name="T1">infante</text:span></text:span> or heir of the musician-king David and who is also God made flesh as an infant, a child too young to be able to speak. </text:p>
      <text:p text:style-name="First-line-indent">The next two chapters (forming part 2) analyze and interpret two families of villancicos that represent Christ as both singer and song, inviting hearers to listen for the harmonies between earthly, heavenly, and divine forms of music. The first is <text:span text:style-name="Emphasis"><text:span text:style-name="T1">Voces, las de la capilla</text:span></text:span>, set by Juan Gutiérrez de Padilla for Puebla Cathedral in 1657; this is one version of a family with evidence for at least two previous settings. The second is <text:span text:style-name="Emphasis"><text:span text:style-name="T1">Suspended, cielos, vuestro dulce</text:span></text:span><text:span text:style-name="Emphasis"> </text:span><text:span text:style-name="Emphasis"><text:span text:style-name="T1">canto</text:span></text:span>, one of the best-attested families of villancicos, with eight documented settings of variant poetic texts in the <text:soft-page-break/>later seventeenth century; the one extant complete musical setting is by Joan Cererols of the Abbey of Montserrat, around 1660. These villancicos for Christmas connect incarnation, voice, and creation, as they invite hearers to contemplate human music-making as a reflection of Christ’s nature as the divine “Word made flesh” (Jn 1). Both textual traditions build on an ancient theological trope of Christ as <text:span text:style-name="Emphasis"><text:span text:style-name="T1">Verbum infans</text:span></text:span>—the infant, or unspeaking Word. Christ the Word does not need to speak because God is already communicating himself to humankind through the Christ-child’s incarnate body. The villancicos set by Padilla and Cererols turn this into musical theology by imagining the baby Jesus not speaking, but singing; and by considering Christ himself as the song being sung. </text:p>
      <text:p text:style-name="First-line-indent">In this chapter we will listen closely to the words and music of Padilla’s <text:span text:style-name="Emphasis"><text:span text:style-name="T1">Voces, las</text:span></text:span><text:span text:style-name="Emphasis"> </text:span><text:span text:style-name="Emphasis"><text:span text:style-name="T1">de la capilla</text:span></text:span> to understand how the Puebla chapel choir put their beliefs about music’s power into practice through musical performance, and to learn what this piece tells us about how Hispanic Catholics listened to music. This villancico and other metamusical pieces related to it, I argue, trained worshippers to listen past human music-making, to strain to hear the unhearable higher music of the divine, a music that defies human imagining. By representing the trope of Christ as singer and song through this genre of sung poetry, the piece challenges listeners to hear the divine voice through the voices of the chorus. </text:p>
      <text:p text:style-name="First-line-indent">Within a Neoplatonic theological tradition, these pieces connected faith and hearing by making Christ the Word audible through poetic and musical structures. In a sense they “incarnated” the poetry and give it material form through musical performance in a specific place and time. At the same time they point beyond sounding music to higher forms of music. Moving past even the three levels of music of Boethius (<text:span text:style-name="Emphasis"><text:span text:style-name="T1">musica instrumentalis</text:span></text:span>, <text:span text:style-name="Emphasis"><text:span text:style-name="T1">humana</text:span></text:span>, and <text:span text:style-name="Emphasis"><text:span text:style-name="T1">mundana</text:span></text:span>), metamusical pieces point to the ethereal harmonies of supernatural Heaven (<text:span text:style-name="Emphasis"><text:span text:style-name="T1">cielo</text:span></text:span><text:span text:style-name="Emphasis"> </text:span><text:span text:style-name="Emphasis"><text:span text:style-name="T1">Empyreo</text:span></text:span>, the Empyrean), including the chorus of saints and angels, the mysterious unity of the Trinity, and the dual nature of Christ as both human and divine. </text:p>
      <text:p text:style-name="First-line-indent"><text:soft-page-break/>Catholics believed that singing and listening to singing in this way could unite the human community in harmony with each other and with Christ, through the ritual of the church. The ingenuity of the structures suggests that the creators and performers of these villancicos sought primarily not to teach doctrine, but to promote doxology—glorifying God through contemplative devotion. They invite listeners to respond to the mystery of the Incarnation in awe, wonder, and adoration. They do this by first inspiring listeners to marvel at the musical virtuosity of the “voices of the chapel choir.” </text:p>
      <text:p text:style-name="First-line-indent">This chapter is a detailed study of the poetry, music, and theological context of one villancico—Padilla’ <text:span text:style-name="Emphasis"><text:span text:style-name="T1">Voces, las de la capilla</text:span></text:span>—and to a lesser degree, two other texts related to it. Some might question whether this level of attention is appropriate for a genre that many scholars have assumed functioned as little more than secular entertainment in church, a parade of stock minor-theater characters and dogmatic clichés. The more villancicos one comes to know in depth, however, the less that stereotype will seem to apply. There are just as many sophisticated villancicos as there are silly ones, and they did not serve the same functions. On the contrary, this anonymous poem and Padilla’s musical setting both demand and reward detailed analysis. </text:p>
      <text:p text:style-name="First-line-indent">In fact, that kind of close study is an extension of the same kind of contemplative listening practice the piece was designed to inculcate. The poem is cryptic even by seventeenth-century standards, but it was printed and disseminated publicly, with the intent to communicate with some audience of readers. Most likely, the poem was written specifically to be set by music, and was designed to give a composer as many musical concepts to play with as possible. Likewise, much of Padilla’s musical ingenuity would have only registered with the most well-trained listeners, but the piece was performed as part of a public liturgy that probably drew a large and varied congregation. Many people heard the piece, and even if many were puzzled by it, someone understood it—and it is possible to understand it today if we take the effort to listen closely. Modern people, though, cannot count on sharing the same conventions and understandings that <text:soft-page-break/>the poet and composer took for granted in their readers and hearers, and so the task of the modern interpreter is also to recover the lost context on which the meaning of this performative text depended in its time. </text:p>
      <text:p text:style-name="First-line-indent">Theology was a major intellectual pursuit of the Spanish and New Spanish elite, and as such it was a creative activity—not merely reciting dogmas approved by the church, but playfully seeking out ever-new ways of connecting revealed truth to observed experience. Thinking theologically in an early modern Catholic sense meant building endless chains of association and allusion among Biblical texts, writings of church fathers (patristics), medieval theologians, and the liturgy. It meant interpreting new texts in light of these old ones, and reinterpeting the old ones in light of the new. And it grew out of and reinforced a view of the world as a book waiting to be read (see <text:span text:style-name="T2">??</text:span>). One had to apply oneself to the effort of discerning how the sacred was imminent in the mundane and common.<text:reference-mark text:name="x1-2002f1"/><text:note text:id="ftn1" text:note-class="footnote"><text:note-citation>1</text:note-citation><text:note-body><text:p text:style-name="Footnote">Ireri E. Chávez-Bárcenas, “Distorting Reality: Christmas Villancicos and the Culture of Sacred Immanence in Early Seventeenth-Century Puebla de los Ángeles,” Paper presented at the Eightieth Annual Meeting of the American Musicological Society, Milwaukee, WI, Nov. 8, 2014,</text:p></text:note-body></text:note> </text:p>
      <text:p text:style-name="First-line-indent">It is the central argument of this book that devotional music provided Spanish Catholics with a way of performing theology: making and hearing music was a creative pursuit in which people sought to forge connections to God and to each other through musical structures. These same Spanish intellectuals who studied Augustine and Aquinas also learned the fundamentals of music on both theoretical and practical levels. They had read Boethius on the three levels of music described above, and they had some working knowledge of music notation—pitches and staff notation, rhythm and meter, and at least the general concept of consonance and dissonance in counterpoint. Those with more performing experience had been trained as boys in solmization in the tradition of Guido of Arezzo: they could sing the notes of the scale from <text:span text:style-name="Emphasis"><text:span text:style-name="T1">ut–re–mi</text:span></text:span> up to <text:span text:style-name="Emphasis"><text:span text:style-name="T1">la</text:span></text:span> on the three different hexachords on C (natural), F (soft/<text:span text:style-name="Emphasis"><text:span text:style-name="T1">mollis</text:span></text:span>), and G (hard/<text:span text:style-name="Emphasis"><text:span text:style-name="T1">durus</text:span></text:span>); they could name every note that could be sung by these syllables as laid out in an imagined spiral on the <text:soft-page-break/>upraised palm of the Guidonian hand, and they could go “outside the hand” for sharp and flat notes using <text:span text:style-name="Emphasis"><text:span text:style-name="T1">musica</text:span></text:span><text:span text:style-name="Emphasis"> </text:span><text:span text:style-name="Emphasis"><text:span text:style-name="T1">ficta</text:span></text:span>.<text:reference-mark text:name="x1-2003f2"/><text:note text:id="ftn2" text:note-class="footnote"><text:note-citation>2</text:note-citation><text:note-body><text:p text:style-name="Footnote">David E. Cohen, “Notes, Scales, and Modes in the Earlier Middle Ages,” in <text:span text:style-name="Emphasis">The Cambridge History of Western Music History</text:span>, ed. Thomas Christensen (Cambridge: Cambridge University Press, 2002), 307–363.</text:p></text:note-body></text:note> </text:p>
      <text:p text:style-name="First-line-indent">Metamusical villancicos brought these two domains of knowledge into a mutually illuminating relationship. Even in simply reading the poetic texts of these pieces, or hearing them read, a person must know a fair amount of music theory in order to understand the theological concepts, and vice versa. When someone performed the musical setting of this kind of text, or heard it performed, they faced an even greater challenge to understand the words as projected through the music and perceive the ways the music depicted the sense and affect of the text. </text:p>
      <text:p text:style-name="First-line-indent">The reward for taking this music seriously today as a source for historical theology about music is a richer understanding of the intellectual culture of imperial Spain and a holistic sense of how devotional music served theological and social functions in Hispanic communities, even creating relationships across the Atlantic between poets, musicians, and institutions in the mainland and in the colonial viceroyalties. In the colonial context of seventeenth-century Puebla, villancicos like this catered to the religious and social demands of a highly literate and theologically adept circle of listeners, while also making a broader appeal to the larger public. As the case studies in <text:span text:style-name="T2">??</text:span>  will demonstrate, Spanish chapelmasters used metamusical villancicos socially to prove their craft as master musicians. In this way they established links of kinship to teachers and fellow musicians who set the same or similar texts and developed the same kinds of musical-theological tropes. On the artistic level composers developed tropes for using music to represent itself, vying with each other for the most overt, symbolically meaningful, and moving displays of musical artifice. As part of a theological tradition, the pieces on themes of heavenly music manifest changing ways of thinking about the relationship between earthly music and heavenly or divine music, in the midst of shifting early modern understandings of the cosmos, the human body, and society. Even as those conceptions were changing, villancicos of the Spanish <text:soft-page-break/>Empire continued to promote and embody a Neoplatonic listening practice in which music points beyond itself to a higher, unhearable music of heavenly truth. </text:p>
      <text:h text:style-name="Heading-2" text:outline-level="2">3.1 <text:reference-mark text:name="x1-30003.1"/>“Voices of the Chapel Choir” and the “Unspeaking Word”</text:h>
      <text:p text:style-name="Text-body">Villancicos circulated in print and manuscript as poems, independently of their musical settings; and in the case of villancicos on the subject of music, it is necessary to understand the discourse about music that is presented in the poem alone before we can recognize the ways the composer has added meaning through actual music. The author of <text:span text:style-name="Emphasis"><text:span text:style-name="T1">Voces, las de la capilla</text:span></text:span>, as is the case for most villancicos, is unknown. As we will see there are multiple versions of this textual tradition, but since are primary goal is to understand Padilla’s setting from 1657 Puebla, it will be most productive to concentrate on the version of the poem that Padilla set to music. </text:p>
      <text:p text:style-name="First-line-indent">The poem is so elaborately contrived that it may seem completely unintelligible at the first encounter (poem examples 3.1 to 3.2).<text:reference-mark text:name="x1-3001f3"/><text:note text:id="ftn3" text:note-class="footnote"><text:note-citation>3</text:note-citation><text:note-body><text:p text:style-name="Footnote">Andrew A. Cashner, ed., <text:span text:style-name="Emphasis">Villancicos about Music from Seventeenth-Century Spain and New Spain</text:span>, Web Library of Seventeenth-Century Music32 (Society for Seventeenth-Century Music, 2017), 37–38, 119–132, <text:a xlink:type="simple" xlink:href="http://www.sscm-wlscm.org/" text:style-name="Internet_20_link" text:visited-style-name="Visited_20_Internet_20_Link">http://www.sscm-wlscm.org/</text:a>; Andrew A. Cashner, “Faith, Hearing, and the Power of Music in Hispanic Villancicos, 1600–1700” (PhD diss., University of Chicago, 2015), 133–203.</text:p></text:note-body></text:note> The piece demands a high level of intellectual engagement to tease out the intricate conceit, and may thus be compared with what Bernardo Illari describes as “enigma” villancicos.<text:reference-mark text:name="x1-3002f4"/><text:note text:id="ftn4" text:note-class="footnote"><text:note-citation>4</text:note-citation><text:note-body><text:p text:style-name="Footnote">Bernardo Illari, “Polychoral Culture: Cathedral Music in La Plata (Bolivia), 1680–1730” (PhD diss., University of Chicago, 2001), vol. 2, 304–308.</text:p></text:note-body></text:note> Part of its difficulty comes from the influence of the poetry of Luis de Góngora (1561–1627), who cultivated a new aesthetic that emphasized learned artifice and highly wrought dramatic effects, a style referred to as <text:span text:style-name="Emphasis"><text:span text:style-name="T1">barroco</text:span></text:span> by Spanish literary scholars.<text:reference-mark text:name="x1-3003f5"/><text:note text:id="ftn5" text:note-class="footnote"><text:note-citation>5</text:note-citation><text:note-body><text:p text:style-name="Footnote">Mary Malcolm Gaylord, “The Making of Baroque Poetry,” in <text:span text:style-name="Emphasis">The Cambridge History of Spanish Literature</text:span>, ed. David Gies (Cambridge: Cambridge University Press, 2004), 222–235; Ángel Valbuena Prat, <text:span text:style-name="Emphasis">Historia de la literatura española</text:span>, 2nd ed., 2 vols. (Barcelona: Editorial Gustavo Gili, 1946), vol. 1, 1014–1061.</text:p></text:note-body></text:note> Góngora’s role in Spanish literature is similar to that of Giambattista Marino in Italian letters, with the difference being that Góngora had a much more widespread global influence, especially in New Spain.<text:reference-mark text:name="x1-3004f6"/><text:note text:id="ftn6" text:note-class="footnote"><text:note-citation>6</text:note-citation><text:note-body><text:p text:style-name="Footnote">Martha Lilia Tenorio, <text:span text:style-name="Emphasis">El Gongorismo en Nueva España: Ensayo de restitución</text:span> (Mexico City: El Colegio de México, 2013).</text:p></text:note-body></text:note> Poets writing after the manner of Góngora reveled in arcane plays on words, contorted Latinate syntax, and multiple levels of meanings. This poem exemplifies the <text:soft-page-break/>tradition of Spanish <text:span text:style-name="Emphasis"><text:span text:style-name="T1">conceptismo</text:span></text:span>, in which the poet creates a sustained analogy between at least two different things such that the understanding of each one informs the other. Here the two elements in the conceit are music—specifically the voices of choral singing—and the Incarnate Christ at his birth. </text:p>
      <text:p text:style-name="First-line-indent"/>
      <text:section text:style-name="Sect1" text:name="Section1">
        <text:p text:style-name="Text-body"><text:span text:style-name="caption-title">Poem example 3.1</text:span><text:reference-mark text:name="x1-30051"/><text:span text:style-name="caption-title">: </text:span><text:span text:style-name="Emphasis"><text:span text:style-name="T1">Voces, las de la capilla</text:span></text:span>, from setting by Juan Gutiérrez de Padilla, Puebla, 1657 (MEX-PC: Leg. 3/3), <text:span text:style-name="Emphasis"><text:span text:style-name="T1">introducci</text:span></text:span><text:span text:style-name="Emphasis"><text:span text:style-name="T1">ón</text:span></text:span> </text:p>
      </text:section>
      <text:p text:style-name="First-line-indent"/>
      <text:section text:style-name="Sect1" text:name="Section2">
        <text:p text:style-name="Text-body"><text:span text:style-name="caption-title">Poem example 3.2</text:span><text:reference-mark text:name="x1-30062"/><text:span text:style-name="caption-title">: </text:span><text:span text:style-name="Emphasis"><text:span text:style-name="T1">Voces, las de la capilla</text:span></text:span>, from setting by Juan Gutiérrez de Padilla, Puebla, 1657, estribillo and coplas </text:p>
      </text:section>
      <text:p text:style-name="First-line-indent">The first of the two coplas provides a clear example of this technique: </text:p>
      <text:section text:style-name="Sect1" text:name="begin-end-env-2">
        <text:p text:style-name="begin-env-p"/>
        <text:p text:style-name="quote"/>
        <table:table table:name="Table4" table:style-name="Table4">
          <table:table-column table:style-name="Table4.A"/>
          <table:table-column table:style-name="Table4.B"/>
          <table:table-row>
            <table:table-cell office:value-type="string">
              <text:p text:style-name="sty-11L">Daba un niño peregrino </text:p>
            </table:table-cell>
            <table:table-cell office:value-type="string">
              <text:p text:style-name="sty-11L">A baby gave a wandering song </text:p>
            </table:table-cell>
          </table:table-row>
          <table:table-row>
            <table:table-cell office:value-type="string">
              <text:p text:style-name="sty-11L">tono al hombre y subió tanto </text:p>
            </table:table-cell>
            <table:table-cell office:value-type="string">
              <text:p text:style-name="sty-11L">to the Man, and ascended so high </text:p>
            </table:table-cell>
          </table:table-row>
          <table:table-row>
            <table:table-cell office:value-type="string">
              <text:p text:style-name="sty-11L">que en sustenidos de llanto </text:p>
            </table:table-cell>
            <table:table-cell office:value-type="string">
              <text:p text:style-name="sty-11L">that in sustained weeping </text:p>
            </table:table-cell>
          </table:table-row>
          <table:table-row>
            <table:table-cell office:value-type="string">
              <text:p text:style-name="sty-11L">dió octava arriba en un trino. </text:p>
            </table:table-cell>
            <table:table-cell office:value-type="string">
              <text:p text:style-name="sty-11L">he went up the eighth [day] into the triune. </text:p>
            </table:table-cell>
          </table:table-row>
        </table:table>
        <text:p text:style-name="end-env-p"/>
      </text:section>
      <text:p text:style-name="First-line-indent">One can read this strophe solely on the one plane referring to Christ’s Incarnation and Passion, however elliptically. In the first copla, the Christ-child gave a “wandering song” to the Man—referring to the first man, Adam, being cast out of Paradise. Christ “went up so high” in “sustained tones of weeping”—suffering on the cross for human redemption. The poem says Christ “arose on the eighth” day, a traditional way of referring to the the Resurrection on Easter Sunday. He ascended “into the triune,” the Godhead of three persons in one being.<text:reference-mark text:name="x1-3007f7"/><text:note text:id="ftn7" text:note-class="footnote"><text:note-citation>7</text:note-citation><text:note-body><text:p text:style-name="Footnote">See the entries for the numbers eight and three in Pietro Bongo [Petrus Bungus], <text:span text:style-name="Emphasis">Petri Bvngi Bergomatis Nvmerorvm Mysteria</text:span> (Paris, 1643) and Antonio Ricciardo [Antonius Ricciardus], <text:span text:style-name="Emphasis">Commentaria Symbolica</text:span> (Venice, 1591).</text:p></text:note-body></text:note> Reading this copla according to the other side of the conceit, the strophe describes a musical performance: the child intoned the <text:span text:style-name="Emphasis"><text:span text:style-name="T1">tonus peregrinus</text:span></text:span> chant formula, and, as a virtuoso singer, “he went up so high” <text:soft-page-break/>that “in a cry of sharps,” he “went up the octave in a trill.” </text:p>
      <text:p text:style-name="First-line-indent">The poet has selected musical terms with double meanings that allow listeners with musical knowledge to think about theological concepts in a new way, and vice versa. For example, the words <text:span text:style-name="Emphasis"><text:span text:style-name="T1">peregrino tono</text:span></text:span> could have called up for educated listeners a tradition of using the chant <text:span text:style-name="Emphasis"><text:span text:style-name="T1">tonus</text:span></text:span><text:span text:style-name="Emphasis"> </text:span><text:span text:style-name="Emphasis"><text:span text:style-name="T1">peregrinus</text:span></text:span> to symbolize the expectant wandering of sinful humanity waiting for the coming of Christ, as well as concepts of the Christian life as a pilgrimage.<text:reference-mark text:name="x1-3008f8"/><text:note text:id="ftn8" text:note-class="footnote"><text:note-citation>8</text:note-citation><text:note-body><text:p text:style-name="Footnote">This trope was developed through medieval sources like the allegorical commentary on the liturgy of Guillelmus Durandus, whose works were available in Puebla: Craig Wright, <text:span text:style-name="Emphasis">The Maze and the Warrior: Symbols in Architecture, Theology, and Music</text:span> (Cambridge, MA: Harvard University Press, 2001), 234.</text:p></text:note-body></text:note> The seventeenth-century Biblical interpreter Cornelius à Lapide comments that Christ was born like a “pilgrim” [<text:span text:style-name="Emphasis"><text:span text:style-name="T1">peregrinus</text:span></text:span>] on a journey in a borrowed stable, “in order to teach us to be pilgrims on earth, though actually citizens of heaven.”<text:reference-mark text:name="x1-3009f9"/><text:note text:id="ftn9" text:note-class="footnote"><text:note-citation>9</text:note-citation><text:note-body><text:p text:style-name="Footnote">Cornelius à Lapide, <text:span text:style-name="Emphasis">In Quatuor Evangelia</text:span>, Commentaria in scripturam sacram (London: J. P. Pelagaud, 1868), 884, on Jn 4: “Hoc est tentorium vel tabernaculum fixit in nobis, id est, inter nos, ad modicum tempus, quasi hospes et peregrinus in terra aliena: erat enim ipse civis, incola et dominus coeli ac paradisi.” Lapide, <text:span text:style-name="Emphasis">In Quatuor Evangelia</text:span>, 669, on Lk : “ut doceret nos in terra esse peregrinos, cives vero coeli, ut ab hoc exilio magnis virtutum passibus tendamis in coelum, ceu patriam et civitatem nostram.”</text:p></text:note-body></text:note> The composer and theorist Andrés Lorente in his 1672 music treatise takes up the “pilgrim song” trope as a moral exhortation to aspiring musicians. The musician of virtue, he says, should match the music of his compositions with “the spiritual Music of his person, cleansing his conscience, and rejoicing his soul with Divine Music, so that he may say with David [Vulgate Ps 114], ‘Your right precepts have served as songs for me in the place of my wanderings [<text:span text:style-name="Emphasis"><text:span text:style-name="T1">in loco peregrinationis</text:span></text:span><text:span text:style-name="Emphasis"> </text:span><text:span text:style-name="Emphasis"><text:span text:style-name="T1">meae</text:span></text:span>].’”<text:reference-mark text:name="x1-3010f10"/><text:note text:id="ftn10" text:note-class="footnote"><text:note-citation>10</text:note-citation><text:note-body><text:p text:style-name="Footnote">Andrés Lorente, <text:span text:style-name="Emphasis">El porqué de la música, en que se contiene los quatro artes de ella, canto llano, canto de organo, contrapvnto, y composicion</text:span> (Alcalá de Henares, 1672), 609: “la Musica espiritual de su persona, limpiando su conciencia, y alegrando su Anima con Musica diuina, para que pueda dezir con Dauid, <text:span text:style-name="Emphasis">Cantabiles mihi erant iustificationes tuae in loco peregrinationis meae</text:span>.”</text:p></text:note-body></text:note> Within this tradition, then, the villancico poem uses the name of the chant tone to present Christ himself as the song given to sinful Man in his pilgrimage. In the musical setting, Padilla quotes the chant formula literally, so that the symbol is present to the ear in both word and tone. </text:p>
      <text:p text:style-name="First-line-indent">With this preliminary understanding of the poetic technique and its rich symbolic potential, we may recognize that the central conceit of the poem is to link the “voices of the <text:soft-page-break/>chapel choir” with a higher, theological Music with a capital M, namely, the Christ-child himself. The poem evokes the musical voices of human singers, angelic choirs, ancient prophets, and even the crying voice of the newborn Christ. The overall conceit is clearest in the second copla: Christ is a divine musical “composition,” in which the divine chapelmaster “proves” his mastery at creating “consonances of a Man and God”: </text:p>
      <text:section text:style-name="Sect1" text:name="begin-end-env-3">
        <text:p text:style-name="begin-env-p"/>
        <text:p text:style-name="quote"/>
        <table:table table:name="Table5" table:style-name="Table5">
          <table:table-column table:style-name="Table5.A"/>
          <table:table-column table:style-name="Table5.B"/>
          <table:table-row>
            <table:table-cell office:value-type="string">
              <text:p text:style-name="sty-11L">Hizo alto en lo divino </text:p>
            </table:table-cell>
            <table:table-cell office:value-type="string">
              <text:p text:style-name="sty-11L">From on high in divinity, </text:p>
            </table:table-cell>
          </table:table-row>
          <table:table-row>
            <table:table-cell office:value-type="string">
              <text:p text:style-name="sty-11L">y de la máxima y breve </text:p>
            </table:table-cell>
            <table:table-cell office:value-type="string">
              <text:p text:style-name="sty-11L">of the greatest and least </text:p>
            </table:table-cell>
          </table:table-row>
          <table:table-row>
            <table:table-cell office:value-type="string">
              <text:p text:style-name="sty-11L">composición en que pruebe </text:p>
            </table:table-cell>
            <table:table-cell office:value-type="string">
              <text:p text:style-name="sty-11L">he made a composition in which to prove </text:p>
            </table:table-cell>
          </table:table-row>
          <table:table-row>
            <table:table-cell office:value-type="string">
              <text:p text:style-name="sty-11L">de un hombre y Dios consonancias. </text:p>
            </table:table-cell>
            <table:table-cell office:value-type="string">
              <text:p text:style-name="sty-11L">the consonances of a Man and God. </text:p>
            </table:table-cell>
          </table:table-row>
        </table:table>
        <text:p text:style-name="end-env-p"/>
      </text:section>
      <text:p text:style-name="First-line-indent">Christ, the poem says, is a composition through which the divine chapelmaster proves his craft. Like Spanish composers who established their superior musicianship in competition with other applicants for a position through the audition process known as <text:span text:style-name="Emphasis"><text:span text:style-name="T1">oposici</text:span></text:span><text:span text:style-name="Emphasis"><text:span text:style-name="T1">ón</text:span></text:span>, God demonstrates his mastery by creating concord between opposed elements. Christ brings together infinite and finite (“maxima and breve”), and creates a consonance to restore the discordant relationship between sinful Man and the holy God by reconciling both in his own body. </text:p>
      <text:p text:style-name="First-line-indent">The poem begins with the image of a “chapel”—that is, a musical ensemble—performing before the king, like the Spanish <text:span text:style-name="Emphasis"><text:span text:style-name="T1">Capilla Real</text:span></text:span> (quoted at the beginning of the chapter). This king “is a musician,” listening carefully for any defect in the composition or performance: “he notes even the most venial dissonances.” On the theological side of the conceit, who exactly is this king, who listens so carefully to the chapel choir’s voices? The poet explicitly connects the king to “David the monarch,” the paragon of Biblical musicians as both the traditional author of the psalms and as the founder of the first musical ensemble for worship in the ancient Hebrew temple (1 Chr 25). The poem explicitly identifies Jesus as the royal <text:span text:style-name="Emphasis"><text:span text:style-name="T1">infante</text:span></text:span>—heir to the throne. As a human, Jesus was the Messiah, heir to David’s throne; as divine, he was the Son of God, second person of the Trinity. The phrase <text:span text:style-name="Emphasis"><text:span text:style-name="T1">a lo de</text:span></text:span> (in the manner or style of) suggests that this child will be <text:soft-page-break/>no less exacting a musical taskmaster than his ancestor. </text:p>
      <text:p text:style-name="First-line-indent">It only becomes clear later in the poem that the word <text:span text:style-name="Emphasis"><text:span text:style-name="T1">infante</text:span></text:span> also points to another theological trope based on the double meaning of the Latin word <text:span text:style-name="Emphasis"><text:span text:style-name="T1">infans</text:span></text:span> as both “infant” and “unable to speak.” In this tradition, the Christ-child is <text:span text:style-name="Emphasis"><text:span text:style-name="T1">Verbum</text:span></text:span><text:span text:style-name="Emphasis"> </text:span><text:span text:style-name="Emphasis"><text:span text:style-name="T1">infans</text:span></text:span>—the “unspeaking Word,” who does not need to speak because he himself <text:span text:style-name="Emphasis"><text:span text:style-name="T1">is</text:span></text:span> the Word. This villancico’s conceit treats both the Word and the child in musical terms, so that Christ as the incarnate Word is a musical composition. The child, then is depicted not as speaking but, through his cries, as singing—making Christ both singer and song. </text:p>
      <text:p text:style-name="First-line-indent">Through this musical metaphor, the poem uses a puzzling series of music terms that are also Biblical allusions to present Christ as the theological fulfillment of the prophecies made to and through David, especially the psalms: </text:p>
      <text:section text:style-name="Sect1" text:name="begin-end-env-4">
        <text:p text:style-name="begin-env-p"/>
        <text:p text:style-name="quote"/>
        <table:table table:name="Table6" table:style-name="Table6">
          <table:table-column table:style-name="Table6.A"/>
          <table:table-column table:style-name="Table6.B"/>
          <table:table-row>
            <table:table-cell office:value-type="string">
              <text:p text:style-name="sty-11L">Puntos ponen a sus letras </text:p>
            </table:table-cell>
            <table:table-cell office:value-type="string">
              <text:p text:style-name="sty-11L">The centuries of his heroic exploits </text:p>
            </table:table-cell>
          </table:table-row>
          <table:table-row>
            <table:table-cell office:value-type="string">
              <text:p text:style-name="sty-11L">los siglos de sus hazañas. </text:p>
            </table:table-cell>
            <table:table-cell office:value-type="string">
              <text:p text:style-name="sty-11L">are putting notes to his lyrics. </text:p>
            </table:table-cell>
          </table:table-row>
          <table:table-row>
            <table:table-cell office:value-type="string">
              <text:p text:style-name="sty-11L">La clave que sobre el hombro </text:p>
            </table:table-cell>
            <table:table-cell office:value-type="string">
              <text:p text:style-name="sty-11L">The key that upon his shoulder </text:p>
            </table:table-cell>
          </table:table-row>
          <table:table-row>
            <table:table-cell office:value-type="string">
              <text:p text:style-name="sty-11L">para el treinta y tres se aguarda. </text:p>
            </table:table-cell>
            <table:table-cell office:value-type="string">
              <text:p text:style-name="sty-11L">awaits the thirty-three. </text:p>
            </table:table-cell>
          </table:table-row>
        </table:table>
        <text:p text:style-name="end-env-p"/>
      </text:section>
      <text:p text:style-name="First-line-indent">In musical terms, Christ’s life “is putting notes to his lyrics” (ll. 8–9), and thus his life is recounted with the technical vocabulary for describing a musical composition or performance. Theologically, God had promised to David an heir to sit on his throne forever and deliver his people (2 Sm 7), and through Isaiah the prophet he renewed this promise by saying that a child would be born “upon whose shoulder” would rest the “key” of divine, eternal authority (Is 22). As Biblical interpreters of the time all agreed, the complete fulfillment of these prophecies, the culmination of all God’s “centuries of heroic exploits” (l. 8) came not at Christ’s birth, but at his death and resurrection, traditionally thirty-three years (and three months and three days) later.<text:reference-mark text:name="x1-3011f11"/><text:note text:id="ftn11" text:note-class="footnote"><text:note-citation>11</text:note-citation><text:note-body><text:p text:style-name="Footnote">Lapide, <text:span text:style-name="Emphasis">In Quatuor Evangelia</text:span>, 17: “Christus enim vixit 33 annos et tres meses, qui a natali ejus exerunt usque ad Pascha.” See also the entries for the number thirty-three in Ricciardo, <text:span text:style-name="Emphasis">Commentaria Symbolica</text:span>, and Bongo, <text:span text:style-name="Emphasis">Numerorum Mysteria</text:span>. Padilla’s 1628 villancico <text:span text:style-name="Emphasis">A que… el juego es visto admirable</text:span> uses <text:span text:style-name="Emphasis">treinta y tres</text:span> (as the amount of a bet in a card game) to refer to Christ’s passion: Andrew A. Cashner, “Playing Cards at the Eucharistic Table: Music, Theology, and Society in a Corpus Christi Villancico from Colonial Mexico, 1628,” <text:span text:style-name="Emphasis">Journal of Early Modern History</text:span> 18, no. 4 (2014): 383–419.</text:p></text:note-body></text:note> In <text:soft-page-break/>musical terms, the words of David and the prophets are just the lyrics; Christ’s life is the song. The key of authority—<text:span text:style-name="Emphasis"><text:span text:style-name="T1">clave</text:span></text:span>—is the same word for clef; and it awaits “the thirty-three,” suggesting some kind of musical measure. </text:p>
      <text:p text:style-name="First-line-indent">The second section of the introduction (ll. 11–16) depicts the moment of Christ’s birth as a musical performance, in an extraordinarily cryptic passage combining music terms with theological as well as heraldic references: </text:p>
      <text:section text:style-name="Sect1" text:name="begin-end-env-5">
        <text:p text:style-name="begin-env-p"/>
        <text:p text:style-name="quote"/>
        <table:table table:name="Table7" table:style-name="Table7">
          <table:table-column table:style-name="Table7.A"/>
          <table:table-column table:style-name="Table7.B"/>
          <table:table-row>
            <table:table-cell office:value-type="string">
              <text:p text:style-name="sty-11L">Años antes la divisa, </text:p>
            </table:table-cell>
            <table:table-cell office:value-type="string">
              <text:p text:style-name="sty-11L">Years before the sign, </text:p>
            </table:table-cell>
          </table:table-row>
          <table:table-row>
            <table:table-cell office:value-type="string">
              <text:p text:style-name="sty-11L">la destreza en la esperanza, </text:p>
            </table:table-cell>
            <table:table-cell office:value-type="string">
              <text:p text:style-name="sty-11L">dexterity in hope, </text:p>
            </table:table-cell>
          </table:table-row>
          <table:table-row>
            <table:table-cell office:value-type="string">
              <text:p text:style-name="sty-11L">por sol comienza una gloria, </text:p>
            </table:table-cell>
            <table:table-cell office:value-type="string">
              <text:p text:style-name="sty-11L">with the sun [on <text:span text:style-name="Emphasis"><text:span text:style-name="T1">sol</text:span></text:span>] a “glory” begins, </text:p>
            </table:table-cell>
          </table:table-row>
          <table:table-row>
            <table:table-cell office:value-type="string">
              <text:p text:style-name="sty-11L">por mi se canta una gracia, </text:p>
            </table:table-cell>
            <table:table-cell office:value-type="string">
              <text:p text:style-name="sty-11L">upon me [<text:span text:style-name="Emphasis"><text:span text:style-name="T1">mi</text:span></text:span>] a “grace” is sung, </text:p>
            </table:table-cell>
          </table:table-row>
          <table:table-row>
            <table:table-cell office:value-type="string">
              <text:p text:style-name="sty-11L">y a medio compás la noche </text:p>
            </table:table-cell>
            <table:table-cell office:value-type="string">
              <text:p text:style-name="sty-11L">and at the half-measure, the night </text:p>
            </table:table-cell>
          </table:table-row>
          <table:table-row>
            <table:table-cell office:value-type="string">
              <text:p text:style-name="sty-11L">remeda quiebros del alba. </text:p>
            </table:table-cell>
            <table:table-cell office:value-type="string">
              <text:p text:style-name="sty-11L">imitates the trills of the dawn. </text:p>
            </table:table-cell>
          </table:table-row>
        </table:table>
        <text:p text:style-name="end-env-p"/>
      </text:section>
      <text:p text:style-name="First-line-indent">Christ was born, the poem says, “years before the sign, ‘dexterity in hope’” (<text:span text:style-name="Emphasis"><text:span text:style-name="T1">a</text:span></text:span><text:span text:style-name="Emphasis"><text:span text:style-name="T1">ños</text:span></text:span><text:span text:style-name="Emphasis"> </text:span><text:span text:style-name="Emphasis"><text:span text:style-name="T1">antes la divisa/ la destreza en la esperanza</text:span></text:span>). A <text:span text:style-name="Emphasis"><text:span text:style-name="T1">divisa</text:span></text:span> could be a sign of any kind but typically meant a heraldic device or motto, such as would appear on a crest or flag.<text:reference-mark text:name="x1-3012f12"/><text:note text:id="ftn12" text:note-class="footnote"><text:note-citation>12</text:note-citation><text:note-body><text:p text:style-name="Footnote">Sebastián de Covarrubias Orozco, <text:span text:style-name="Emphasis">Tesoro de la lengua castellana, o española</text:span> (Madrid, 1611), s.v. <text:span text:style-name="Emphasis">divisa</text:span>: “La señal que el cauallero trae para ser conocido […]. Y deuisa tanto quiere dezir como heredad que viene al hombre de parte de su padre, o de su madre, o de sus abuelos, &amp;c.”</text:p></text:note-body></text:note> Theologically the sign may refer at one level to Christ’s death on the cross and on another level to Christ himself. This is similar to the way the poet has just used “the thirty-three” to stand for Christ’s passion, and thus to connect Christ’s birth to his death. The infancy narrative in the Gospel of Luke (in the Latin Vulgate) uses the word <text:span text:style-name="Emphasis"><text:span text:style-name="T1">signum</text:span></text:span> twice: both about Christ, the first referring to his birth and the second to his death. The angel who appears to the shepherds at Christ’s birth says, “And this shall be a sign for you: you will see a baby wrapped in swaddling clothes and lying in a manger” (Lk 2). When Christ’s mother presents him at the temple, the prophet Simeon tells Mary that the child will be “a sign that will be opposed” (Lk 4). In an influential twelfth-century Christmas sermon, Saint Bernard of Clairvaux interprets these two passages together to say that Christ himself is a <text:soft-page-break/>sign (<text:span text:style-name="Emphasis"><text:span text:style-name="T1">signum</text:span></text:span>).<text:reference-mark text:name="x1-3013f13"/><text:note text:id="ftn13" text:note-class="footnote"><text:note-citation>13</text:note-citation><text:note-body><text:p text:style-name="Footnote">Bernard of Clairvaux [Bernardus Claraevallensis], <text:span text:style-name="Emphasis">In nativitate Domini</text:span>, ed. J. P. Migne, Patrologia latina183 (Paris: Migne, 1854), Sermo 4, 126C.</text:p></text:note-body></text:note> </text:p>
      <text:p text:style-name="First-line-indent">If the <text:span text:style-name="Emphasis"><text:span text:style-name="T1">divisa</text:span></text:span> means a heraldic device, then <text:span text:style-name="Emphasis"><text:span text:style-name="T1">la destreza en la esperanza</text:span></text:span> would be the text of the motto. “Dexterity in hope” sounds like a phrase from the Roman historian Tacitus, <text:span text:style-name="Emphasis"><text:span text:style-name="T1">spes in virtute, salus ex victoria</text:span></text:span>; the phrase describes a desperate moment in Caesar’s battle against the Germanic tribes on the Elbe, in which “valour was their only hope, victory their only safety.”<text:reference-mark text:name="x1-3014f14"/><text:note text:id="ftn14" text:note-class="footnote"><text:note-citation>14</text:note-citation><text:note-body><text:p text:style-name="Footnote">Tacitus, <text:span text:style-name="Emphasis">Annals</text:span> II:20, translation from Cornelius Tacitus, <text:span text:style-name="Emphasis">The Annals</text:span>, trans. A. J. Church and W. J. Brodribb (London: Macmillan, 1895), 49.</text:p></text:note-body></text:note> This <text:span text:style-name="Emphasis"><text:span text:style-name="T1">divisa</text:span></text:span> would be fitting for Christ in his struggle to save humanity. The vocabulary here (<text:span text:style-name="Emphasis"><text:span text:style-name="T1">haza</text:span></text:span><text:span text:style-name="Emphasis"><text:span text:style-name="T1">ñas</text:span></text:span>, <text:span text:style-name="Emphasis"><text:span text:style-name="T1">destreza</text:span></text:span>, <text:span text:style-name="Emphasis"><text:span text:style-name="T1">divisa</text:span></text:span>) marks Christ as a heroic warrior-king in a style that resonated with the military-influenced culture of early modern Spain. </text:p>
      <text:p text:style-name="First-line-indent">Here again he follows after his ancestor David the giant-killer (1 Sm 16).<text:reference-mark text:name="x1-3015f15"/><text:note text:id="ftn15" text:note-class="footnote"><text:note-citation>15</text:note-citation><text:note-body><text:p text:style-name="Footnote">The preface to Fray Antonio de Azevedo, <text:span text:style-name="Emphasis">Catecismo de los misterios de la fe, con la esposicion del Simbolo de los Santos Apostoles. A do se enseña, todo lo que vn fiel Cristian esta obligado a creer, y vn cura de almas a saber, para enseñar a sus ouejas</text:span> (Barcelona, 1589) uses the same kind of language to compare Charles I of Spain to King David in his battles to protect faith against heresy. Azevedo says of the Creed, “This is the sign and standard that we who are of the Lord, and vassals of the faith, are to bear” (“Y particularmente en la declaracion del Simbolo, que la Iglesia nos manda creer, que es la señal y diuisa, que los que somos del Señor, y vassallos de la Fe, emos de traer”).</text:p></text:note-body></text:note> This description also fits with the performance context of this villancico among the liturgical lessons of Christmas Matins, since the sermons of Leo the Great characterize Christ’s birth as the beginning of a battle with the devil. The word <text:span text:style-name="Emphasis"><text:span text:style-name="T1">destreza</text:span></text:span> was used for musical heroes as well, to signify virtuosity, especially compositional ingenuity.<text:reference-mark text:name="x1-3016f16"/><text:note text:id="ftn16" text:note-class="footnote"><text:note-citation>16</text:note-citation><text:note-body><text:p text:style-name="Footnote">Covarrubias Orozco, <text:span text:style-name="Emphasis">Tesoro de la lengua castellana, o española</text:span>, s.v. <text:span text:style-name="Emphasis">destreza</text:span>: “La agilidad con que se haze alguna cosa, atribuyendolo a la mano diestra” The musical sense may be seen in the title of the guitar manual, Gaspar Sanz, <text:span text:style-name="Emphasis">Instruccion de musica sobre la guitarra española y metodo de sus primeros rudimentos hasta tañerla con destreza: con dos laberintos ingeniosos, variedad de sones [. . .] con vn breve tratado para acompañar con perfeccion sobre la parte muy essencial para la guitarra, arpa y organo [. . .]</text:span> (Zaragoza, 1674). Padilla used <text:span text:style-name="Emphasis">destreza</text:span> and <text:span text:style-name="Emphasis">hazañas</text:span> together to characterize the baby Jesus as a heroic rogue in two other villancicos in the <text:span text:style-name="Emphasis">jácara</text:span> subgenre, in the cycles for Christmas 1651 (MEX-Pc: Leg. 1/2) and 1659 (poetry imprint only, US-BL: PQ7296.A1V8).</text:p></text:note-body></text:note> On the musical side of the conceit, the <text:span text:style-name="Emphasis"><text:span text:style-name="T1">divisa</text:span></text:span> could be a musical sign as well such as a meter signature. </text:p>
      <text:p text:style-name="First-line-indent">In the next lines we begin to hear this musician’s song, and the theological and musical come too close to cleanly separate. The solmization syllables <text:span text:style-name="Emphasis"><text:span text:style-name="T1">sol</text:span></text:span> and <text:span text:style-name="Emphasis"><text:span text:style-name="T1">mi</text:span></text:span> here indicate musical pitches, as well as the symbolic puns on “sun” and “me.” The “Gloria” of the angelic choirs <text:soft-page-break/>begins “on <text:span text:style-name="Emphasis"><text:span text:style-name="T1">sol</text:span></text:span>,” as many Gregorian <text:span text:style-name="Emphasis"><text:span text:style-name="T1">Gloria in excelsis</text:span></text:span> chants do. Their music also begins “with the sun”: this refers both to the tradition that Christ was born at midnight, “at the half-measure of night” (l. 15, a traditional interpretation of Ws 14–15).<text:reference-mark text:name="x1-3017f17"/><text:note text:id="ftn17" text:note-class="footnote"><text:note-citation>17</text:note-citation><text:note-body><text:p text:style-name="Footnote">Luis de Granada, <text:span text:style-name="Emphasis">Sermon en la fiesta del nascimiento de nuestro señor</text:span>, Biblioteca de autores españoles11 (1595; Madrid, 1945), 37: “Era la media noche, mas clara que el mediodía.”</text:p></text:note-body></text:note> The sun is also a symbol of Christ’s royalty, the same one used by Spain’s own king Philip IV.<text:reference-mark text:name="x1-3018f18"/><text:note text:id="ftn18" text:note-class="footnote"><text:note-citation>18</text:note-citation><text:note-body><text:p text:style-name="Footnote">For the light imagery, see also Is 6, Jn 1:14, and Ti 2:11, all featured in the liturgies of Christmas.</text:p></text:note-body></text:note> </text:p>
      <text:p text:style-name="First-line-indent">The linked terms <text:span text:style-name="Emphasis"><text:span text:style-name="T1">grace</text:span></text:span> and <text:span text:style-name="Emphasis"><text:span text:style-name="T1">glory</text:span></text:span> in these verses also refer to a pervasive tradition in theological literature such as Christmas sermons and commentaries on the Gospel infancy narratives. This tradition links the <text:span text:style-name="Emphasis"><text:span text:style-name="T1">Gloria</text:span></text:span> of the Christmas angels to the grace offered to humanity through Christ’s Incarnation, and to the glory awaiting the redeemed when they join the angels in heaven. As summarized by the interpreter Cornelius à Lapide, “Grace, therefore, is the seed of glory, and in turn glory is the consummation of grace.”<text:reference-mark text:name="x1-3019f19"/><text:note text:id="ftn19" text:note-class="footnote"><text:note-citation>19</text:note-citation><text:note-body><text:p text:style-name="Footnote">Lapide, <text:span text:style-name="Emphasis">In Quatuor Evangelia</text:span>, 878, on Jn : “In verbo quasi in fonte et cause primiginia erat vita nostra supernaturalis, puta gratiae et gloriae, ideoque ut hanc vitam nobis impetraret, incarnatus est et factus homo, ut initio dixi. Supernaturalis enim vita est duplex: inchoata per gratiam, qua homo justus per fidem, spem et charitatem servit Deo, vivitque vitam supernaturalem, in Deum supernaturaliter credendo, sperando, eumque super omnia amando: altera vita supernaturalis est consummata per gloriam, qua Beati Deo fruntur, deliciantur et beantur in aeternum.” Cf. Augustine of Hippo, <text:span text:style-name="Emphasis">Sermones de tempore</text:span>, ed. J. P. Migne, Patrologia latina38 (Paris: Migne, 1841), 98, Sermo 185, In Natali Domini 2, in connection with Rom –2.</text:p></text:note-body></text:note> </text:p>
      <text:p text:style-name="First-line-indent">Thus in the poem, as “glory is sung,” a “grace begins”: Christ’s birth is the beginning of God’s decisive action to redeem humanity, to extend his grace to them and elevate them to share in his glory. The “thirty-three” marks the completion of that saving work in Christ’s death and resurrection. </text:p>
      <text:p text:style-name="First-line-indent">The introduction and response have used musical terms with theological connotations, and vice versa, to establish the concept of Christ as a musician-king, heir to David. The voices in this section have been those of the chapel choir singing in the present about Christ’s birth, and the voices of David and the prophets pointing to Christ the <text:span text:style-name="Emphasis"><text:span text:style-name="T1">infante</text:span></text:span>, who will fulfill their words by <text:span text:style-name="Emphasis"><text:span text:style-name="T1">being</text:span></text:span> the Word. Christ as son of David and son of God (that is, both human and divine) will complete God’s heroic work and save humanity through his life and death. </text:p>
      <text:p text:style-name="First-line-indent"><text:soft-page-break/>Now, in the estribillo (ll. 17–33), the poem evokes the musical voices at the moment of Christ’s birth: </text:p>
      <text:section text:style-name="Sect1" text:name="begin-end-env-6">
        <text:p text:style-name="begin-env-p"/>
        <table:table table:name="Table8" table:style-name="Table8">
          <table:table-column table:style-name="Table8.A"/>
          <table:table-column table:style-name="Table8.B"/>
          <table:table-row>
            <table:table-cell office:value-type="string">
              <text:p text:style-name="Standard">Y a trechos las distancias </text:p>
            </table:table-cell>
            <table:table-cell office:value-type="string">
              <text:p text:style-name="Standard">And from afar, the intervals </text:p>
            </table:table-cell>
          </table:table-row>
          <table:table-row>
            <table:table-cell office:value-type="string">
              <text:p text:style-name="Standard">en uno y otro coro, </text:p>
            </table:table-cell>
            <table:table-cell office:value-type="string">
              <text:p text:style-name="Standard">in one choir and then the other, </text:p>
            </table:table-cell>
          </table:table-row>
          <table:table-row>
            <table:table-cell office:value-type="string">
              <text:p text:style-name="Standard">grave, suave y sonoro, </text:p>
            </table:table-cell>
            <table:table-cell office:value-type="string">
              <text:p text:style-name="Standard">solemn, mild, and resonant, </text:p>
            </table:table-cell>
          </table:table-row>
          <table:table-row>
            <table:table-cell office:value-type="string">
              <text:p text:style-name="Standard">hombres y brutos y Dios, </text:p>
            </table:table-cell>
            <table:table-cell office:value-type="string">
              <text:p text:style-name="Standard">men, animals, and God, </text:p>
            </table:table-cell>
          </table:table-row>
          <table:table-row>
            <table:table-cell office:value-type="string">
              <text:p text:style-name="Standard">tres a tres y dos a dos, </text:p>
            </table:table-cell>
            <table:table-cell office:value-type="string">
              <text:p text:style-name="Standard">three by three and two by two, </text:p>
            </table:table-cell>
          </table:table-row>
          <table:table-row>
            <table:table-cell office:value-type="string">
              <text:p text:style-name="Standard">uno a uno, </text:p>
            </table:table-cell>
            <table:table-cell office:value-type="string">
              <text:p text:style-name="Standard">one by one, </text:p>
            </table:table-cell>
          </table:table-row>
          <table:table-row>
            <table:table-cell office:value-type="string">
              <text:p text:style-name="Standard">y aguardan tiempo oportuno, </text:p>
            </table:table-cell>
            <table:table-cell office:value-type="string">
              <text:p text:style-name="Standard">they all await the opportune time, </text:p>
            </table:table-cell>
          </table:table-row>
          <table:table-row>
            <table:table-cell office:value-type="string">
              <text:p text:style-name="Standard">quién antes del tiempo fue. </text:p>
            </table:table-cell>
            <table:table-cell office:value-type="string">
              <text:p text:style-name="Standard">the one who was before all time. </text:p>
            </table:table-cell>
          </table:table-row>
          <table:table-row>
            <table:table-cell office:value-type="string">
              <text:p text:style-name="Standard">Por el signo a la mi re, </text:p>
            </table:table-cell>
            <table:table-cell office:value-type="string">
              <text:p text:style-name="Standard">Upon the sign of <text:span text:style-name="Emphasis"><text:span text:style-name="T1">A (la, mi, re)</text:span></text:span> </text:p>
            </table:table-cell>
          </table:table-row>
          <table:table-row>
            <table:table-cell office:value-type="string">
              <text:p text:style-name="Standard">puestos los ojos en mi, </text:p>
            </table:table-cell>
            <table:table-cell office:value-type="string">
              <text:p text:style-name="Standard">with eyes placed on me [<text:span text:style-name="Emphasis"><text:span text:style-name="T1">mi</text:span></text:span>] </text:p>
            </table:table-cell>
          </table:table-row>
          <table:table-row>
            <table:table-cell office:value-type="string">
              <text:p text:style-name="Standard">a la voz del padre oí </text:p>
            </table:table-cell>
            <table:table-cell office:value-type="string">
              <text:p text:style-name="Standard">at the voice of the Father I heard </text:p>
            </table:table-cell>
          </table:table-row>
          <table:table-row>
            <table:table-cell office:value-type="string">
              <text:p text:style-name="Standard">cantar por puntos de llanto. </text:p>
            </table:table-cell>
            <table:table-cell office:value-type="string">
              <text:p text:style-name="Standard">singing in tones of weeping— </text:p>
            </table:table-cell>
          </table:table-row>
          <table:table-row>
            <table:table-cell office:value-type="string">
              <text:p text:style-name="Standard">¡O qué canto! </text:p>
            </table:table-cell>
            <table:table-cell office:value-type="string">
              <text:p text:style-name="Standard">Oh, what a song! </text:p>
            </table:table-cell>
          </table:table-row>
          <table:table-row>
            <table:table-cell office:value-type="string">
              <text:p text:style-name="Standard">tan de oír y de admirar, </text:p>
            </table:table-cell>
            <table:table-cell office:value-type="string">
              <text:p text:style-name="Standard">as much to hear as to admire, </text:p>
            </table:table-cell>
          </table:table-row>
          <table:table-row>
            <table:table-cell office:value-type="string">
              <text:p text:style-name="Standard">tan de admirar y de oír. </text:p>
            </table:table-cell>
            <table:table-cell office:value-type="string">
              <text:p text:style-name="Standard">as much to admire as to hear! </text:p>
            </table:table-cell>
          </table:table-row>
          <table:table-row>
            <table:table-cell office:value-type="string">
              <text:p text:style-name="Standard">Todo en el hombre es subir </text:p>
            </table:table-cell>
            <table:table-cell office:value-type="string">
              <text:p text:style-name="Standard">Everything in Man is to ascend </text:p>
            </table:table-cell>
          </table:table-row>
          <table:table-row>
            <table:table-cell office:value-type="string">
              <text:p text:style-name="Standard">y todo en Dios es bajar. </text:p>
            </table:table-cell>
            <table:table-cell office:value-type="string">
              <text:p text:style-name="Standard">and everything in God is to descend. </text:p>
            </table:table-cell>
          </table:table-row>
        </table:table>
        <text:p text:style-name="end-env-p"/>
      </text:section>
      <text:p text:style-name="First-line-indent">Here the musical terms are used less as metaphors for theological concepts (as was the case for <text:span text:style-name="Emphasis"><text:span text:style-name="T1">divisa</text:span></text:span> and <text:span text:style-name="Emphasis"><text:span text:style-name="T1">destreza</text:span></text:span>) and more to imagine actual music-making. In other words, <text:span text:style-name="Emphasis"><text:span text:style-name="T1">destreza</text:span></text:span> referred to Christ’s virtuosity in “putting notes to [David’s] lyrics,” but all this was a way of referring to Christ’s saving life and death as the fulfillment of prophecy. In the estribillo, by contrast, the text uses musical terms to describe musical performance: it brings together the whole creation in praise of Christ, panning down from the celestial music of the spheres (<text:span text:style-name="Emphasis"><text:span text:style-name="T1">las</text:span></text:span><text:span text:style-name="Emphasis"> </text:span><text:span text:style-name="Emphasis"><text:span text:style-name="T1">distancias</text:span></text:span> or intervals, a technical term in both astronomy and music), to the polychoral ensemble of “men and beasts” (<text:span text:style-name="Emphasis"><text:span text:style-name="T1">hombres y brutos</text:span></text:span>, l. 20) joining the angels. Like all poetry about music, this representation of music draws on the poet’s experience of actual, contemporary music—thus the spheres sing “in one choir and the other” (<text:span text:style-name="Emphasis"><text:span text:style-name="T1">en uno y otro coro</text:span></text:span>, l. 18), like Spain’s polychoral ensembles. </text:p>
      <text:p text:style-name="First-line-indent">The numbers here (“three by three, two by two, one by one”) at the most literal level would seem to refer to the number of voices in a musical texture, and indeed Padilla picks up on this cue in arranging the voices for his musical setting of this passage. These numbers, like “the <text:soft-page-break/>thirty-three,” also have theological significance in the traditions of interpretation around Christ’s nativity, with a wide range of possible meanings. “Two by two” would seem to be a reference to the animals on Noah’s Ark (Gn ), here referring not only to the animals in the stable, but also to the whole scene as a picture of the Christian church, a symbolic connection going back to the first century (1 Pt 8–22).<text:reference-mark text:name="x1-3021f20"/><text:note text:id="ftn20" text:note-class="footnote"><text:note-citation>20</text:note-citation><text:note-body><text:p text:style-name="Footnote">Augustine of Hippo, <text:span text:style-name="Emphasis">De civitate Dei</text:span>, ed. J. P. Migne, Patrologia latina41 (Paris: Migne, 1841), 15.</text:p></text:note-body></text:note> “Three by three” probably refers to the traditional nine ranks of angelic choirs.<text:reference-mark text:name="x1-3022f21"/><text:note text:id="ftn21" text:note-class="footnote"><text:note-citation>21</text:note-citation><text:note-body><text:p text:style-name="Footnote">See the entry for the number nine in Bongo, <text:span text:style-name="Emphasis">Numerorum Mysteria</text:span>; an example of the trope of the nine-rank angelic choir is the angelic canon for nine choirs of angels on the frontispiece of Athanasius Kircher, <text:span text:style-name="Emphasis">Mvsvrgia vniversalis, sive Ars magna consoni et dissoni in X. libros digesta</text:span> (Rome, 1650).</text:p></text:note-body></text:note> “One by one” could refer to humans or to Christ himself, particularly his union of divine and human in a single body. It is also possible that these lines form a chiastic or ring structure, such that “three by three” refers to the triune God, “two by two” refers to animals, and “one by one” refers to humans, who must enter the kingdom of God single-file: </text:p>
      <text:section text:style-name="Sect1" text:name="begin-end-env-7">
        <text:p text:style-name="begin-env-p"/>
        <text:p text:style-name="center"/>
        <table:table table:name="Table9" table:style-name="Table9">
          <table:table-column table:style-name="Table9.A"/>
          <table:table-column table:style-name="Table9.B"/>
          <table:table-row>
            <table:table-cell office:value-type="string">
              <text:p text:style-name="sty-11L">Who? </text:p>
            </table:table-cell>
            <table:table-cell office:value-type="string">
              <text:p text:style-name="sty-11L">How Many? </text:p>
            </table:table-cell>
          </table:table-row>
          <table:table-row>
            <table:table-cell office:value-type="string">
              <text:p text:style-name="sty-11L">Dios </text:p>
            </table:table-cell>
            <table:table-cell office:value-type="string">
              <text:p text:style-name="sty-11L">tres a tres </text:p>
            </table:table-cell>
          </table:table-row>
          <table:table-row>
            <table:table-cell office:value-type="string">
              <text:p text:style-name="sty-11L">brutos </text:p>
            </table:table-cell>
            <table:table-cell office:value-type="string">
              <text:p text:style-name="sty-11L">dos a dos </text:p>
            </table:table-cell>
          </table:table-row>
          <table:table-row>
            <table:table-cell office:value-type="string">
              <text:p text:style-name="sty-11L">hombres </text:p>
            </table:table-cell>
            <table:table-cell office:value-type="string">
              <text:p text:style-name="sty-11L">uno a uno </text:p>
            </table:table-cell>
          </table:table-row>
        </table:table>
        <text:p text:style-name="end-env-p"/>
      </text:section>
      <text:p text:style-name="First-line-indent">Thus far the poet has directed the listener’s ear from attending to the chapel choir singing in the present, to the ancient temple choir of David and the voices of prophets through the centuries, and up to the moment when the angels led the song of Gloria at Christ’s birth. But all these voices, the poem now says, have been “awaiting the opportune time, the one who was before all time” (ll. 24–25). The true music of Christmas is Christ himself, and thus the next lines represent the voice of the baby Jesus. The musical imagery here continues the conceit of the King as musician, a <text:span text:style-name="Emphasis"><text:span text:style-name="T1">padre</text:span></text:span> (father, priest) like most Spanish chapelmasters including Padilla. He either sounds the pitch <text:span text:style-name="Emphasis"><text:span text:style-name="T1">A</text:span></text:span><text:span text:style-name="Emphasis"> </text:span><text:span text:style-name="Emphasis"><text:span text:style-name="T1">(la, mi, re)</text:span></text:span> in Guidonian solmization with his voice as a tuning note (the same one used today), or sings an intonation on that note as a cantor would do. </text:p>
      <text:p text:style-name="First-line-indent">In this section, the poem emphasizes the act of hearing voices through its grammatical <text:soft-page-break/>structure. In the first fifteen lines of the estribillo there are only two simple verbs that are not participles or part of a dependent clause: <text:span text:style-name="Emphasis"><text:span text:style-name="T1">aguardan</text:span></text:span> in l. 23 and <text:span text:style-name="Emphasis"><text:span text:style-name="T1">o</text:span></text:span><text:span text:style-name="Emphasis"><text:span text:style-name="T1">í</text:span></text:span> (I heard) in l. 27. The first, <text:span text:style-name="Emphasis"><text:span text:style-name="T1">aguardan</text:span></text:span>, follows six verses describing the spheres, angels, men, and beasts, who all “await” the time of Christ’s birth. After this, three more verses build up to <text:span text:style-name="Emphasis"><text:span text:style-name="T1">a la voz del padre o</text:span></text:span><text:span text:style-name="Emphasis"><text:span text:style-name="T1">í</text:span></text:span> (at the voice of the Father I heard). This is the only use of the first person in the poem. From the opening invocation of <text:span text:style-name="Emphasis"><text:span text:style-name="T1">voces</text:span></text:span>, the reader has to wait all this time for a simple reference to hearing. The word <text:span text:style-name="Emphasis"><text:span text:style-name="T1">o</text:span></text:span><text:span text:style-name="Emphasis"><text:span text:style-name="T1">í</text:span></text:span> makes the reader a hearer, and situates the act of listening imaginatively in the middle of the nativity scene, surrounded by the chorus of creation. </text:p>
      <text:p text:style-name="First-line-indent">What did the speaker hear? Singing, he says, in a song (<text:span text:style-name="Emphasis"><text:span text:style-name="T1">cantar por puntos de</text:span></text:span><text:span text:style-name="Emphasis"> </text:span><text:span text:style-name="Emphasis"><text:span text:style-name="T1">llanto/ O qúe canto</text:span></text:span>, ll. 29–30). <text:span text:style-name="Emphasis"><text:span text:style-name="T1">Cantar</text:span></text:span> can mean both the act of singing and the thing sung, surely a purposeful ambiguity. But this is not the song of the creation chorus; rather this is what they were awaiting—the voice of Christ. That voice sings in <text:span text:style-name="Emphasis"><text:span text:style-name="T1">puntos de llanto</text:span></text:span> (tones of weeping); musically this seems to play on <text:span text:style-name="Emphasis"><text:span text:style-name="T1">puntos de</text:span></text:span><text:span text:style-name="Emphasis"> </text:span><text:span text:style-name="Emphasis"><text:span text:style-name="T1">canto llano</text:span></text:span> (plainchant), while theologically the reference to tears, like other elements of the poem, points to Christ’s suffering. This connects Christ’s cries at his birth with the “loud voice” with which he died (Mk 17). Another translation of the contorted syntax here might suggest that the poetic speaker actually “heard the voice of the Father singing,” that is, <text:span text:style-name="Emphasis"><text:span text:style-name="T1">through</text:span></text:span> the voice of the child. This could also be a reference to the heavenly voice heard at Christ’s baptism.<text:reference-mark text:name="x1-3023f22"/><text:note text:id="ftn22" text:note-class="footnote"><text:note-citation>22</text:note-citation><text:note-body><text:p text:style-name="Footnote">Mt 3–17; Mk 1:9–11; Lk 3:21–22.</text:p></text:note-body></text:note> This song is “as much to be seen (or admired) as to be heard”—because the song and the singer are one and the same. </text:p>
      <text:p text:style-name="First-line-indent">The song at the center of this poem’s concentric circles of voices is the Christ-child himself. If the song is Christ, then, “the sign of <text:span text:style-name="Emphasis"><text:span text:style-name="T1">A (la, mi, re)</text:span></text:span>” is not just a reference to musical tuning; it connects to the <text:span text:style-name="Emphasis"><text:span text:style-name="T1">divisa</text:span></text:span> of the introduction to present Christ himself as a sign. The use of the letter A here calls up rich theological resonances, since Christ uses the first and last letters of the Greek alphabet to describe himself in the Revelation to John: “I am the Alpha and the Omega, <text:soft-page-break/>the first and the last, the beginning and the end” (Rv 23).<text:reference-mark text:name="x1-3024f23"/><text:note text:id="ftn23" text:note-class="footnote"><text:note-citation>23</text:note-citation><text:note-body><text:p text:style-name="Footnote">See also Rv 1:8, 21:6.</text:p></text:note-body></text:note> The Latin Vulgate, following the original Greek, simply uses the Greek letter <draw:frame draw:style-name="fr1" draw:name="mobj-2" text:anchor-type="as-char" svg:width="0.1811in" svg:height="0.1839in" draw:z-index="0"><draw:object xlink:href="./main-3-m2" xlink:type="simple" xlink:show="embed" xlink:actuate="onLoad"/><draw:image xlink:href="./ObjectReplacements/main-3-m2" xlink:type="simple" xlink:show="embed" xlink:actuate="onLoad"/></draw:frame><text:s/>here, not spelled out. In Catholic theology, Christ is “first” and “the beginning” because, as the Nicene Creed declares, he was “begotten of the father before all ages.”<text:reference-mark text:name="x1-3025f24"/><text:note text:id="ftn24" text:note-class="footnote"><text:note-citation>24</text:note-citation><text:note-body><text:p text:style-name="Footnote">Catholic Church, <text:span text:style-name="Emphasis">Catechismus ex decreto sacrosancti Concilii Tridentini: iussu Pij V. pontif. max. editus</text:span> (London, 1614), 42: “ex patre natum ante omnia secula.”</text:p></text:note-body></text:note> Thus in the villancico the reference to the “sign of A” follows the description of Christ as “the one who was before all time” (l. 24). The time symbolism works on a musical level as well, but the “sign of A” also suggests that the musical pitch A is meant to represent Christ himself. As will be argued below, the Spanish phoneme <text:span text:style-name="Emphasis"><text:span text:style-name="T1">a</text:span></text:span> (pronounced <text:span text:style-name="Emphasis"><text:span text:style-name="T1">ah</text:span></text:span>) may also evoke the wordless cry of the baby Jesus as a form of music. </text:p>
      <text:p text:style-name="First-line-indent">The estribillo concludes with the couplet, “Everything in Man is to ascend/ and everything in God is to descend” (ll. 32–33). Because the estribillo is repeated after the coplas, this line also ends the whole text in performance. These verses uses the musical structure of rising and falling musical lines (in modern theoretical terms, a voice exchange) to epitomize the theology of incarnation as an exchange between God and humanity. This concept was repeated in every theological text on Christ’s birth. As Lapide’s commentary expresses the idea, Christ “lowered himself to the earth and flesh, in order to lift us up to heaven. ‘Therefore,’ says Saint Anselm, ‘God was made man, in order that man might be made God.’”<text:reference-mark text:name="x1-3026f25"/><text:note text:id="ftn25" text:note-class="footnote"><text:note-citation>25</text:note-citation><text:note-body><text:p text:style-name="Footnote">Lapide, <text:span text:style-name="Emphasis">In Quatuor Evangelia</text:span>, 670, on Lk : “Depressit se in terram et carnem, ut nos eveheret in coelum. <text:span text:style-name="Emphasis">Ideo</text:span>, ait S. Anselm, <text:span text:style-name="Emphasis">Deus factus est homo, ut homo fieret Deus</text:span>.”</text:p></text:note-body></text:note> To sum up this reading of the poem, then, the villancico began by drawing listeners’ attention to the voices of Christmas, and exhorting the singing voices of the chapel choir to take note of their own singing while also listening for “what is sung” on a higher level. The piece connects Christ and David as musician-kings, with Christ as the song that puts the prophetic “lyrics” of David and other Scriptural authors to music. After long waiting, at the “opportune time,” Christ was born into the world to begin a battle “in hope,” a virtuoso performance fulfilled in his death and resurrection at “the <text:soft-page-break/>thirty-three,” upon the “sign” of the cross. Christ himself is the incarnate Word, and his infant cries are the true “sign of A,” the “song” that sets the tone for all the other voices, “in one choir and another” of the Christmas manger, and at the Christmas liturgy in the time of the villancico’s performance. </text:p>
      <text:h text:style-name="Heading-2" text:outline-level="2">3.2 <text:reference-mark text:name="x1-40003.2"/>Music about Music in the Voices of Puebla’s Chapel Choir</text:h>
      <text:p text:style-name="Text-body">The poem sets up a chain of echoes, in which what God spoke through the voices of David and the other prophets reverberates in the song of the angels at the first Christmas and especially the voice of the Christ-child. Ultimately all this resounds through the actual “voices of the chapel choir” singing in the present. When Juan Gutiérrez de Padilla “puts notes to his lyrics,” he uses his compositional ingenuity, and calls upon the virtuosity of his performers, to turn a series of poetic conceits <text:span text:style-name="Emphasis"><text:span text:style-name="T1">about</text:span></text:span> music into actual sounding music that worshippers could hear. Listeners whose ears were well trained spiritually and musically could discern the higher levels of music through the sounding forms. </text:p>
      <text:p text:style-name="First-line-indent">Padilla crafts musical structures that clearly project the formal structure of the poem at the levels of grammar, phrasing, and metrical patterns. He presents the words clearly according to their prosody and grammatical structure, and sets them to memorable melodic and rhythmic patterns. This aspect of vocal music may be termed text projection. This approach fits with the aesthetic that prevailed in Catholic music after Trent, which valorized clarity in projecting the words through music. The text-driven approach also shows the influence of Spanish popular and theatrical traditions of singing poetry, especially practices of adapting stock melodic formulas for singing <text:span text:style-name="Emphasis"><text:span text:style-name="T1">romance</text:span></text:span> poetry. </text:p>
      <text:p text:style-name="First-line-indent">In addition to projecting the text in a way that made it intelligible, Padilla also uses two other text-setting techniques—text depiction and text expression.<text:reference-mark text:name="x1-4001f26"/><text:note text:id="ftn26" text:note-class="footnote"><text:note-citation>26</text:note-citation><text:note-body><text:p text:style-name="Footnote">Peter J. Burkholder, Donald Jay Grout, and Claude V. Palisca, <text:span text:style-name="Emphasis">A History of Western Music</text:span>, 9th edition (New York: Norton, 2014), 207 defines <text:span text:style-name="Emphasis">text depiction</text:span> as “using musical gestures to reinforce visual images in the text,” and <text:span text:style-name="Emphasis">text expression</text:span> as “conveying through music the emotions or overall mood suggested by the text,” and identifies these as “two principal ways that music can reflect the meaning of the words, both of which became common in the sixteenth century.” I add to these terms the concept of text projection, and my conceptions of depiction and expression are somewhat broader: in particular, depiction need not only be limited to “visual images” but includes numerological symbols, puns, and other such figures.</text:p></text:note-body></text:note> The composer depicts the <text:soft-page-break/>meaning of the words through musical symbols and figures that correspond to concepts and imagery in the text. These include the same kind of “madrigalisms” favored in sixteenth-century Italy and Spain, as well as more arcane devices like numerological symbols of an even older vintage. </text:p>
      <text:p text:style-name="First-line-indent">In the technique of text expression, the composer goes beyond illustrating the text and uses different stylistic registers and topics (that is, allusions to other pre-existing types of music) to convey the meaning and feeling of the text. The composer dramatizes the text and uses music to heighten its rhetorical power. Text expression instills an affective experience in listeners that matches with the goals of the poem. Any vocal piece contains some element of text projection, depiction, and expression; and these aspects often overlap. </text:p>
      <text:p text:style-name="First-line-indent">In the case of this villancico, Padilla <text:span text:style-name="Emphasis"><text:span text:style-name="T1">projects</text:span></text:span> the text at the large scale through the formal structure of sections and harmonic motion; and at the small scale through nuances of phrasing and rhythmic emphasis. He <text:span text:style-name="Emphasis"><text:span text:style-name="T1">depicts</text:span></text:span> the text by matching the musical conceits of the poem with musical figures that correspond literally—essentially, puns. The level of text painting seems to be Padilla’s main focus in this piece, but he also <text:span text:style-name="Emphasis"><text:span text:style-name="T1">expresses</text:span></text:span> the text through contrasting styles with different affective associations, shaping the piece to build to a dramatic climax. </text:p>
      <text:p text:style-name="Text-body"/>
      <text:h text:style-name="Heading-3" text:outline-level="3"><text:reference-mark text:name="x1-50003.2"/>Projecting the Words</text:h>
      <text:p text:style-name="Text-body">Padilla projects the structure of the text through the distinct sections of his setting. The poem begins with an introductory section, which will be useful to label <text:span text:style-name="Emphasis"><text:span text:style-name="T1">introducci</text:span></text:span><text:span text:style-name="Emphasis"><text:span text:style-name="T1">ón</text:span></text:span> as many poetry imprints of other villancicos do. This section consists of two six-line strophes, each followed by the same <text:span text:style-name="Emphasis"><text:span text:style-name="T1">respuesta</text:span></text:span> or response of a four-line strophe. The placement of rests and repeat markings in the performing parts makes clear that the response is sung after each of the <text:soft-page-break/>six-line strophes. An <text:span text:style-name="Emphasis"><text:span text:style-name="T1">estribillo</text:span></text:span> follows, which is repeated after the two <text:span text:style-name="Emphasis"><text:span text:style-name="T1">coplas</text:span></text:span>. Each of these sections is demarcated in the music with silence and a change of texture, style, and rhythmic movement to match each part of the text. </text:p>
      <text:p text:style-name="First-line-indent">The piece’s harmonic structure further helps articulate the form of the poem. The piece is in mode I, in <text:span text:style-name="Emphasis"><text:span text:style-name="T1">cantus mollis</text:span></text:span>—that is, the one flat in the key signature transposes the mode up a fourth; the final is on G and the Tenor parts have a mostly authentic ambitus. The internal cadences in the introduction are on G (m. 19), D (m. 27), and G (m. 44); and the cadences at the end of the estribillo and of both coplas are also on G. These cadence points are in line with the prescriptions of contemporary theorists for modal counterpoint.<text:reference-mark text:name="x1-5001f27"/><text:note text:id="ftn27" text:note-class="footnote"><text:note-citation>27</text:note-citation><text:note-body><text:p text:style-name="Footnote">Pedro Cerone, <text:span text:style-name="Emphasis">El melopeo y maestro</text:span> (Naples, 1613), 873–882, 883–885, 907–912; Cristle Collins Judd, “Renaissance Modal Theory: Theoretical, Compositional, and Editorial Perspectives,” in Christensen, <text:span text:style-name="Emphasis">The Cambridge History of Western Music History</text:span>, 364–406; Gregory Barnett, “Tonal Organization in Seventeenth-Century Music Theory,” in Christensen, <text:span text:style-name="Emphasis">The Cambridge History of Western Music History</text:span>, 407–455.</text:p></text:note-body></text:note> Padilla uses those conventions to punctuate the sections of the poem and make its grammatical and rhetorical structure clear to listeners. </text:p>
      <text:p text:style-name="First-line-indent">The composer has paid close attention to both metrical patterns and details of accentuation and diction, at the levels of strophes, verses, and individual words. Padilla begins the piece with the voices of the first choir moving together rhythmically to declaim the words in something like choral recitative. Padilla sets the first two lines of poetry (mm. 1–10) with relatively long note values on the stressed syllables, creating a deliberate, careful tone that embodies the poetic exhortation to “pay attention” to what is sung. For this poetry in <text:span text:style-name="Emphasis"><text:span text:style-name="T1">romance</text:span></text:span> meter, Padilla has the singers declaim the eight-syllable lines in pairs, with emphasis on the assonant even-numbered lines. He has the singers pause briefly between verse pairs, and punctuates the assonant lines with clear points of harmonic arrival. He articulates the end of the strophes in the introduction with full cadences. Padilla’s setting thus aurally projects the text as though it were arranged like this: </text:p>
      <text:section text:style-name="Sect1" text:name="begin-end-env-8">
        <text:p text:style-name="begin-env-p"/>
        <text:p text:style-name="quote"><text:soft-page-break/></text:p>
        <table:table table:name="Table10" table:style-name="Table10">
          <table:table-column table:style-name="Table10.A"/>
          <table:table-column table:style-name="Table10.B"/>
          <table:table-row>
            <table:table-cell office:value-type="string">
              <text:p text:style-name="sty-11L">Voces, las de la capilla, </text:p>
            </table:table-cell>
            <table:table-cell office:value-type="string">
              <text:p text:style-name="sty-11L">cuenta con lo que se canta, </text:p>
            </table:table-cell>
          </table:table-row>
          <table:table-row>
            <table:table-cell office:value-type="string">
              <text:p text:style-name="sty-11L">que es músico el rey, y nota </text:p>
            </table:table-cell>
            <table:table-cell office:value-type="string">
              <text:p text:style-name="sty-11L">las más breves disonancias </text:p>
            </table:table-cell>
          </table:table-row>
          <table:table-row>
            <table:table-cell office:value-type="string">
              <text:p text:style-name="sty-11L">a lo de Jesús infante </text:p>
            </table:table-cell>
            <table:table-cell office:value-type="string">
              <text:p text:style-name="sty-11L">y a lo de David monarca. </text:p>
            </table:table-cell>
          </table:table-row>
        </table:table>
        <text:p text:style-name="end-env-p"/>
      </text:section>
      <text:p text:style-name="First-line-indent">This structure mirrors the pattern of <text:span text:style-name="Emphasis"><text:span text:style-name="T1">romance</text:span></text:span> poetry as heard, rather than as written in the narrow columns of villancico imprints. In the national epic of medieval Spain, the <text:span text:style-name="Emphasis"><text:span text:style-name="T1">Cantar de m</text:span></text:span><text:span text:style-name="Emphasis"><text:span text:style-name="T1">ío Cid</text:span></text:span>, the <text:span text:style-name="Emphasis"><text:span text:style-name="T1">romance</text:span></text:span> meter is arranged the same way, in sixteen-syllable lines, with a <text:span text:style-name="Emphasis"><text:span text:style-name="T1">caesura</text:span></text:span> in the middle and assonance at the end.<text:reference-mark text:name="x1-5002f28"/><text:note text:id="ftn28" text:note-class="footnote"><text:note-citation>28</text:note-citation><text:note-body><text:p text:style-name="Footnote">Tomás Navarro Tomás, <text:span text:style-name="Emphasis">Métrica española: Reseña histórica y descriptiva</text:span> (1956; New York: Las Americas Pub. Co., 1966); Ramón Menéndez Pidal, ed., <text:span text:style-name="Emphasis">Crestomatía del español medieval</text:span>, 2 vols. (Madrid: Universidad de Madrid, 1965), 32–50; cf. also Old English and Germanic poetry.</text:p></text:note-body></text:note> </text:p>
      <text:p text:style-name="First-line-indent">The opening phrase demonstrates Padilla’s subtle attention to the sound and stress of the words (music example 3.1 above). The first chorus sings the first word, <text:span text:style-name="Emphasis"><text:span text:style-name="T1">Voces</text:span></text:span>, beginning on the second subdivision of the ternary measure, with three minims for the first syllable and two for the second. Since the word ends on S and is an invocation, it would make sense to have the singers make a small break between mm. 2–3, placing the S sound on the last minim of m. 2 or just after. This allows the word to be sung in a way that matches the natural quantities of its two syllables and that projects its grammatical structure in the opening sentence of the poem. That first word, in a common device of Padilla’s villancicos, is sung on the second minim of the measure: thus the leader could conduct the downbeat, cueing the singers to breathe, and then the chorus would sing their entrance. This first phrase, because of its high tessitura and irregular, offbeat rhythms, seems suspended in the air in a way that would attract listeners’ attention to the ethereal “voices of the chapel choir.” The word <text:span text:style-name="Emphasis"><text:span text:style-name="T1">cuenta</text:span></text:span> (m. 6) is also sung on the second minim of the measure and is then held for three minims, syncopated across the downbeat. After this long note, like pulling back a spring, the metrical pattern is released and the voices flow in even, regularly accented minims on <text:span text:style-name="Emphasis"><text:span text:style-name="T1">con lo que se canta</text:span></text:span>. For the next phrase (<text:span text:style-name="Emphasis"><text:span text:style-name="T1">que es m</text:span></text:span><text:span text:style-name="Emphasis"><text:span text:style-name="T1">úsico</text:span></text:span><text:span text:style-name="Emphasis"> </text:span><text:span text:style-name="Emphasis"><text:span text:style-name="T1">el rey</text:span></text:span>) Padilla creates the effect of an interjection, breaking the rhythmic pattern and beginning this phrase, like <text:soft-page-break/>the others, on the second minim of the measure. </text:p>
      <text:p text:style-name="First-line-indent">The rest of Padilla’s setting is as meticulously crafted as this opening phrase on the level of text projection. Another example is the interjection <text:span text:style-name="Emphasis"><text:span text:style-name="T1">¡O qu</text:span></text:span><text:span text:style-name="Emphasis"><text:span text:style-name="T1">é</text:span></text:span><text:span text:style-name="Emphasis"> </text:span><text:span text:style-name="Emphasis"><text:span text:style-name="T1">canto!</text:span></text:span>, which Padilla starts on the last minim of the measure before the previous phrase has finished, exactly as an interjection should. Even as Padilla’s setting of the estribillo emphasizes text depiction to a greater degree, the rhythm and phrasing still closely follows the natural accentuation patterns of the poetic text. The two meter changes (m. 45 and 60) match the stress patterns implicit in these sections of poetry, in addition to from the symbolic meanings they also seem to have. </text:p>
      <text:p text:style-name="Text-body"/>
      <text:h text:style-name="Heading-3" text:outline-level="3"><text:reference-mark text:name="x1-60003.2"/>Depicting the Words</text:h>
      <text:p text:style-name="Text-body">It is on the level of text depiction—representing the meaning of the text through musical figures and symbols—that Padilla demonstrates his full mastery of his craft by presenting an intricate discourse about music through music itself. As already noted, the opening invocation to the “Voices of the chapel choir, keep count with what is sung” is voiced by one division of the polychoral ensemble while the other chorus literally counts its rests until its entrance in the <text:span text:style-name="Emphasis"><text:span text:style-name="T1">respuesta</text:span></text:span>. The first chorus sings the word <text:span text:style-name="Emphasis"><text:span text:style-name="T1">cuenta</text:span></text:span> on a long, offbeat note that audibly captures the idea of “counting.” It is notated as a blackened, dotted semibreve (that is, artificially perfected) that leaps off the page as a visual indication to the singer to “keep count.” Padilla sets “the lightest dissonance” in mm. 14–19 by creating just that: he has the Altus I suspend across the first minim of m. 18, making a dissonant seventh against the Tenor’s A that quickly resolves to F sharp and then to a cadence on G in m. 19. </text:p>
      <text:p text:style-name="First-line-indent">In the <text:span text:style-name="Emphasis"><text:span text:style-name="T1">respuesta</text:span></text:span>, Padilla continues this literal approach. Where Chorus II sings about awaiting “the thirty-three,” Padilla writes precisely thirty-three pitches for both of the sung vocal parts. Just after the chorus sings that the whole world was “waiting” for “the sign,” Padilla uses <text:soft-page-break/>the C meter sign to indicate a shift to duple meter (m. 45). After this the musicians shift from the declamatory style of the introduction to a more regular rhythmic pattern, moving more quickly together in <text:span text:style-name="Emphasis"><text:span text:style-name="T1">corcheas</text:span></text:span> (modern eighth notes). Here Padilla depicts what the words say by building up a point of imitation “from one choir to the other” (mm. 45–50) and then creating polychoral dialogue (mm. 51–59). Padilla sets the numbers in the poem literally: three performers for <text:span text:style-name="Emphasis"><text:span text:style-name="T1">tres a tres</text:span></text:span>, two for <text:span text:style-name="Emphasis"><text:span text:style-name="T1">dos a dos</text:span></text:span>, and one for <text:span text:style-name="Emphasis"><text:span text:style-name="T1">uno a</text:span></text:span><text:span text:style-name="Emphasis"> </text:span><text:span text:style-name="Emphasis"><text:span text:style-name="T1">uno</text:span></text:span>. </text:p>
      <text:p text:style-name="First-line-indent">At the phrase <text:span text:style-name="Emphasis"><text:span text:style-name="T1">y aguardan tiempo oportuno</text:span></text:span> (“and they await the opportune time,” m. 60), Padilla shifts meter signature again, returning to ternary meter—in Spanish terminology, a new <text:span text:style-name="Emphasis"><text:span text:style-name="T1">tiempo</text:span></text:span>. The 1672 music treatise of Lorente says the term <text:span text:style-name="Emphasis"><text:span text:style-name="T1">tiempo</text:span></text:span> can denote both the meter and the symbol that sets the meter.<text:reference-mark text:name="x1-6001f29"/><text:note text:id="ftn29" text:note-class="footnote"><text:note-citation>29</text:note-citation><text:note-body><text:p text:style-name="Footnote">Lorente, <text:span text:style-name="Emphasis">El porqué de la música</text:span>, bk. 2, 149.</text:p></text:note-body></text:note> After the time signature C3 (or CZ), then, Padilla begins a new lilting rhythmic pattern that creates a sense of arrival in a new “time.” He abruptly halts this movement at the end of the phrase, <text:span text:style-name="Emphasis"><text:span text:style-name="T1">quien antes del tiempo fue</text:span></text:span> (“the one who was before time,” mm. 63–65). As Christ is “the first and the last” (Rv 7), this halt is fitting. Since Christ existed before all time theologically, Padilla puts this phrase “before the time signature” musically. </text:p>
      <text:p text:style-name="First-line-indent">The musical conceits in the next lines of poetry shift the focus from rhythm to melody, as the poem uses solmization symbols: <text:span text:style-name="Emphasis"><text:span text:style-name="T1">por el signo a la mi re, puestos los</text:span></text:span><text:span text:style-name="Emphasis"> </text:span><text:span text:style-name="Emphasis"><text:span text:style-name="T1">ojos en mi</text:span></text:span>. Likewise, Padilla’s metamusical conceits play on the musical terms in the most literal sense, realizing the solmization syllables in several ways at the same time (music example 3.2). Both Altus I and Tenor I sing the word <text:span text:style-name="Emphasis"><text:span text:style-name="T1">a</text:span></text:span> (m. 67) on the pitch known by its Guidonian syllables as <text:span text:style-name="Emphasis"><text:span text:style-name="T1">A (la, mi, re)</text:span></text:span>. On the words <text:span text:style-name="Emphasis"><text:span text:style-name="T1">la mi re</text:span></text:span> (mm. 68–69), the Tiple I (boy treble) sings the pitches D–C<draw:frame draw:style-name="fr1" draw:name="mobj-3" text:anchor-type="as-char" svg:width="0.1882in" svg:height="0.1839in" draw:z-index="1"><draw:object xlink:href="./main-3-m3" xlink:type="simple" xlink:show="embed" xlink:actuate="onLoad"/><draw:image xlink:href="./ObjectReplacements/main-3-m3" xlink:type="simple" xlink:show="embed" xlink:actuate="onLoad"/></draw:frame> –D, which could plausibly be sung to those syllables. In the soft hexachord (which starts on F) the D would in fact be <text:span text:style-name="Emphasis"><text:span text:style-name="T1">la</text:span></text:span>. The written sharp on C would alter it to a <text:span text:style-name="Emphasis"><text:span text:style-name="T1">mi</text:span></text:span> in <text:span text:style-name="Emphasis"><text:span text:style-name="T1">musica ficta</text:span></text:span>. The final D could be <text:span text:style-name="Emphasis"><text:span text:style-name="T1">re</text:span></text:span> in the natural hexachord (which starts on C); thus, Padilla has spelled out <text:span text:style-name="Emphasis"><text:span text:style-name="T1">A la mi re</text:span></text:span>. On the same words, the Tenor sings D–A–D: this would be <text:span text:style-name="Emphasis"><text:span text:style-name="T1">la–mi</text:span></text:span> in the soft hexachord, then <text:span text:style-name="Emphasis"><text:span text:style-name="T1">re</text:span></text:span> in the natural <text:soft-page-break/>hexachord. At the end of this phrase (m. 72), all three voices sing the word <text:span text:style-name="Emphasis"><text:span text:style-name="T1">mi</text:span></text:span> by literally “putting their eyes on <text:span text:style-name="Emphasis"><text:span text:style-name="T1">mi</text:span></text:span>”: the Tiple and Tenor sing <text:span text:style-name="Emphasis"><text:span text:style-name="T1">mi</text:span></text:span> on A (in the soft hexachord) and the Altus sings <text:span text:style-name="Emphasis"><text:span text:style-name="T1">mi</text:span></text:span> on E (in the natural hexachord). </text:p>
      <text:p text:style-name="First-line-indent"/>
      <text:section text:style-name="Sect1" text:name="Section3">
        <text:p text:style-name="Text-body"><text:span text:style-name="caption-title">Music example 3.2</text:span><text:reference-mark text:name="x1-60022"/><text:span text:style-name="caption-title">: </text:span>Gutiérrez de Padilla, <text:span text:style-name="Emphasis"><text:span text:style-name="T1">Voces, las de la capilla</text:span></text:span>, estribillo (mm. 66–72): “The sign of <text:span text:style-name="Emphasis"><text:span text:style-name="T1">A (la, mi, re)</text:span></text:span>” </text:p>
      </text:section>
      <text:p text:style-name="First-line-indent">Guidonian solmization was still a fundamental part of Spanish theory treatises through the eighteenth century, and were used frequently enough that they later came to be used as the Spanish names for pitch-classes in the seven-note scale (for example, <text:span text:style-name="Emphasis"><text:span text:style-name="T1">sol</text:span></text:span> today is always the note G, which was historically <text:span text:style-name="Emphasis"><text:span text:style-name="T1">sol</text:span></text:span> in the natural hexachord). The prevalence of solmization practice is evidenced by books intended for specialists (Cerone) and those for beginners, such as the 1677 guitar primer of Lucas Ruiz de Ribayaz, as well as student notebooks in manuscript.<text:reference-mark text:name="x1-6003f30"/><text:note text:id="ftn30" text:note-class="footnote"><text:note-citation>30</text:note-citation><text:note-body><text:p text:style-name="Footnote">Lucas Ruiz de Ribayaz, <text:span text:style-name="Emphasis">Luz, y norte musical para caminar por las cifras de la Guitarra Española, y Arpa, tañer, y cantar á compás por canto de Organo; y breue explicacion del Arte, con preceptos faciles, indubitables, y explicados con claras reglas por teorica, y practica</text:span> (Madrid, 1677); examples of manuscript student notebooks are in E-Bbc: M732/13–16; see also Cohen, “Notes, Scales, and Modes in the Earlier Middle Ages.”</text:p></text:note-body></text:note> Even if fully trained singers did not often resort to the actual syllables in reading music, they were trained in the system and could certainly have recognized the Guidonian puns in this passage. </text:p>
      <text:p text:style-name="First-line-indent">In the final couplet of the estribillo (<text:span text:style-name="Emphasis"><text:span text:style-name="T1">Todo en el hombre es subir/ y todo en Dios</text:span></text:span><text:span text:style-name="Emphasis"> </text:span><text:span text:style-name="Emphasis"><text:span text:style-name="T1">es bajar</text:span></text:span>, mm. 100–126), Padilla matches the theological concept of interchange between Man and God by creating an exchange of musical gestures. One gesture ascends in ternary rhythm and the other descends in duple rhythm. In the first of these gestures, for Man ascending, the voices ascend stepwise in minims, in a lilting dotted rhythm with a strong ternary feel. This is first heard in Altus I and Tenor I, mm. 98–100, with the ascent highlighted by having the Tenor move through F sharp. In the second gesture, for God descending, all the voices move downwards in emphatic duple rhythm with blackened semibreves. The Tenor I has the highest number of blackened notes, singing a sequence of descending intervals of decreasing size: first fourths (mm. 100–103), <text:soft-page-break/>then thirds (mm. 108–112), and finally seconds (mm. 118–122) (figure 3.1<text:span text:style-name="reference-ref"><text:reference-ref text:reference-format="text" text:ref-name="x1-60041"/></text:span>). Just as the ascent pushed up into sharps, so the descent sinks down into added E flats (Chorus I, mm. 100–104). </text:p>
      <text:section text:style-name="Sect2" text:name="fig">
        <text:p text:style-name="bigskip"/>
        <text:p text:style-name="Text-body"><text:span text:style-name="caption-title">Figure 3.1</text:span><text:reference-mark text:name="x1-60041"/><text:span text:style-name="caption-title">: </text:span>Gutiérrez de Padilla, <text:span text:style-name="Emphasis"><text:span text:style-name="T1">Voces, las de la capilla</text:span></text:span>, end of estribillo in Tenor I partbook: Coloration on figure for “God descending” </text:p>
        <text:p text:style-name="bigskip"/>
      </text:section>
      <text:p text:style-name="First-line-indent">When Padilla juxtaposes these ideas in the full polychoral texture, listeners can hear the fusion of both rising and falling melodic lines, and two different rhythmic systems (music example 3.3). There is a clearly audible contrast between the rhythm of “God descending” (moving in a triple-simple feel) and that of “Man ascending” (duple-compound feel resulting from <text:span text:style-name="Emphasis"><text:span text:style-name="T1">sesquialtera</text:span></text:span>). In the final cadence, the Altus I combines the two gestures at once by singing the words “everything in God is to descend” to the music associated with “Man ascending” (mm. 124–126). The passage musically embodies the central theology of the Incarnation: through God’s descent to become Man in Christ, Man may ascend to share in God’s nature. </text:p>
      <text:p text:style-name="First-line-indent"/>
      <text:section text:style-name="Sect1" text:name="Section4">
        <text:p text:style-name="Text-body"><text:span text:style-name="caption-title">Music example 3.3</text:span><text:reference-mark text:name="x1-60053"/><text:span text:style-name="caption-title">: </text:span>Gutiérrez de Padilla, <text:span text:style-name="Emphasis"><text:span text:style-name="T1">Voces, las de la capilla</text:span></text:span>, estribillo (mm. 106–126): Contrasting motives and rhythmic patterns for “Man ascending” and “God descending” </text:p>
      </text:section>
      <text:p text:style-name="First-line-indent">Padilla’s literal approach to text depiction continues in the two coplas. Each of the two poetic coplas centers on a concept from music theory: the first plays with the notion of <text:span text:style-name="Emphasis"><text:span text:style-name="T1">peregrino tono</text:span></text:span> (“wandering song,” or the plainchant <text:span text:style-name="Emphasis"><text:span text:style-name="T1">tonus</text:span></text:span><text:span text:style-name="Emphasis"> </text:span><text:span text:style-name="Emphasis"><text:span text:style-name="T1">peregrinus</text:span></text:span>); the second, on the contrasting rhythmic values of <text:span text:style-name="Emphasis"><text:span text:style-name="T1">la m</text:span></text:span><text:span text:style-name="Emphasis"><text:span text:style-name="T1">áxima y</text:span></text:span><text:span text:style-name="Emphasis"> </text:span><text:span text:style-name="Emphasis"><text:span text:style-name="T1">breve</text:span></text:span>. True to form, Padilla sets <text:span text:style-name="Emphasis"><text:span text:style-name="T1">peregrino tono</text:span></text:span> to a fragment of the actual plainchant tone. The last psalm tone was known in Latin sources as the <text:span text:style-name="Emphasis"><text:span text:style-name="T1">tonus</text:span></text:span><text:span text:style-name="Emphasis"> </text:span><text:span text:style-name="Emphasis"><text:span text:style-name="T1">peregrinus</text:span></text:span> and in Spanish sources as <text:span text:style-name="Emphasis"><text:span text:style-name="T1">tono irregular</text:span></text:span> or <text:span text:style-name="Emphasis"><text:span text:style-name="T1">tono mixto</text:span></text:span>. Its final cadence is a rising minor third followed by a stepwise descent to the final (figure 3.2).<text:reference-mark text:name="x1-6006f31"/><text:note text:id="ftn31" text:note-class="footnote"><text:note-citation>31</text:note-citation><text:note-body><text:p text:style-name="Footnote">Cerone, <text:span text:style-name="Emphasis">El melopeo y maestro</text:span>, 354.</text:p></text:note-body></text:note> In its normal, untransposed, <text:soft-page-break/>form (that is, in <text:span text:style-name="Emphasis"><text:span text:style-name="T1">cantus durus</text:span></text:span>), this is D–F–E–D. If transposed up a fourth to <text:span text:style-name="Emphasis"><text:span text:style-name="T1">cantus mollis</text:span></text:span> to match the mode of this villancico, the pitches would be G–B<draw:frame draw:style-name="fr1" draw:name="mobj-4" text:anchor-type="as-char" svg:width="0.1571in" svg:height="0.1839in" draw:z-index="2"><draw:object xlink:href="./main-3-m4" xlink:type="simple" xlink:show="embed" xlink:actuate="onLoad"/><draw:image xlink:href="./ObjectReplacements/main-3-m4" xlink:type="simple" xlink:show="embed" xlink:actuate="onLoad"/></draw:frame> –A–G. Those are exactly the notes that the Altus I sings on these words (mm. 128–129, music example 3.4). The same motive of the a leap up followed by a descending third is then imitated in the Tenor I and Tiple I on F–E–D, the <text:span text:style-name="Emphasis"><text:span text:style-name="T1">durus</text:span></text:span> version.<text:reference-mark text:name="x1-6007f32"/><text:note text:id="ftn32" text:note-class="footnote"><text:note-citation>32</text:note-citation><text:note-body><text:p text:style-name="Footnote">In other versions of the <text:span text:style-name="Emphasis">tonus peregrinus</text:span>, the medial cadence matches exactly with the music of the Altus I (G–B<draw:frame draw:style-name="fr1" draw:name="mobj-5" text:anchor-type="as-char" svg:width="0.1571in" svg:height="0.1839in" draw:z-index="3"><draw:object xlink:href="./main-3-m5" xlink:type="simple" xlink:show="embed" xlink:actuate="onLoad"/><draw:image xlink:href="./ObjectReplacements/main-3-m5" xlink:type="simple" xlink:show="embed" xlink:actuate="onLoad"/></draw:frame> –A–G–F): Catholic Church, <text:span text:style-name="Emphasis">The Liber Usualis: With Introduction and Rubrics in English</text:span> (Tournai: Desclée &amp; Cie., 1956), 160.</text:p></text:note-body></text:note> </text:p>
      <text:section text:style-name="Sect2" text:name="Section5">
        <text:p text:style-name="bigskip"/>
        <text:p text:style-name="Text-body"><text:span text:style-name="caption-title">Figure 3.2</text:span><text:reference-mark text:name="x1-60082"/><text:span text:style-name="caption-title">: </text:span>The <text:span text:style-name="Emphasis"><text:span text:style-name="T1">tonus peregrinus</text:span></text:span> (“tono irregular o mixto,” “octavo irregular”) in Cerone, <text:span text:style-name="Emphasis"><text:span text:style-name="T1">El melopeo y maestro</text:span></text:span>, 354 </text:p>
        <text:p text:style-name="bigskip"/>
      </text:section>
      <text:p text:style-name="First-line-indent"/>
      <text:section text:style-name="Sect1" text:name="Section6">
        <text:p text:style-name="Text-body"><text:span text:style-name="caption-title">Music example 3.4</text:span><text:reference-mark text:name="x1-60094"/><text:span text:style-name="caption-title">: </text:span>Gutiérrez de Padilla, <text:span text:style-name="Emphasis"><text:span text:style-name="T1">Voces, las de la capilla</text:span></text:span>, copla 1 (mm. 127–132): Point of imitation quoting cadences chant <text:span text:style-name="Emphasis"><text:span text:style-name="T1">tonus peregrinus</text:span></text:span> on words <text:span text:style-name="Emphasis"><text:span text:style-name="T1">peregrino tono</text:span></text:span> </text:p>
      </text:section>
      <text:p text:style-name="First-line-indent">In the last phrase of this copla, when the poem speaks of Christ “going up the octave” or theologically “ascending on the eighth day,” Padilla creates an octave ascent across the voices, with the Tenor leaping D<text:span text:style-name="textsubscript">4</text:span>–G<text:span text:style-name="textsubscript">4</text:span> and the Tiple continuing, G<text:span text:style-name="textsubscript">4</text:span>–D<text:span text:style-name="textsubscript">5</text:span>. This octave also plays into the symbolism of the <text:span text:style-name="Emphasis"><text:span text:style-name="T1">tonus peregrinus</text:span></text:span>, since Cerone says that Spanish writers call this “eighth” psalm tone <text:span text:style-name="Emphasis"><text:span text:style-name="T1">octavo</text:span></text:span><text:span text:style-name="Emphasis"> </text:span><text:span text:style-name="Emphasis"><text:span text:style-name="T1">irregular</text:span></text:span>.<text:reference-mark text:name="x1-6010f33"/><text:note text:id="ftn33" text:note-class="footnote"><text:note-citation>33</text:note-citation><text:note-body><text:p text:style-name="Footnote">Cerone, <text:span text:style-name="Emphasis">El melopeo y maestro</text:span>, 354.</text:p></text:note-body></text:note> </text:p>
      <text:p text:style-name="First-line-indent">The second copla emphasizes rhythm, using the note values of the <text:span text:style-name="Emphasis"><text:span text:style-name="T1">m</text:span></text:span><text:span text:style-name="Emphasis"><text:span text:style-name="T1">áxima</text:span></text:span> and <text:span text:style-name="Emphasis"><text:span text:style-name="T1">breve</text:span></text:span>, to point to the union of eternal and temporal, infinite and finite in the incarnate Christ as the divine chapelmaster’s “composition.” In medieval theory these were the longest and shortest note values: the maxima was worth eight breves (the breve corresponding to a modern double-whole note). Padilla presents the basic concept of long versus short note values through the lengthened <text:soft-page-break/>note on <text:span text:style-name="Emphasis"><text:span text:style-name="T1">m</text:span></text:span><text:span text:style-name="Emphasis"><text:span text:style-name="T1">áxima</text:span></text:span> in the Tenor (mm. 153–154) over a long held note in the Bassus (mm. 154–155). Ironically, each of these long notes is actually a breve (music example 3.5). How better, though, to express the unity between these opposites than by vocalizing the name for one while singing the value of the other? At a more arcane level, the whole first phrase of this copla (mm. 147–156) is ten measures (<text:span text:style-name="Emphasis"><text:span text:style-name="T1">compases</text:span></text:span>) long, which is precisely equal to the length of a true maxima plus a breve (that is, eight measures in C3 plus two measures). </text:p>
      <text:p text:style-name="First-line-indent"/>
      <text:section text:style-name="Sect1" text:name="Section7">
        <text:p text:style-name="Text-body"><text:span text:style-name="caption-title">Music example 3.5</text:span><text:reference-mark text:name="x1-60115"/><text:span text:style-name="caption-title">: </text:span>Gutiérrez de Padilla, <text:span text:style-name="Emphasis"><text:span text:style-name="T1">Voces, las de la capilla</text:span></text:span>, copla 2 (mm. 152–156): The word <text:span text:style-name="Emphasis"><text:span text:style-name="T1">m</text:span></text:span><text:span text:style-name="Emphasis"><text:span text:style-name="T1">áxima</text:span></text:span> sung on a breve (original note values shown without bar lines) </text:p>
      </text:section>
      <text:h text:style-name="Heading-3" text:outline-level="3"><text:reference-mark text:name="x1-70003.2"/>Expression and Madrigal Style</text:h>
      <text:p text:style-name="Text-body">This analysis shows that Padilla’s setting as a whole is intimately connected to the sound and meaning of the poetry. Padilla has his chapel choir present the poem in a way that allows the words to be heard clearly, reflecting their grammatical structure and the poem’s dramatic shape, while also embodying the conceits of the poetry in appropriate musical symbols and even adding some musical puzzles of his own. The contrasting styles in the piece would also work on a less intellectual, more experiential level—that of text expression—to move the affections of hearers. </text:p>
      <text:p text:style-name="First-line-indent">The style of the estribillo, contrasting with the other sections, is like that of a madrigal (music example 3.6). This section, then, is “music about music” not only in the way it uses musical figures to represent music, but also by referring to multiple existing genres and style of music within one villancico. As the poem depicts the actual singing performed at the first Christmas, Padilla uses the style of a genre used for convivial group singing. The angels, planets, shepherds, and animals around the créche are represented not only as singing in the abstract—they are singing a madrigal. </text:p>
      <text:p text:style-name="First-line-indent">In fact, the play on numbers, “three by three” and so on, seems like a direct reference to <text:soft-page-break/>the madrigal <text:span text:style-name="Emphasis"><text:span text:style-name="T1">As Vesta Was from Latmos Hill Descending</text:span></text:span> by Thomas Weelkes (published in Thomas Morley’s collection <text:span text:style-name="Emphasis"><text:span text:style-name="T1">The Triumphes of Oriana</text:span></text:span> in 1601). Weelkes’s music, and that of other English madrigalists, did circulate in Iberia: his madrigals, and possibly this specific collection, were included along with Italian madrigals in the 1649 catalog of the music collection of Portuguese King John (João) IV in Lisbon.<text:reference-mark text:name="x1-7001f34"/><text:note text:id="ftn34" text:note-class="footnote"><text:note-citation>34</text:note-citation><text:note-body><text:p text:style-name="Footnote">Paulo Craesbeck, ed., <text:span text:style-name="Emphasis">Primeira parte do index da livraria de mvsica do mvyto alto, e poderoso rey Dom João o IV. nosso senhor</text:span> ([Lisbon?], 1649), no. 559, 584.</text:p></text:note-body></text:note> It therefore seems plausible that this repertoire was also known in Spain (where Padilla lived into his thirties) and possibly Spanish America. There may be a more direct connection to Lisbon, since a text closely related to Padilla’s <text:span text:style-name="Emphasis"><text:span text:style-name="T1">Voces</text:span></text:span> was performed at the Royal Chapel in Lisbon and a setting with the same incipits was also part of John IV’s collection (see below). Even without this specific connection, Padilla’s approach to matching music to words in the estribillo depicts the words’ meaning in a manner that any musician of the time would have identified with madrigals. </text:p>
      <text:p text:style-name="First-line-indent"/>
      <text:section text:style-name="Sect1" text:name="Section8">
        <text:p text:style-name="Text-body"><text:span text:style-name="caption-title">Music example 3.6</text:span><text:reference-mark text:name="x1-70026"/><text:span text:style-name="caption-title">: </text:span>Gutiérrez de Padilla, <text:span text:style-name="Emphasis"><text:span text:style-name="T1">Voces, las de la capilla</text:span></text:span>, estribillo (mm. 48–59): Evocation of madrigal style </text:p>
      </text:section>
      <text:p text:style-name="First-line-indent">By referencing different levels of musical style, Padilla maps contrasting types of human music onto the contrast of earthly and heavenly music. The phrase <text:span text:style-name="Emphasis"><text:span text:style-name="T1">grave, suave y</text:span></text:span><text:span text:style-name="Emphasis"> </text:span><text:span text:style-name="Emphasis"><text:span text:style-name="T1">sonoro</text:span></text:span> seems to have been a stock description of sacred music appropriate for liturgical worship.<text:reference-mark text:name="x1-7003f35"/><text:note text:id="ftn35" text:note-class="footnote"><text:note-citation>35</text:note-citation><text:note-body><text:p text:style-name="Footnote">On <text:span text:style-name="Emphasis">suave</text:span> and other common vocabulary used to evoke music in Spanish poetry of the period, see Lorena Uribe Bracho, “Huérfanos de Orfeo: Poesía y música en la cultura de los Siglos de Oro” (PhD diss., City University of New York, 2018).</text:p></text:note-body></text:note> The same words are used to describe the music of Christ as a musician (in fact, as a musical instrument) in José de Cáseda’s <text:span text:style-name="Emphasis"><text:span text:style-name="T1">Qu</text:span></text:span><text:span text:style-name="Emphasis"><text:span text:style-name="T1">é</text:span></text:span><text:span text:style-name="Emphasis"> </text:span><text:span text:style-name="Emphasis"><text:span text:style-name="T1">música divina</text:span></text:span> from a half-century later, as discussed in <text:span text:style-name="T2">??</text:span>. In 1682 a nobleman used the same adjectives—<text:span text:style-name="Emphasis"><text:span text:style-name="T1">grav</text:span></text:span><text:span text:style-name="Emphasis"><text:span text:style-name="T1">ísima y suavísima música</text:span></text:span>—to characterize the music he endowed at Mexico City Cathedral for Matins for Holy Trinity.<text:reference-mark text:name="x1-7004f36"/><text:note text:id="ftn36" text:note-class="footnote"><text:note-citation>36</text:note-citation><text:note-body><text:p text:style-name="Footnote">Dianne Lehmann Goldman, “The Matins Responsory at Mexico City Cathedral, 1575–1815” (PhD diss., Northwestern University, 2014), 140–141.</text:p></text:note-body></text:note> The music he requested, though, was specifically <text:span text:style-name="Emphasis"><text:span text:style-name="T1">not</text:span></text:span> villancicos, but rather only Latin-texted responsory settings. This <text:soft-page-break/>suggests that in this nobleman’s mind the vernacular genre was not suitably “solemn.” In Padilla’s piece, though, the term is used within a villancico to refer to a higher form of music-making. This gesture fits within the Neoplatonic tradition of using that which is lowly to point toward higher truths. </text:p>
      <text:p text:style-name="First-line-indent">This stylistic reference also echoes the way the music of Christmas is portrayed in contemporary Nativity images. Padilla’s Andalusian compatriot Francisco de Zurbarán depicted two levels of music in his <text:span text:style-name="Emphasis"><text:span text:style-name="T1">Adoration of the Shepherds</text:span></text:span>, painted for the high altar of the Carthusian monastery of Jerez de la Frontera in 1638–1639 (figure 3.3). (Padilla had been chapelmaster of the cathedral of Jerez de la Frontera in 1612–1616.)<text:reference-mark text:name="x1-7005f37"/><text:note text:id="ftn37" text:note-class="footnote"><text:note-citation>37</text:note-citation><text:note-body><text:p text:style-name="Footnote">María Gembero-Ustárroz, “Muy amigo de música: El obispo Juan de Palafox (1600–1659) y su entorno musical en el Virreinato de Nueva España,” in <text:span text:style-name="Emphasis">Juan Gutiérrez de Padilla y la época Palafoxiana</text:span>, ed. Gustavo Mauleón Rodríguez (Puebla: Gobierno del Estado de Puebla, Secretaría de Cultura, 2010), 55–130.</text:p></text:note-body></text:note> In heaven above, angels sing to the accompaniment of the harp, while below, another angelic consort joins the company of worshippers in the stable, and they sing to the accompaniment of the lute. In Spain the harp was associated with both heavenly music and earthly church music (see <text:span text:style-name="T2">??</text:span>), and the lute, with musical genres performed outside of church, such as the madrigal. Villancicos crossed both domains, and therefore could incorporate references to both styles within them. This is analogous to the way Zurbarán’s painting incorporates aspects of genre painting—the representation of mundane details from everyday life—into a representation of sacred history.<text:reference-mark text:name="x1-7006f38"/><text:note text:id="ftn38" text:note-class="footnote"><text:note-citation>38</text:note-citation><text:note-body><text:p text:style-name="Footnote">María Isabel Sánchez Quevedo, <text:span text:style-name="Emphasis">Zurbarán</text:span> (Tres Cantos, Madrid: Akal Ediciones, 2000), 31; Peter Cherry, <text:span text:style-name="Emphasis">Arte y naturaleza: El bodegón español en el Siglo de Oro</text:span> (Madrid: Ediciones Doce Calles, 1999); Marianna Haraszti-Takács, <text:span text:style-name="Emphasis">Spanish Genre Painting in the Seventeenth Century</text:span> (Budapest: Akadémiai Kiadó, 1983).</text:p></text:note-body></text:note> Both visual and musical forms of crossover were especially fitting to represent the Christmas moment when the “maxima” and “breve,” high and low, were brought together, and the music of the heavenly chorus broke through to be heard by humble shepherds.<text:reference-mark text:name="x1-7007f39"/><text:note text:id="ftn39" text:note-class="footnote"><text:note-citation>39</text:note-citation><text:note-body><text:p text:style-name="Footnote">Additionally, Zurbarán’s image includes a bound lamb next to the manger as a symbol of Christ’s fate as the paschal lamb, much as “the thirty-three” and other references in this villancico connect Christ’s birth to his sacrificial death. The same trope may be seen in the Adoration of the Shepherds on the retable of Puebla Cathedral (figure 3.6, discussed below). It also appears in the manger scene in Catholic Church, <text:span text:style-name="Emphasis">Breviarium Romanum ex decretum Sacros. Conc. Trid. Restitutum Pii V. Pont. Max. iuss editum, &amp; Clementis VIII Primum, nunc denuo Vrbani Pp. VIII auctoritate recognitum</text:span> ([Rome?], 1631), 168.</text:p></text:note-body></text:note> </text:p>
      <text:section text:style-name="Sect2" text:name="Section9">
        <text:p text:style-name="bigskip"><text:soft-page-break/></text:p>
        <text:p text:style-name="Text-body"><text:span text:style-name="caption-title">Figure 3.3</text:span><text:reference-mark text:name="x1-70083"/><text:span text:style-name="caption-title">: </text:span>Francisco de Zurbarán, <text:span text:style-name="Emphasis"><text:span text:style-name="T1">Adoraci</text:span></text:span><text:span text:style-name="Emphasis"><text:span text:style-name="T1">ón de los pastores</text:span></text:span>, retable of the Carthusian monastery of Jerez de la Frontera, 1638–39: The consort of heavenly and earthly music, harp above and lute below </text:p>
        <text:p text:style-name="bigskip"/>
      </text:section>
      <text:h text:style-name="Heading-2" text:outline-level="2">3.3 <text:reference-mark text:name="x1-80003.3"/>Devotion to Christ as Singer and Song</text:h>
      <text:p text:style-name="Text-body">By inviting hearers to listen for the voice of <text:span text:style-name="Emphasis"><text:span text:style-name="T1">Jes</text:span></text:span><text:span text:style-name="Emphasis"><text:span text:style-name="T1">ús infante</text:span></text:span>, Padilla’s villancico presents a new, musical twist on an ancient theological trope. The concept of devotion to Christ as “unspeaking Word” is first attested in New Testament texts like the beginning of John’s gospel, which describes Christ as “the Word made flesh,” and extends through the preaching of Saint Augustine in the fourth century and of Saint Bernard of Clairvaux in the twelfth. This trope continued to be turned and refined through the sixteenth and seventeenth centuries, and can be found in Christmas sermons like a model sermon by Fray Luis de Granada and exegetical commentaries on the Gospel accounts of Christ’s birth like those of Cornelius à Lapide. These texts were widely available in the Spanish Empire of the seventeenth century and would have been familiar to a university-educated priest like Padilla. </text:p>
      <text:p text:style-name="First-line-indent">This piece is the product of theological creativity in reflecting on the relationship between the incarnation and the voices of Christmas. It links the theology of “the Word” to theology of music in a way that positions listening to music as a way of encountering Christ himself through the sense of hearing. This villancico conceives of “the Word” in musical terms and then represents that concept through actual music; in this way it draws on listeners’ knowledge of both theology and music and creates an opportunity for them to contemplate the relationship between these two domains of learning. </text:p>
      <text:p text:style-name="First-line-indent">Considering this devotional music in its theological context helps us understand what this <text:soft-page-break/>music meant and how it functioned within its original interpretive community. This piece is devotional because its primary function is not as a tool for indoctrination, but as a object used to cultivate spiritual attitudes of worship. The piece does embody certain Catholic beliefs about the incarnation of Christ, but its complex poetry and music would not make the most effective teaching tools. Instead, the piece directs listener’s attention to a certain aspect of Christ—that is, it invites hearers to think of Christ in a certain way; and it provides an opportunity for them to respond to this concept of Christ. Instead, through its central metamusical trope, the piece directs listeners’ attention to a certain aspect of Christ—the Christ-child as <text:span text:style-name="Emphasis"><text:span text:style-name="T1">Verbum infans</text:span></text:span>. Through verbal and musical virtuosity, the poet, composer, and performers invite the congregation to respond to the music with the same sense of wonder that they should cherish before the mystery of Christ’s birth. </text:p>
      <text:p text:style-name="First-line-indent">Villancicos developed as part of the church’s annual cycle of feasts and seasons, and the Catholic liturgical year functioned not so much to teach people doctrine about Christ as to allow them to participate communally in the body of Christ. All of the church’s festivals provided occasions to remember God’s deeds in the past for human salvation (<text:span text:style-name="Emphasis"><text:span text:style-name="T1">los siglos de sus haza</text:span></text:span><text:span text:style-name="Emphasis"><text:span text:style-name="T1">ñas</text:span></text:span> in the language of the villancico), and to act creatively to relive and share in those deeds in the present. This is the theological concept of <text:span text:style-name="Emphasis"><text:span text:style-name="T1">anamnesis</text:span></text:span>, which is closely connected to the sacramental character of Catholic worship: through human actions and physical means, Christ is revealed anew within each community and the community is transformed by the experience.<text:reference-mark text:name="x1-8001f40"/><text:note text:id="ftn40" text:note-class="footnote"><text:note-citation>40</text:note-citation><text:note-body><text:p text:style-name="Footnote">For an influential modern Catholic theology of the function of liturgical feasts, see Robert F. Taft, “The Liturgical Year: Studies, Prospects, Reflections,” in <text:span text:style-name="Emphasis">Between Memory and Hope: Readings on the Liturgical Year</text:span>, ed. Maxwell E. Johnson (Collegeville, MN: The Liturgical Press, 2000), 3–4, 12–23.</text:p></text:note-body></text:note> The function of early modern Catholic feasts was not so much to teach people that Christ <text:span text:style-name="Emphasis"><text:span text:style-name="T1">is</text:span></text:span> something, as to cultivate devotion to Christ <text:span text:style-name="Emphasis"><text:span text:style-name="T1">as</text:span></text:span> something. The primary goal was not indocrination but doxology—not so much believing correctly as worshipping properly.<text:reference-mark text:name="x1-8002f41"/><text:note text:id="ftn41" text:note-class="footnote"><text:note-citation>41</text:note-citation><text:note-body><text:p text:style-name="Footnote">This concept of devotion brings together the distinct but interlinked ritual modes of “liturgy” and “celebration” theorized by Ronald L. Grimes, <text:span text:style-name="Emphasis">Beginnings in Ritual Studies</text:span>, 3rd ed. self-published by the author (n.p., n.d.), 54–62. Scholars of ritual studies and Christian liturgical theology have consistently argued that liturgy does more than promulgate doctrines, a perspective that musicological and philological studies of post-Tridentine religious arts would do well to consider more seriously.</text:p></text:note-body></text:note> </text:p>
      <text:p text:style-name="First-line-indent"><text:soft-page-break/>The feast of Christmas focuses not only on remembering the event of Christ’s miraculous birth, but on cultivating devotion to the Christ-child and the particular aspect of God’s saving work that the child represents—namely, that God took on human flesh, that the almighty humbled himself to become a helpless child, that God descended to the lowly estate of humankind in order to raise humans to share in his divine nature. Christmas had first developed from regionally varying annual celebrations of Christ’s birth and beginnings, and solidified as a formal observance among the church communities of fourth-century Rome.<text:reference-mark text:name="x1-8003f42"/><text:note text:id="ftn42" text:note-class="footnote"><text:note-citation>42</text:note-citation><text:note-body><text:p text:style-name="Footnote">Thomas J. Talley, <text:span text:style-name="Emphasis">The Origins of the Liturgical Year</text:span>, 2nd ed. (Collegeville, MN: Pueblo/The Liturgical Press, 1991), 85–140; Paul Bradshaw, <text:span text:style-name="Emphasis">Early Christian Worship: A Basic Introduction to Ideas and Practice</text:span> (Collegeville, MN: The Liturgical Press, 1996), 86–89; Susan K. Roll, “The Origins of Christmas: The State of the Question,” in Johnson, <text:span text:style-name="Emphasis">Between Memory and Hope</text:span>, 273–290.</text:p></text:note-body></text:note> The customary readings and chants from Scripture developed alongside the other customs of Christmas throughout the medieval period, so that the festival encompassed a wide range of official and unofficial, formal and informal beliefs and practices. Catholics over the centuries had developed what might be called a Christmas imaginary, the contents of which one may see restated and endlessly varied not only in villancicos but also painted and sculpted on Spanish church walls and printed in the text and illustrations of contemporary theological books. The visual and performing arts preserved in such historic sources represent only a portion of the lively variety of customary social practices connected with the feast—gift-giving, traditional foods, popular songs from oral tradition. Both official sources like the liturgy, creeds, catechisms, commentaries, and homilies as well as unofficial popular devotion drew from and contributed to a commmon fund of Christmas tropes, which by the seventeenth century was filled to overflowing. </text:p>
      <text:p text:style-name="First-line-indent">Though oral tradition was probably still the most important force in cultivating the Christmas imaginary in early modern Spain, printed theological literature disseminated and reinforced these tropes in Padilla’s day and makes them accessible today. The historic libraries of Puebla’s seminaries and convents are preserved today in the city’s rare-book archives (the <text:soft-page-break/>Biblioteca Palafoxiana and Biblioteca LaFragua), and these collections include a large number of compendia of patristic commentaries on Scripture, model sermons, and both vernacular devotional books and learned Latin theological treatises.<text:reference-mark text:name="x1-8004f43"/><text:note text:id="ftn43" text:note-class="footnote"><text:note-citation>43</text:note-citation><text:note-body><text:p text:style-name="Footnote">On patristic exegesis and its influence, see Charles Kannengiesser, <text:span text:style-name="Emphasis">Handbook of Patristic Exegesis: The Bible in Ancient Christianity</text:span> (Leiden: Brill, 2004); Donald K. McKim, ed., <text:span text:style-name="Emphasis">Historical Handbook of Major Biblical Interpreters</text:span> (Downers Grove, IL: InterVarsity Press, 1998); John L. Thompson, <text:span text:style-name="Emphasis">Reading the Bible with the Dead: What You Can Learn from the History of Exegesis that You Can’t Learn from Exegesis Alone</text:span> (Grand Rapids, MI: Eerdmans, 2007).</text:p></text:note-body></text:note> Table 3.2 includes two books from the library of Puebla’s Oratory of Saint Philip of Neri, the priestly order to which Padilla belonged.<text:reference-mark text:name="x1-8005f44"/><text:note text:id="ftn44" text:note-class="footnote"><text:note-citation>44</text:note-citation><text:note-body><text:p text:style-name="Footnote">Gustavo Mauleón Rodríguez, “Juan Gutiérrez de Padilla desde el ámbito civil: Un <text:span text:style-name="Emphasis">corpus</text:span> documental,” in Mauleón Rodríguez, <text:span text:style-name="Emphasis">Juan Gutiérrez de Padilla y la época Palafoxiana</text:span>, 179–242.</text:p></text:note-body></text:note> These collections provide evidence for the high level of learning among New Spanish clergy like Juan Gutiérrez de Padilla and documents the currents that formed them spiritually. </text:p>
      <text:section text:style-name="Sect1" text:name="table">
        <text:p text:style-name="Text-body"><text:span text:style-name="caption-title">Table 3.2</text:span><text:reference-mark text:name="x1-80062"/><text:span text:style-name="caption-title">: </text:span>Selected compendia of patristic exegesis and model sermons preserved from colonial libraries in Puebla’s Biblioteca Palafoxiana and Biblioteca Lafragua </text:p>
      </text:section>
      <text:p text:style-name="First-line-indent">Hispanic Catholics focused their devotion at Christmas on the baby Jesus as God made flesh to restore humankind to right relationship with God. Their traditions emphasized the affects of awe and wonder in response to Christ’s miraculous incarnation. The object of Christmas devotion was, in the words of the Apostle’s Creed, “Jesus Christ, [God’s] only Son, our Lord, who was conceived by the Holy Spirit, born of the Virgin Mary.”<text:reference-mark text:name="x1-8007f45"/><text:note text:id="ftn45" text:note-class="footnote"><text:note-citation>45</text:note-citation><text:note-body><text:p text:style-name="Footnote">Catholic Church, <text:span text:style-name="Emphasis">Catechismus</text:span>, 34: “Et in Iesum Christum Filium eius vnicum, Dominum nostrum”; Catholic Church, <text:span text:style-name="Emphasis">Catechismus</text:span>, 46: “Qui conceptus est de Spiritu sancto, natus ex Maria virgine.”</text:p></text:note-body></text:note> The Catechism of Trent instructs pastors to teach the “admirable mystery” of this article of faith by having “the faithful repeat by memory […] that he [Christ] is God, who took on human flesh, and thereby was truly ‘made man’—which cannot be grasped by our mind, nor explained through words: that he should wish to become a human, to the end that we humans should be reborn as children of God.”<text:reference-mark text:name="x1-8008f46"/><text:note text:id="ftn46" text:note-class="footnote"><text:note-citation>46</text:note-citation><text:note-body><text:p text:style-name="Footnote">Catholic Church, <text:span text:style-name="Emphasis">Catechismus</text:span>, 50: “Haec sunt quae de admirabili conceptionis mysterio explicanda visa sunt, ex quibus, vt salutaris fructus ad nos redundare possit, illa in primis fideles memoria repetere, ac saepiùs cogitare cum animis suis debent, Deum esse, qui humanam carnem assumpsit: ea verò ratione hominem factum, quam mente nobis assequi non licet, ne dum verbis explicare: ob eum denique finem hominem fieri voluisse, vt nos homines filij Dei renasceremur. Haec cùm attentè considerauerint, tum verò omnia mysteria, quae hoc articulo continentur, humili ac fideli animo credant, &amp; adorent: nec curiosè &amp; quod sine periculo vix vnquam fieri potest, illa inuestigare, ac perscrutari velint.”</text:p></text:note-body></text:note> The incarnation of Christ, this passage suggests, was not so much a concept to be understood as a <text:soft-page-break/>miracle to be marvelled at. While the Incarnation was certainly a dogma, a “rule of belief,” even the offical catechism moves beyond simply defining a theological concept, to include an affective, devotional emphasis—a “rule of prayer” as well.<text:reference-mark text:name="x1-8009f47"/><text:note text:id="ftn47" text:note-class="footnote"><text:note-citation>47</text:note-citation><text:note-body><text:p text:style-name="Footnote">The idea of a “rule of prayer” comes from a Latin motto, drawn from Prosper of Aquitaine, that has become a standby in modern liturgical studies, <text:span text:style-name="Emphasis">lex orandi, lex credendi</text:span>. Some Catholic liturgical theologians have interpreted this motto to mean “the rule of prayer establishes the rule of faith,” thus (emphasizing the authority of the church’s traditions over “Scripture alone”), as in Aidan Kavanagh, <text:span text:style-name="Emphasis">On Liturgical Theology</text:span> (New York: Pueblo, 1984). But rather than create a dichotomy between belief and prayer, the intent here is simply to emphasize that historically, both faith and worship may be seen as integral and interrelated parts of religious life in Christianity. For critical discussion of the motto, with attentions to its actual origin and its changing meaning in recent scholarship, see Kevin W. Irwin, “Lex orandi, lex credendi: Origins and Meaning; State of the Question,” <text:span text:style-name="Emphasis">Liturgical Ministry</text:span> 11 (2002): 57–69.</text:p></text:note-body></text:note> The proper response to meditating on this “all of these mysteries,” the catechism says, would be “that with a humble and faithful spirit they should believe, and adore.”<text:reference-mark text:name="x1-8010f48"/><text:note text:id="ftn48" text:note-class="footnote"><text:note-citation>48</text:note-citation><text:note-body><text:p text:style-name="Footnote">Catholic Church, <text:span text:style-name="Emphasis">Catechismus</text:span>, 50: “Haec cùm attentè considerauerint, tum verò omnia mysteria, quae hoc articulo continentur, humili ac fideli animo credant, &amp; adorent: nec curiosè &amp; quod sine periculo vix vnquam fieri potest, illa inuestigare, ac perscrutari velint.”</text:p></text:note-body></text:note> </text:p>
      <text:p text:style-name="First-line-indent">Written examples of teaching and preaching about Christ’s birth demonstrate this same devotional approach in their emphasis on wonder. Even in the learned genre of a Latin Biblical commentary, Cornelius à Lapide stresses that Christ’s birth defies understanding: “The Word was made flesh, God was made man, the Son of God was made the son of a Virgin. This […] was of all God’s works the greatest and best, such that it stupefied and stupefies the angels and all the saints.”<text:reference-mark text:name="x1-8011f49"/><text:note text:id="ftn49" text:note-class="footnote"><text:note-citation>49</text:note-citation><text:note-body><text:p text:style-name="Footnote">Lapide, <text:span text:style-name="Emphasis">In Quatuor Evangelia</text:span>, 50, on Mt 6: “q. d. Verbum caro factum est, Deus factus est homo, Filius Dei factus est Filius Virginis. Hoc, […] fuit omnium Dei operum summum et maximum, ideoque illud stupuerunt et stupent Angeli, Sanctique omnes.”</text:p></text:note-body></text:note> In a model sermon for Christmas, Fray Luis de Granada draws on all his rhetorical skills to exhort worshippers to marvel at the sight and sound of Christ at his lowly birth: </text:p>
      <text:section text:style-name="Sect1" text:name="begin-end-env-9">
        <text:p text:style-name="begin-env-p"/>
        <text:p text:style-name="quote">Come and see the Son of God, not in the bosom of the Father [Jn 1], but in the arms of the Mother; not above choirs of angels, but among filthy animals; not seated at the right hand of the Majesty on high [Heb 1], but reclining in a stable for beasts; not thundering and casting lightning in Heaven, but crying and trembling from cold in a stable.<text:reference-mark text:name="x1-8012f50"/><text:note text:id="ftn50" text:note-class="footnote"><text:note-citation>50</text:note-citation><text:note-body><text:p text:style-name="Footnote">Granada, <text:span text:style-name="Emphasis">Sermon en la fiesta del nascimiento de nuestro señor</text:span>, 37: “Venid a ver al hijo de Dios, no en el seno del Padre, sino el los brazos de la Madre; no sobre los coros de los Ángeles, sino entre viles animales; no asentado en la diestra de la Majestad en las alturas, sino reclinado en un pesebre de bestias; no tronando y relampagueando en el cielo, sino llorando y temblando de frío en un establo.”</text:p></text:note-body></text:note></text:p>
        <text:p text:style-name="end-env-p"><text:soft-page-break/></text:p>
      </text:section>
      <text:p text:style-name="First-line-indent">Contemplating Christ’s birth, Luis preaches, will cause anyone to be “struck numb” with awe: </text:p>
      <text:section text:style-name="Sect1" text:name="begin-end-env-10">
        <text:p text:style-name="begin-env-p"/>
        <text:p text:style-name="quote">What theme, then, can cause any greater wonder? […] [As Saint Cyprian says], I do not wonder at the figure of the world, nor the firmness of the earth […]; I marvel to see how the word of God could take on flesh. […] In this mystery the greatness of the shock steals away all my senses, and with the prophet [Hab. 3] it makes me cry out: Lord, I heard your words, and I feared: I considered your works, and I was struck numb. With good reason, indeed, you are amazed, Prophet: for what thing could surprise anyone more, than that to which the Evangelist here refers in a few words, saying, “She gave birth to her only-begotten son, and she wrapped him in some rags, and laid him in a manger, because she did not find another place in that stable?”<text:reference-mark text:name="x1-8013f51"/><text:note text:id="ftn51" text:note-class="footnote"><text:note-citation>51</text:note-citation><text:note-body><text:p text:style-name="Footnote">Ibid., 38: “¿Pues qué cosa puede ser de mayor maravilla? ¡O Señor Dios nuestro (dice san Cipriano), cuán admirable es vuestro nombre en toda la tierra! Verdaderamente vos sois Dios obrador de maravillas; ya no me maravillo de la figura del mundo, ni de la firmeza de la tierra (estando cercada de un cielo tan movible), no de la sucesión de los días, ni de la mudanza de los tiempos (en los cuales unas cosas se secan, otras reverdecen; unas mueren, y otras viven), de nada desto me maravillo; sino maravíllome de ver a Dios en el vientre de una doncella; maravíllome de ver al todopoderoso en la cuna; maravíllome de ver como a la palabra de Dios se pudo pegar carne, y cómo siendo Dios sustancia espiritual, recibió vestidura corporal. […] Con mucha razón, por cierto, os espantáis Profeta; porque, ¿que cosa más para espantar, que la que aquí en pocas palabras nos refiere el Evangelista, diciendo: Parió a su unigénito, y envolvióle en unos pañales; y acostóle en un pesebre, porque no halló otro lugar en aquel establo?”</text:p></text:note-body></text:note></text:p>
        <text:p text:style-name="end-env-p"/>
      </text:section>
      <text:p text:style-name="First-line-indent">Lapide’s exegesis and Fray Luis’s preaching guide the faithful to the right kind of devotion at Christmas—to an affective response of awe at the mystery of Christ’s birth. </text:p>
      <text:p text:style-name="First-line-indent">Spanish devotional music for Christmas seems designed primarily to cultivate this same attitude of wonder. Padilla’s setting of <text:span text:style-name="Emphasis"><text:span text:style-name="T1">Voces, las de la capilla</text:span></text:span> evokes wonder not only in the words in the virtuoso composition and performance of the music as well. The villancico aims less to instruct than to amaze. This supports Mary Gaylord’s argument that the goal of elaborate Spanish poetry is “to produce effects of astonishment and awe conveyed by the Latin term <text:soft-page-break/><text:span text:style-name="Emphasis"><text:span text:style-name="T1">admiratio</text:span></text:span>.”<text:reference-mark text:name="x1-8014f52"/><text:note text:id="ftn52" text:note-class="footnote"><text:note-citation>52</text:note-citation><text:note-body><text:p text:style-name="Footnote">Gaylord, “The Making of Baroque Poetry,” 227.</text:p></text:note-body></text:note> Indeed, Padilla’s piece specifically asks listeners to imagine a song that is “as much to hear as to admire [<text:span text:style-name="Emphasis"><text:span text:style-name="T1">admirar</text:span></text:span>],/ as much to admire as to hear.” </text:p>
      <text:p text:style-name="First-line-indent">The concept of <text:span text:style-name="Emphasis"><text:span text:style-name="T1">admiratio</text:span></text:span> is, in fact, central to the Christmas liturgy. It is encapsulated in the fourth Responsory of Matins, <text:span text:style-name="Emphasis"><text:span text:style-name="T1">O magnum mysterium et</text:span></text:span><text:span text:style-name="Emphasis"> </text:span><text:span text:style-name="Emphasis"><text:span text:style-name="T1">admirabile sacramentum</text:span></text:span>: </text:p>
      <text:section text:style-name="Sect1" text:name="begin-end-env-11">
        <text:p text:style-name="begin-env-p"/>
        <text:p text:style-name="quote"><text:span text:style-name="Emphasis"><text:span text:style-name="T1">Respond</text:span></text:span>. O great mystery and admirable sacrament, that the animals should see the newborn Lord, lying in the manger. Blessed Virgin, whose womb was worthy to bear the Lord Christ.<text:line-break/><text:span text:style-name="Emphasis"><text:span text:style-name="T1">Versicle</text:span></text:span>. Greetings, Mary, full of grace: The Lord is with you.<text:reference-mark text:name="x1-8015f53"/><text:note text:id="ftn53" text:note-class="footnote"><text:note-citation>53</text:note-citation><text:note-body><text:p text:style-name="Footnote">Catholic Church, <text:span text:style-name="Emphasis">Breviarium Romanum</text:span>, 175: “<text:span text:style-name="Emphasis">R</text:span>. O magnum mysterium, &amp; admirabile sacramentum, vt animalia viderent Dominum natum, iacentem in praesepio: Beata Virgo, cuius viscera meruerunt portare Dominum Christum. <text:span text:style-name="Emphasis">V</text:span>. Ave Maria, gratia plena: Dominus tecum.”</text:p></text:note-body></text:note></text:p>
        <text:p text:style-name="end-env-p"/>
      </text:section>
      <text:p text:style-name="First-line-indent">In his sermon Fray Luis alludes to this Responsory in terms quite similar to those in Padilla’ villancico, when he cries out, “O venerable mystery, more to be felt than to be spoken of; not to be explained with words but to be adored with wonder in silence.”<text:reference-mark text:name="x1-8016f54"/><text:note text:id="ftn54" text:note-class="footnote"><text:note-citation>54</text:note-citation><text:note-body><text:p text:style-name="Footnote">Granada, <text:span text:style-name="Emphasis">Sermon en la fiesta del nascimiento de nuestro señor</text:span>, 38: “¡O venerable misterio, mas para sentir que para decir; no para explicarse con palabras, sino para adorarse con admiracion en silencio!”</text:p></text:note-body></text:note> </text:p>
      <text:p text:style-name="First-line-indent">This same Responsory was probably paired with Padilla’s <text:span text:style-name="Emphasis"><text:span text:style-name="T1">Voces, las de la capilla</text:span></text:span> in the Puebla Cathedral liturgy on Christmas Eve 1657. Based on the position of this villancico in the Puebla musical manuscripts, it was most likely sung as the fourth villancico in the Matins cycle. This means that in accord with a 1633 decree of the cathedral chapter the villancico would have occupied the same liturgical time and space as the Responsory <text:span text:style-name="Emphasis"><text:span text:style-name="T1">O magnum mysterium</text:span></text:span>. The chapter mandated that while “the lessons should be sung in their entirety,” “the <text:span text:style-name="Emphasis"><text:span text:style-name="T1">chanzoneta</text:span></text:span> [villancico] shall serve for the Responsory, which shall be prayed speaking while the singing is going on.”<text:reference-mark text:name="x1-8017f55"/><text:note text:id="ftn55" text:note-class="footnote"><text:note-citation>55</text:note-citation><text:note-body><text:p text:style-name="Footnote">MEX-Pc: AC 1633-12-30: “que a los maitines de nauidad deste año y de los venideros […] se canten todas las liçiones yn totum sin dejar cossa alguna dellas y que la chansoneta sirba de Responsorio el qual se diga resado mientrass se estubiere cantando.”</text:p></text:note-body></text:note> This villancico stood in between the lessons of the second Nocturne, which were taken from a Christmas sermon of Leo the Great. This means that after a cantor chanted the first <text:soft-page-break/>lesson, a reader spoke the mandatory liturgical text of the fourth Responsory above <text:span text:style-name="Emphasis"><text:span text:style-name="T1">while</text:span></text:span> the chorus sang this villancico. The conjunction of texts may not have communicated much to the lay people outside the walls of the architectural choir, who could not hear or understand the words of the Latin liturgical texts; but for the learned cathedral canons, the simultaneous performance of the Latin prayer and Spanish song would have deepened the hidden connections between the two. </text:p>
      <text:p text:style-name="First-line-indent">The Responsory evokes the scenario of the Nativity, with the animals gathered around the manger, just as the villancico calls up the image of angels, beasts, and humans joining together in song around the Christ-child. In the quatrain (a <text:span text:style-name="Emphasis"><text:span text:style-name="T1">redondilla</text:span></text:span>) that closes the estribillo, the lines <text:span text:style-name="Emphasis"><text:span text:style-name="T1">tan de o</text:span></text:span><text:span text:style-name="Emphasis"><text:span text:style-name="T1">ír y de admirar/ tan de</text:span></text:span><text:span text:style-name="Emphasis"> </text:span><text:span text:style-name="Emphasis"><text:span text:style-name="T1">admirar y de oír</text:span></text:span> actually seem like a reply to the Responsory, as though to say that the mystery of the Incarnate Christ certainly was an “admirable” sacrament—that is, one that can be seen—but it is also an audible sacrament. Listeners in Puebla could not visit the manger in Bethlehem; they could only look at the retable paintings of the Adoration of the Shepherds and the Visitation of the Kings and imagine. But in the conception of this villancico, they could hear the “voices of the chapel choir” reverberating in the space and through those voices they could “hear the voice of the Father/ singing in tones of weeping”—that is, they could hear the Christ the Word himself not merely speaking, but singing, through all the other voices from the choirboys up to the angels. </text:p>
      <text:h text:style-name="Heading-3" text:outline-level="3"><text:reference-mark text:name="x1-90003.3"/>The Infant’s Voice</text:h>
      <text:p text:style-name="Text-body">The source of wonder at Christmas in the particular trope of this villancico was the voices heard at Christ’s birth, and the voice of the baby Jesus in particular. Fray Luis appeals to the sense of hearing throughout his Christmas sermon, starting by asking the faithful to imagine the conversation of Mary and Joseph on their way to Bethlehem. After a detailed visual meditation on the scene in Bethlehem, he exhorts worshippers to turn from sight toward hearing: </text:p>
      <text:section text:style-name="Sect1" text:name="begin-end-env-12">
        <text:p text:style-name="begin-env-p"/>
        <text:p text:style-name="quote">After the devout sight of the manger we open our ears to hear the music of the angels, <text:soft-page-break/>of whom the Evangelist says, that when one of them had finished giving these very glad tidings to the shepherds, there were joined with him a crowd of the heavenly army, and that they all in one voice sang upon the airs praises to God, saying, Glory be to God in the heights, and on the earth peace to men of good will.<text:reference-mark text:name="x1-9001f56"/><text:note text:id="ftn56" text:note-class="footnote"><text:note-citation>56</text:note-citation><text:note-body><text:p text:style-name="Footnote">Granada, <text:span text:style-name="Emphasis">Sermon en la fiesta del nascimiento de nuestro señor</text:span>, 40: “Despues de la vista devota del pesebre, abramos los oídos para oír las músicas de los Ángeles: de los cuales dice el Evangelista, que acabando uno dellos de dar estas tan alegres nuevas a los pastores, se juntó con él una muchedumbre de ejército celestial, y que todos a una voz cantaban por aquellos aires alabanzas a Dios, diciendo: Gloria sea a Dios en las alturas; y en la tierra paz a los hombres de buena voluntad.”</text:p></text:note-body></text:note></text:p>
        <text:p text:style-name="end-env-p"/>
      </text:section>
      <text:p text:style-name="First-line-indent">Even more important than these angelic voices, Fray Luis preaches, is the voice of the newborn Christ himself, “crying and trembling with cold in the stable.” Fray Luis follows an ancient tradition of reading Wisdom 7—in which Christ’s ancestor King Solomon speaks about his own infancy—as a Messianic prophecy: “I too am a mortal man like others, […] and the first sound [<text:span text:style-name="Emphasis"><text:span text:style-name="T1">voz</text:span></text:span>] that I made was crying like other children, because not one of the kings had any different origin in their birth.”<text:reference-mark text:name="x1-9002f57"/><text:note text:id="ftn57" text:note-class="footnote"><text:note-citation>57</text:note-citation><text:note-body><text:p text:style-name="Footnote">Granada, <text:span text:style-name="Emphasis">Sermon en la fiesta del nascimiento de nuestro señor</text:span>, 37–38: “De suerte, que ya puede él decir por sí aquellas palabras del Sabio: Soy yo también hombre mortal como los otros, del linaje terreno de aquél que primero que yo fue formado; y en el vientre de mi madre tomé sustancia de carne; y después de nacido recibí este aire común a todos, y caí en la misma tierra que todos; y la primera voz que di, fue llorando, como todos los otros niños; porque ninguno de los Reyes tuvo otro orígen en su nacimiento; todos tienen una misma manera de entrar en la vida, y una manera de salir della”; Cf. Lapide, <text:span text:style-name="Emphasis">In Quatuor Evangelia</text:span>, 670, on Lk .</text:p></text:note-body></text:note> </text:p>
      <text:p text:style-name="First-line-indent">Fray Luis explicitly compares the voice of this incarnate Word with music. The Dominican friar, as an avid student and teacher of Catholic Humanism, presents Christ as an orator and philosophical teacher, a “Master of Heaven”—<text:span text:style-name="Emphasis"><text:span text:style-name="T1">Maestro del</text:span></text:span><text:span text:style-name="Emphasis"> </text:span><text:span text:style-name="Emphasis"><text:span text:style-name="T1">cielo</text:span></text:span>, the same term used for a musical master: </text:p>
      <text:section text:style-name="Sect1" text:name="begin-end-env-13">
        <text:p text:style-name="begin-env-p"/>
        <text:p text:style-name="quote">Oh fortunate house! Oh stable, more precious than all the royal palaces, where God sat upon the chair [<text:span text:style-name="Emphasis"><text:span text:style-name="T1">c</text:span></text:span><text:span text:style-name="Emphasis"><text:span text:style-name="T1">átedra</text:span></text:span>] of the philosophy of heaven, where the word of God, though made mute, speaks so much more clearly, all the more silently it admonishes us! Look, then, brother, if you wish to be a true philosopher, do not remove yourself from this stable where the word of God cries while keeping silent; but this cry is <text:soft-page-break/>greater eloquence than that of Tully [Cicero], and even than the music of the angels of heaven.<text:reference-mark text:name="x1-9003f58"/><text:note text:id="ftn58" text:note-class="footnote"><text:note-citation>58</text:note-citation><text:note-body><text:p text:style-name="Footnote">Granada, <text:span text:style-name="Emphasis">Sermon en la fiesta del nascimiento de nuestro señor</text:span>, 39: “¡O dichosa casa! O establo más precioso, que todos los palacios reales, donde Dios asentó la cátedra de la Filosofía del cielo, donde la palabra de Dios enmudecida, tanto más claramente habla, cuanto más calladamente nos avisa. Mira pues, hermano (si quieres ser verdadero Filósofo) no te apartes deste establo; donde la palabra de Dios callando llora; mas este lloro es mayor elocuencia que la de Tulio, y aun que las músicas de los Ángeles del cielo.”</text:p></text:note-body></text:note></text:p>
        <text:p text:style-name="end-env-p"/>
      </text:section>
      <text:p text:style-name="First-line-indent">It is important to note that here again, the preacher’s concern is not simply to explain some fact about Christ’s birth; instead he wants to prompt the faithful to <text:span text:style-name="Emphasis"><text:span text:style-name="T1">listen</text:span></text:span> to Christ’s voice. </text:p>
      <text:p text:style-name="First-line-indent">Fray Luis’s image of the infant Christ as an orator encapsulates the trope of Christ as the <text:span text:style-name="Emphasis"><text:span text:style-name="T1">Verbum infans</text:span></text:span>. For this passage Fray Luis cites “a doctor,” and in fact the whole passage is a paraphrase from Saint Bernard of Clairvaux. When the friar calls Jesus <text:span text:style-name="Emphasis"><text:span text:style-name="T1">la palabra de Dios enmudecida</text:span></text:span> he is glossing the term <text:span text:style-name="Emphasis"><text:span text:style-name="T1">Verbum infans</text:span></text:span> in Bernard’s fifth Christmas sermon. Bernard expresses the trope in this way: </text:p>
      <text:section text:style-name="Sect1" text:name="begin-end-env-14">
        <text:p text:style-name="begin-env-p"/>
        <text:p text:style-name="quote">But what kind of mediator is this, you ask, who is born in a stable, placed in a manger, wrapped in cloths like all others, cries like all others, in sum, who lies unspeaking as an infant [<text:span text:style-name="Emphasis"><text:span text:style-name="T1">infans</text:span></text:span>], just as others are accustomed to do? A great mediator he is indeed, even in this seeking all the things that are for peace, not just going through the motions but working effectively. He is an infant, but he is the infant Word [<text:span text:style-name="Emphasis"><text:span text:style-name="T1">Verbum infans</text:span></text:span>], and not even in his infancy does he keep silent.<text:reference-mark text:name="x1-9004f59"/><text:note text:id="ftn59" text:note-class="footnote"><text:note-citation>59</text:note-citation><text:note-body><text:p text:style-name="Footnote">Clairvaux, <text:span text:style-name="Emphasis">In nativitate Domini</text:span>, 128A, Sermo V: “Sed qualis mediator est, inquies, qui in stabulo nascitur, in praesepio ponitur, pannis involvitur sicut caeteri, plorat ut caeteri, denique infans jacet, ut caeteri consueverunt? Magnus plane mediator est, etiam in his omnibus, quae ad pacem sunt, non perfunctorie, sed efficaciter quaerens. Infans quidem est, sed Verbum infans, cujus ne ipsa quidem infantia tacet.”</text:p></text:note-body></text:note></text:p>
        <text:p text:style-name="end-env-p"/>
      </text:section>
      <text:p text:style-name="First-line-indent">The term refers to Christ as the Word who is both “infant” and “unspeaking,” since like the Spanish <text:span text:style-name="Emphasis"><text:span text:style-name="T1">infante</text:span></text:span> in Padilla’s villancico, the Latin word <text:span text:style-name="Emphasis"><text:span text:style-name="T1">infans</text:span></text:span> can have either meaning. </text:p>
      <text:p text:style-name="First-line-indent">Bernard is himself drawing on an older tradition of the theology of the Word going back to Saint Augustine, who reiterates this trope throughout his dozens of Christmas sermons. <text:soft-page-break/>Augustine’s editors even title one sermon <text:span text:style-name="Emphasis"><text:span text:style-name="T1">Verbum infans doctor humilitatis</text:span></text:span>—the infant Word, teacher of humility.<text:reference-mark text:name="x1-9005f60"/><text:note text:id="ftn60" text:note-class="footnote"><text:note-citation>60</text:note-citation><text:note-body><text:p text:style-name="Footnote">Augustine, <text:span text:style-name="Emphasis">Sermones de tempore</text:span>, 1004, heading for sermon 187.</text:p></text:note-body></text:note> In another, Augustine preaches, </text:p>
      <text:section text:style-name="Sect1" text:name="begin-end-env-15">
        <text:p text:style-name="begin-env-p"/>
        <text:p text:style-name="quote">[This day] is called the Nativity of the Lord, when the Wisdom of God manifested itself unspeaking [or, as an infant], and the Word of God without words sent forth a voice of flesh. That divinity which was thus hidden, was both signified to the Magi by the witness of Heaven, and announced to the shepherds by an angelic voice. This, therefore, is the day whose anniversary we celebrate in our ritual.<text:reference-mark text:name="x1-9006f61"/><text:note text:id="ftn61" text:note-class="footnote"><text:note-citation>61</text:note-citation><text:note-body><text:p text:style-name="Footnote">Ibid., 997, Sermo 185, In Natali Domini 2: “Natalis Domini dicitur, quando Dei Sapientia se demonstravit infantem, et Dei Verbum sine verbis vocem carnis emisit. Illa tamen occulta divinitas, et Magis coelo teste significate, et pastoribus angelica voce nuntiata est. Hanc igitur anniversaria solemnitate celebramus diem […].”</text:p></text:note-body></text:note></text:p>
        <text:p text:style-name="end-env-p"/>
      </text:section>
      <text:p text:style-name="First-line-indent">True to his background in Neoplatonic philosophy, Augustine builds a chain of signification from the highest level of being to the lowly realm of human experience. He moves from the Godhead and its incarnation as the Christ-child to the signs that pointed to this reality in the material world; moving from divine Wisdom to the child in whom God manifested himself. He then moves to the worldly signs that pointed to Christ at his birth, and finally links this to the present-day ritual of the Mass of the Nativity. As the master of a theology of communication through sign and signified (in <text:span text:style-name="Emphasis"><text:span text:style-name="T1">De doctrina christiana</text:span></text:span>), Augustine is teaching the faithful to ascend in contemplation through that same chain—to hear the words proclaimed in their midst through Scripture, preaching, and liturgy as signs pointing to the angels’ song in Bethlehem; to hear and heed the angel’s exhortation to the shepherds to seek out the “sign” of “a child wrapped in swaddling clothes and lying in a manger” (Lk 2). The Christ child they found was at this “infant” stage of life, not a speaker of divine words, but was the very Word himself—as Augustine says, “a voice of flesh.” </text:p>
      <text:p text:style-name="First-line-indent">The <text:span text:style-name="Emphasis"><text:span text:style-name="T1">Verbum infans</text:span></text:span> trope fundamentally provides a way of thinking about communication between God and humankind. As the first-century author of the New Testament letter to the <text:soft-page-break/>Hebrews explained it, “Long ago God spoke to our ancestors in many and various ways by the prophets, but in these last days he has spoken to us by a Son […]. He is the reflection of God’s glory and the exact imprint of God’s very being, and he sustains all things by his powerful word” (Hb –3, NRSV). Augustine creates an extended metaphor of the voice to explore how exactly Christ could be the Word incarnate, using human communication to understand divine communication. The peculiar features of the voice allow Augustine to defend the doctrine that Christ was not “changed” into flesh, but “remained the Son of God” even “having been made the Son of Man.”<text:reference-mark text:name="x1-9007f62"/><text:note text:id="ftn62" text:note-class="footnote"><text:note-citation>62</text:note-citation><text:note-body><text:p text:style-name="Footnote">Ibid., 1002, Sermo 187, In Natali Domini 4: “manentem Dei filium, factum hominis filium.”</text:p></text:note-body></text:note> The Word of God existed from eternity, Augustine teaches, drawing on his learning in rhetoric and language (as also expressed in his treatise <text:span text:style-name="Emphasis"><text:span text:style-name="T1">De</text:span></text:span><text:span text:style-name="Emphasis"> </text:span><text:span text:style-name="Emphasis"><text:span text:style-name="T1">musica</text:span></text:span>). In its eternal state it “was not varied by punctuation marks whether short or long [<text:span text:style-name="Emphasis"><text:span text:style-name="T1">nec morulis brevibus longisque</text:span></text:span>, a concept echoed in Padilla’s <text:span text:style-name="Emphasis"><text:span text:style-name="T1">m</text:span></text:span><text:span text:style-name="Emphasis"><text:span text:style-name="T1">áxima y breve</text:span></text:span>], nor drawn together by the voice, nor ended by silence.”<text:reference-mark text:name="x1-9008f63"/><text:note text:id="ftn63" text:note-class="footnote"><text:note-citation>63</text:note-citation><text:note-body><text:p text:style-name="Footnote">Ibid., 1001, Sermo 187, In Natali Domini 4: “Quanto magis Verbum Dei, per quod facta sunt omnia, et quod in se manens innovat omnia; quod nec locis concluditur; nec temporibus tenditur, nec morulis brevibus longisque variatur, nec vocibus texitur, nec silentio terminatur; quanto magis hoc tantum et tale Verbum potuit matris uterum assumpto corpore fecundare, et de sinu Patris non emigrare?”</text:p></text:note-body></text:note> But just Christ as the Word took on flesh and became known to humans, Augustine teaches, in the same way an idea becomes a spoken word, without ceasing to be an idea. In the form of a spoken word it can be communicated to those who hear it and enter into their minds as an idea. </text:p>
      <text:p text:style-name="First-line-indent">This is because for Augustine, a word first exists as pure thought before it is spoken, but when uttered is “clothed in the voice”: </text:p>
      <text:section text:style-name="Sect1" text:name="begin-end-env-16">
        <text:p text:style-name="begin-env-p"/>
        <text:p text:style-name="quote">A word [<text:span text:style-name="Emphasis"><text:span text:style-name="T1">verbum</text:span></text:span>; or, thought] that we carry in the heart, when joined with a voice [<text:span text:style-name="Emphasis"><text:span text:style-name="T1">vox</text:span></text:span>; or, speech, spoken word], we bring forth to the ear, is not changed into the voice, but the whole word is assumed into the voice in which it proceeds, so that internally the idea the word makes intelligible remains, while externally the voice produces the sound that is heard. This word, then, brings forth in sound, what <text:soft-page-break/>previously resounded in silence. The word, upon being made a voice [or, upon being spoken], is not changed into the voice itself, but rather, remaining in the mind’s light, and having assumed the voice [or speech] of flesh, it proceeds to the hearer, and does not leave the thinker. The word in silence is not thought by means of this voice [spoken word], whether it is Greek or Latin or whatever other tongue: but rather, the thing itself which is to be said, before all other differentiations of tongues, is understood in some naked manner in the chambers of the heart, from whence it proceeds, being spoken, to be clothed in the voice.<text:reference-mark text:name="x1-9009f64"/><text:note text:id="ftn64" text:note-class="footnote"><text:note-citation>64</text:note-citation><text:note-body><text:p text:style-name="Footnote">Ibid., 1002, Sermo 187, In Natali Domini 4: “Sicut verbum quod corde gestamus, fit vox cum id ore proferimus, non tamen illud in hanc commutatur, sed illo integro ista in qua procedat assumitur, ut et intus maneat quod intelligatur, et foris sonet quod adiatur: hoc idem tamen profertur in sono, quod ante sonuerat in silentio; atque ita verbum cum fit vox, non mutatur in vocem; sed manens in mentis luce, et assumpta carnis voce procedit ad audientem, et non deserti cogitantem. Non cum ipsa vox in silentio cogitatur, quae vel graecae est, vel latinae, vel linguae alterius cujuslibet: sed cum ante omnem linguarum diversitatem res ipsa quae dicenda est, adhuc in cubili cordis quodam modo nuda est intelligenti, quae ut inde procedat loquentis voce vestitur.”</text:p></text:note-body></text:note></text:p>
        <text:p text:style-name="end-env-p"/>
      </text:section>
      <text:p text:style-name="First-line-indent">Augustine is reflecting on language as a way to understand how Christ can be in his body the form of communication between God and humankind.<text:reference-mark text:name="x1-9010f65"/><text:note text:id="ftn65" text:note-class="footnote"><text:note-citation>65</text:note-citation><text:note-body><text:p text:style-name="Footnote">For further on Augustine’s concept of the Word and its relationship to language and rhetoric, see the sermons <text:span text:style-name="Emphasis">De verbis Domini</text:span> and the treatise <text:span text:style-name="Emphasis">De doctrina christiana</text:span> (which connects voice and incarnation in the same way in I 16). The theology of Christ as the Word is also exhaustively treated in Lapide’s commentary on the first chapter of John, Lapide, <text:span text:style-name="Emphasis">In Quatuor Evangelia</text:span>, 872–889.</text:p></text:note-body></text:note> </text:p>
      <text:p text:style-name="First-line-indent">The spoken voice serves as the external medium through which human thought is transferred from one person’s inner heart and mind to that of another. The body thus converts an inarticulate, abstract idea into a form that others can perceive through the physical act of hearing. The voice itself, then, is independent of the body; it transfers the idea to the hearer without the idea leaving the speaker’s mind. Theologically, in Augustine’s conception, Christ as the eternal Word is like the inner thought before being expressed in speech; Christ as the Word made flesh is like the human spoken word. Thus the Christ-child embodies divine communication not through spoken words, but through his very body. </text:p>
      <text:p text:style-name="First-line-indent">Augustine’s theology of voice opens up rich possibilities for later interpreters in the <text:soft-page-break/>tradition to consider the Christ-child in specifically musical terms. If Christ communicates God through his body, then one might imagine the Christ-child as an oration given by a master speaker, as Lapide does in his commentary on Luke: “We hear God teaching and preaching from the chair [<text:span text:style-name="Emphasis"><text:span text:style-name="T1">cathedra</text:span></text:span>] of this manger, not by a word but by a deed: […] I have been made a little one, of your bone and your flesh, I am made man, in order to make you God.”<text:reference-mark text:name="x1-9011f66"/><text:note text:id="ftn66" text:note-class="footnote"><text:note-citation>66</text:note-citation><text:note-body><text:p text:style-name="Footnote">Ibid., 673, on Lk 2: “Quid fecit tantus Deus, in tantilla carne, jacens in praesepio? Audiamus ipsummet in praesepii cathedra, non verbo sed facto docentem et praedicantem: […] Parvulus factus sum, os tuum et caro tua, factus sum homo, ut te Deum efficerem.”</text:p></text:note-body></text:note> If the voice is an apt metaphor for Christ as the divine Word, conveying the divine nature to humanity, then Christ’s actual voice would communicate doubly. And if Christ can be both orator and oration, then surely he can be both singer and song as well. </text:p>
      <text:p text:style-name="First-line-indent">As the villancico <text:span text:style-name="Emphasis"><text:span text:style-name="T1">Voces, las de la capilla</text:span></text:span> presents these tropes, the Christ-child is the masterwork that proves the craft of the divine craftsman, imagined as a chapelmaster in the Spanish fashion. Bringing together <text:span text:style-name="Emphasis"><text:span text:style-name="T1">maxima</text:span></text:span> and <text:span text:style-name="Emphasis"><text:span text:style-name="T1">breve</text:span></text:span>, “high” and low in the incarnate Christ, God the Father “proves” that he can form “consonances between a man and God” (copla 2). Thus on one level Christ is God’s song, and “the Word” is envisioned not as speech but as music. Christ, then, takes the “lyrics” of his ancestor David, royal chapelmaster, and “sets them to notes” (poem l. 7) through his heroic, sacrificial life. He himself holds the <text:span text:style-name="Emphasis"><text:span text:style-name="T1">clave</text:span></text:span> (musical clef/key of authority); he himself is the <text:span text:style-name="Emphasis"><text:span text:style-name="T1">divisa</text:span></text:span> (sign); and it is Christ himself who is <text:span text:style-name="Emphasis"><text:span text:style-name="T1">el</text:span></text:span><text:span text:style-name="Emphasis"> </text:span><text:span text:style-name="Emphasis"><text:span text:style-name="T1">signo a la mi re</text:span></text:span>, “the sign of A”—the first note of a new song in which can be heard “the voice of the Father” (ll. 9, 11, 24, 27). This connects to a larger theological trope of Christ as the “new song” of the psalms and the Apocalypse.<text:reference-mark text:name="x1-9012f67"/><text:note text:id="ftn67" text:note-class="footnote"><text:note-citation>67</text:note-citation><text:note-body><text:p text:style-name="Footnote">Ps 3, 40:3, 96:1, 98:1, 144:9, 149:1; Is 42:10; Rv 5:9, 14:3.</text:p></text:note-body></text:note> </text:p>
      <text:p text:style-name="First-line-indent">This theological context can help us recognize that one of the most puzzling lines in the poem is also a key to its meaning. When the poem refers to “the sign of <text:span text:style-name="Emphasis"><text:span text:style-name="T1">A (la,</text:span></text:span><text:span text:style-name="Emphasis"> </text:span><text:span text:style-name="Emphasis"><text:span text:style-name="T1">mi, re)</text:span></text:span>” it makes Christ himself the sign, and it imagines the sound of Christ’s infant voice not as words but as music. The <text:span text:style-name="Emphasis"><text:span text:style-name="T1">signo</text:span></text:span> in this line of the villancico’s estribillo connects back to the <text:span text:style-name="Emphasis"><text:span text:style-name="T1">divisa</text:span></text:span> of the <text:soft-page-break/>poem’s introduction. Both words draw on theological traditions that see Christ the Word as a “sign,” and therefore even as a letter. In his 1611 Spanish dictionary Sebastián de Covarrubias glosses the Spanish <text:span text:style-name="Emphasis"><text:span text:style-name="T1">divisa</text:span></text:span> with the Latin <text:span text:style-name="Emphasis"><text:span text:style-name="T1">signum</text:span></text:span>, from the Greek <text:span text:style-name="Emphasis"><text:span text:style-name="T1">s</text:span></text:span><text:span text:style-name="Emphasis"><text:span text:style-name="T1">ēma</text:span></text:span>, sign. Likewise, Lapide calls Christ “the sign of reconciliation of the human race to God.”<text:reference-mark text:name="x1-9013f68"/><text:note text:id="ftn68" text:note-class="footnote"><text:note-citation>68</text:note-citation><text:note-body><text:p text:style-name="Footnote">Covarrubias Orozco, <text:span text:style-name="Emphasis">Tesoro de la lengua castellana, o española</text:span>, s.v. <text:span text:style-name="Emphasis">divisa</text:span>; Lapide, <text:span text:style-name="Emphasis">In Quatuor Evangelia</text:span>, 685–686, on Lk 2.</text:p></text:note-body></text:note> </text:p>
      <text:p text:style-name="First-line-indent">What kind of a sign is Christ, then? There is a strong tradition, extending back to words reportedly spoken by Christ himself in the Revelation to John, of thinking of Christ as a letter. In a Christmas sermon Augustine connects the concept of the Word in John 1 to Christ’s statement in Revelation, “I am <text:span text:style-name="Emphasis"><text:span text:style-name="T1">alpha</text:span></text:span> and <text:span text:style-name="Emphasis"><text:span text:style-name="T1">omega</text:span></text:span>, first and last, beginning and end” (Rv 23). Augustine uses the first and last letters of the Greek alphabet to explain the doctrine of the two conceptions of Christ, namely, that the Son of God was begotten eternally of the Father, but born temporally of the Virgin. Christ’s status as the Word had no beginning, but there was a temporal beginning to his life as a man. “And just as no letter comes before <text:span text:style-name="Emphasis"><text:span text:style-name="T1">alpha</text:span></text:span>,” Augustine preaches, nothing precedes Christ or follows after him, “for he is God.”<text:reference-mark text:name="x1-9014f69"/><text:note text:id="ftn69" text:note-class="footnote"><text:note-citation>69</text:note-citation><text:note-body><text:p text:style-name="Footnote">Augustine of Hippo, <text:span text:style-name="Emphasis">Tomus primus [-decimus] omnium operum D. Aurelii Augustini Hipponensis episcopi, ad fidem vetustorum exemplarium summa vigilantia repurgatoru[m] à mendis innumeris ... : cui accesserunt libri epistolae, sermones, &amp; fragmenta aliquot, hactenus nunquam impressa. Additus est &amp; index, multo quám Basilensis fuerat copiosor.</text:span>, 10 vols., MEX-Plf: 393-42010903 and others <text:span text:style-name="Emphasis">ex libris</text:span> Oratorio de San Felipe Neri (Paris, 1555), vol. 10, 118r, In Natali Domini 2: “Si fides assit, aperta est ratio qua Christus nunc minor, nunc aequalis patri sacris voluminibus asseratur, sicut ipse de se dicit, Ego primus &amp; novissimus. Indubitanter agnosce quòd priorem non potest habere qui primus est. Item, Ego sum <draw:frame draw:style-name="fr1" draw:name="mobj-6" text:anchor-type="as-char" svg:width="0.1811in" svg:height="0.1839in" draw:z-index="4"><draw:object xlink:href="./main-3-m6" xlink:type="simple" xlink:show="embed" xlink:actuate="onLoad"/><draw:image xlink:href="./ObjectReplacements/main-3-m6" xlink:type="simple" xlink:show="embed" xlink:actuate="onLoad"/></draw:frame><text:s/>et <draw:frame draw:style-name="fr1" draw:name="mobj-7" text:anchor-type="as-char" svg:width="0.2008in" svg:height="0.1839in" draw:z-index="5"><draw:object xlink:href="./main-3-m7" xlink:type="simple" xlink:show="embed" xlink:actuate="onLoad"/><draw:image xlink:href="./ObjectReplacements/main-3-m7" xlink:type="simple" xlink:show="embed" xlink:actuate="onLoad"/></draw:frame><text:s/>. Et sicut alpha litera nulla praecedit, ita &amp; filium dei nulli secundum constat esse, quia deus est.” Cornelius à Lapide, <text:span text:style-name="Emphasis">Commentaria In Acta Apostolorum Epistolas Canonicas Et Apocalypsin</text:span> (Antwerp, 1627), on Rv 1.</text:p></text:note-body></text:note> In the villancico’s terms, he is “the one who is before time” (l. 24). The <text:span text:style-name="Emphasis"><text:span text:style-name="T1">divisa</text:span></text:span>, then, signifies the start of a new <text:span text:style-name="Emphasis"><text:span text:style-name="T1">tiempo</text:span></text:span> (l. 11, 23). To use Augustine’s concept of voice and word discussed earlier, then, the beginning of Christ’s human life is the moment when idea is “clothed in the voice” and communication becomes possible. </text:p>
      <text:p text:style-name="First-line-indent">In the villancico, the reference to Christ as the letter <text:span text:style-name="Emphasis"><text:span text:style-name="T1">A</text:span></text:span> has more than just the typical symbolic associations of <text:span text:style-name="Emphasis"><text:span text:style-name="T1">alpha</text:span></text:span> and <text:span text:style-name="Emphasis"><text:span text:style-name="T1">omega</text:span></text:span>, since the piece makes explicit that the “sign” is a musical pitch, <text:span text:style-name="Emphasis"><text:span text:style-name="T1">A (la, mi, re)</text:span></text:span>—the note at the center of the Guidonian hand.<text:reference-mark text:name="x1-9015f70"/><text:note text:id="ftn70" text:note-class="footnote"><text:note-citation>70</text:note-citation><text:note-body><text:p text:style-name="Footnote">In Guido’s mnemonic system, all the notes that could be sung from <text:span text:style-name="Emphasis">Gamma ut</text:span> upwards (G<text:span text:style-name="textsubscript">2</text:span> to E<text:span text:style-name="textsubscript">5</text:span>) were laid out in a spiral on the upraised palm of the left hand. The <text:span text:style-name="Emphasis">A (la, mi, re)</text:span> above “middle C” (that is, A<text:span text:style-name="textsubscript">4</text:span>) was indicated by pointing to the inside of the second knuckle of the middle finger. One might speculate that this might be a Guidonian reading of an iconographic tradition depicting the Christ-child, mouth closed, with hand upraised in a gesture of blessing. Typically this means the index and middle fingers are raised and the fourth and fifth fingers are curled down.</text:p></text:note-body></text:note> Padilla makes this <text:soft-page-break/>symbolism even stronger through his literal puns of solmization on the note <text:span text:style-name="Emphasis"><text:span text:style-name="T1">A</text:span></text:span> and the syllables <text:span text:style-name="Emphasis"><text:span text:style-name="T1">la</text:span></text:span>, <text:span text:style-name="Emphasis"><text:span text:style-name="T1">mi</text:span></text:span>, and <text:span text:style-name="Emphasis"><text:span text:style-name="T1">re</text:span></text:span>. If Christ himself is the sign, and if he is both singer and song, then the “sign of A” is his singing voice—the cries of the infant considered as music. The theological sources of the <text:span text:style-name="Emphasis"><text:span text:style-name="T1">Verbum infans</text:span></text:span> trope do not all depict the Christ-child’s crying voice. Much like in the English carol that says “little Lord Jesus, no crying he makes,” Bernard and Fray Luis say the Word speaks even while silent; Luis and Lapide describe Christ as an orator but make clear that Christ himself <text:span text:style-name="Emphasis"><text:span text:style-name="T1">is</text:span></text:span> the oration; and Augustine’s treatment of the voice is really a metaphor for Incarnation. But the concept of “the sign of A” in the villancico, understood within the <text:span text:style-name="Emphasis"><text:span text:style-name="T1">Verbum infans</text:span></text:span> theological trope, opens up the possibility of interpreting the newborn Christ’s inarticulate cries in musical terms as an expression, not of verbal concepts, but of his physical being. In fact, there is evidence that Spanish Catholics heard a special theological significance in the sound of a baby’s first cry, and that they believed a boy’s first cry to be literally the sound <text:span text:style-name="Emphasis"><text:span text:style-name="T1">A</text:span></text:span> (pronounced like <text:span text:style-name="Emphasis"><text:span text:style-name="T1">ah</text:span></text:span>). Covarrubias begins his Spanish dictionary with this definition of the letter A: </text:p>
      <text:section text:style-name="Sect1" text:name="begin-end-env-17">
        <text:p text:style-name="begin-env-p"/>
        <text:p text:style-name="quote">The first letter in order according to all the nations that used characters, […] and this because of its being so very simple in its pronunciation [<text:span text:style-name="Emphasis"><text:span text:style-name="T1">prolaci</text:span></text:span><text:span text:style-name="Emphasis"><text:span text:style-name="T1">ón</text:span></text:span>]. […] And thus it is the first thing that man pronounces in being born, except that the male (since he has more strength) says A, and the female E [pronounced <text:span text:style-name="Emphasis"><text:span text:style-name="T1">eh</text:span></text:span>], in which man seems to enter into the world, lamenting his first parents Adam and Eve.<text:reference-mark text:name="x1-9016f71"/><text:note text:id="ftn71" text:note-class="footnote"><text:note-citation>71</text:note-citation><text:note-body><text:p text:style-name="Footnote">Covarrubias Orozco, <text:span text:style-name="Emphasis">Tesoro de la lengua castellana, o española</text:span>, s.v. <text:span text:style-name="Emphasis">A</text:span>: “Primera letra en orden cerca de todas las naciones que usaron caracteres, […] y esto por ser simplicissima en su prolacion. […] Y assi es la primera que el hombre pronuncia en naciendo, saluo que el varon como tiene mas fuerça dize A, y la hembra E, en que parece entrar en el mundo, lamentandose de sus primeros padres Adan y Eva.” On symbolic alphabets in early modern devotional music, see Robert L. Kendrick, <text:span text:style-name="Emphasis">Singing Jeremiah: Music and Meaning in Holy Week</text:span> (Bloomington, IN: Indiana University Press, 2014), 38–40.</text:p></text:note-body></text:note></text:p>
        <text:p text:style-name="end-env-p"/>
      </text:section>
      <text:p text:style-name="First-line-indent">By this account, keeping in mind Fray Luis’s description of Christ’s newborn cries, the baby Jesus first cried out with the inarticulate vowel <text:span text:style-name="Emphasis"><text:span text:style-name="T1">A</text:span></text:span>, expressing in this sound his essenced as <text:soft-page-break/><text:span text:style-name="Emphasis"><text:span text:style-name="T1">alpha</text:span></text:span> and <text:span text:style-name="Emphasis"><text:span text:style-name="T1">omega</text:span></text:span>, as incarnate Word. Of course, A is also the first of the musical tones alphabetically, and may have been used as a common tuning pitch, as today. The sound of his voice in this context expressed Christ’s identity as the son of Adam, while also serving as a tuning note, or intonation, for a new song to replace the “wandering song” given to “the first man” (l. 34–35). All the other voices of Christmas follow after and echo the voice of Christ. Thus Christ in his cries performs the song that he himself is. What the worshippers heard in the baby’s cries was “the voice of the Father/ singing in tones of weeping,” a “song/ as much to hear as to admire” (ll. 27–30). This was not just an <text:span text:style-name="Emphasis"><text:span text:style-name="T1">admirabile sacramentum</text:span></text:span> as in the Responsory, but an audible sacrament as well—the sign of the bodily presence of the divine entering into their ears through sounds that were more like music than speech. </text:p>
      <text:p text:style-name="First-line-indent">Musical performance provided an apt medium to realize this concept, as the singing and playing gave material form to the concepts of the poetry and illustrated those concepts through the artifice of the music. Augustine, Fray Luis, and Lapide all connect the present-day liturgy of Christmas to the historical music of the angels at Christmas and ultimately to Christ himself as the divine Word, <text:span text:style-name="Emphasis"><text:span text:style-name="T1">Verbum infans</text:span></text:span>. Likewise, the villancico poem begins by invoking not angelic choirs or the musical menagerie of the manger, but rather calls listeners’ attention to the “voices of the chapel choir,” asking them to heed “what is sung” (ll. 1–2). Only through “putting notes to his lyrics” can the composer fully enact the concept of theological hearing central to the text. Listeners are asked to pay attention not only to the words, but to “what is sung”—which includes the sonic whole of the composition with its plays of solmization, rhythm, stylistic allusion, and contrapuntal devices. Through the voices of the Puebla chapel choir, the faithful could listen for the unhearable higher music of Christmas, which ultimately meant encountering Christ himself. </text:p>
      <text:h text:style-name="Heading-2" text:outline-level="2">3.4 <text:reference-mark text:name="x1-100003.4"/>Establishing a Pedigree in a Lineage of Metamusical Composition</text:h>
      <text:p text:style-name="Text-body">The high level of ingenuity, both theological and musical, in this villancico makes <text:span text:style-name="Emphasis"><text:span text:style-name="T1">Voces, </text:span></text:span><text:soft-page-break/><text:span text:style-name="Emphasis"><text:span text:style-name="T1">las de la capilla</text:span></text:span> one of Juan Gutiérrez de Padilla’s master-works, in the early modern sense of a piece that proves the artisan’s mastery of his craft. As such, the piece served a social function in addition to being an object of devotion. For Padilla’s fellow musicians, chapelmasters, and the educated elite of Puebla, the piece demonstrated Padilla’s skill and established his place in a tradition of composition. Padilla’s setting is one link in a chain of homage and emulation, within a specific family of villancicos as well as within the broader subgenre of metamusical pieces. In the following chapters we will see more examples of the same patterns of adaptation. In the case of <text:span text:style-name="Emphasis"><text:span text:style-name="T1">Voces, las de la</text:span></text:span><text:span text:style-name="Emphasis"> </text:span><text:span text:style-name="Emphasis"><text:span text:style-name="T1">capilla</text:span></text:span>, evidence survives for two previous villancicos based on the same or similar poems, though the music for both is apparently lost. These pieces allowed Spanish composers to prove both their compositional craft and their acuity as literary and theological interpreters in a tradition of “music about music.” </text:p>
      <text:p text:style-name="First-line-indent">Prior to Padilla’s 1657 piece, there are sources for at least two earlier versions. As shown in table 3.3, there are two sources for a pre-1644 version beginning <text:span text:style-name="Emphasis"><text:span text:style-name="T1">Voces, las</text:span></text:span><text:span text:style-name="Emphasis"> </text:span><text:span text:style-name="Emphasis"><text:span text:style-name="T1">de la capilla</text:span></text:span>: a 1649 catalog entry for a setting by Francisco de Santiago (then chapelmaster of Seville Cathedral) from the collection of Portuguese King John IV, and a 1642 poetry imprint of a performance, possibly of Santiago’s setting, by the royal chapel in Lisbon. There is also a source for a variant version of the text, <text:span text:style-name="Emphasis"><text:span text:style-name="T1">Cantores de la capilla</text:span></text:span>, performed for Epiphany 1647 at Seville Cathedral and probably composed by Santiago’s successor, Luis Bernardo Jalón. This 1647 Seville imprint survives in a single copy as part of a binder’s collection in Puebla. </text:p>
      <text:section text:style-name="Sect1" text:name="Section10">
        <text:p text:style-name="Text-body"><text:span text:style-name="caption-title">Table 3.3</text:span><text:reference-mark text:name="x1-100013"/><text:span text:style-name="caption-title">: </text:span>Known settings of the <text:span text:style-name="Emphasis"><text:span text:style-name="T1">Voces, las de la capilla</text:span></text:span> villancico family </text:p>
      </text:section>
      <text:p text:style-name="First-line-indent">The earliest known musical setting of this textual tradition is by Francisco de Santiago. This Carmelite friar was born with the surname Veiga in Portugal and served as chapelmaster at Seville Cathedral from 1617 (succeeding Alonso Lobo) to 1643 (succeeded by Luis Bernardo Jalón).<text:reference-mark text:name="x1-10002f72"/><text:note text:id="ftn72" text:note-class="footnote"><text:note-citation>72</text:note-citation><text:note-body><text:p text:style-name="Footnote">Robert Murrell Stevenson, “Santiago, fray Francisco de (born ca. 1578 at Lisbon; died October 5, 1644, at Seville),” <text:span text:style-name="Emphasis">Anuario Musical</text:span>, 1970, 1–11; <text:span text:style-name="Emphasis">Diccionario de la música española e hispanoamericana</text:span>, s.v. “Santiago, fray Francisco de,” by Mariano Pérez Gutiérrez.</text:p></text:note-body></text:note> Santiago had maintained a lifelong association and correspondence with the Duke of <text:soft-page-break/>Braganza, who after 1640 reigned as King John IV of Portugal. Santiago obtained permission from the Seville Cathedral chapter to visit Lisbon every five years (1625, 1630, 1635, and 1640). Whether Santiago wrote specifically for the royal chapel in Lisbon, or simply brought John IV copies of his music from Seville, the Portuguese monarch acquired a collection of five hundred thirty-eight villancicos by Santiago, not to mention other musical genres. In 1649 John had a catalog printed of his collection, which is now all that survives after the fires that followed the Lisbon earthquake of 1755. Among the “Christmas Villancicos of Fray Francisco de Santiago” in the catalog appears the following entry: “Vozes las de la capilla. solo. Ya trechos las distancias. a 9.”<text:reference-mark text:name="x1-10003f73"/><text:note text:id="ftn73" text:note-class="footnote"><text:note-citation>73</text:note-citation><text:note-body><text:p text:style-name="Footnote">Craesbeck, <text:span text:style-name="Emphasis">Primeira parte do index da livraria de mvsica do mvyto alto, e poderoso rey Dom João o IV. nosso senhor</text:span>, caixão 26, no. 674; see also Mário de Sampayo Ribeiro, <text:span text:style-name="Emphasis">Livraria de música de el-rei D. João IV; estudo musical, histórico e bibliográfico</text:span> (Lisbon: Academia Portuguesa da História, 1967).</text:p></text:note-body></text:note> </text:p>
      <text:p text:style-name="First-line-indent">Unfortunately only this description remains of Santiago’s setting, but an imprint from the Portuguese Royal Chapel, Christmas 1642, may document a performance of the same piece.<text:reference-mark text:name="x1-10004f74"/><text:note text:id="ftn74" text:note-class="footnote"><text:note-citation>74</text:note-citation><text:note-body><text:p text:style-name="Footnote"><text:span text:style-name="Emphasis">Villancicos qve se cantarão na real capella do muyto alto, &amp; poderoso Rey Dom Ioamo IIII. nosso senhor. Nas matina da noite do Natal da era de 1642</text:span> (Lisbon, 1642), P:Ln RES-189-3-P (no. 2).</text:p></text:note-body></text:note> The imprint, as was typical, does not list the composer or poet’s names, so it may also be a different setting of a variant texts with the same incipits. In support of the argument that the imprint corresponds to Santiago’s setting is the evidence that in 1640, the year Santiago last visited Lisbon, an imprint records the performance by John IV’s chapel of another villancico, <text:span text:style-name="Emphasis"><text:span text:style-name="T1">Ant</text:span></text:span><text:span text:style-name="Emphasis"><text:span text:style-name="T1">ón Llorente y Bartolo</text:span></text:span>, which would also later be included in the 1649 catalog among the works of Santiago.<text:reference-mark text:name="x1-10005f75"/><text:note text:id="ftn75" text:note-class="footnote"><text:note-citation>75</text:note-citation><text:note-body><text:p text:style-name="Footnote">L:Pn RES-189-1-p (no. 2); Craesbeck, <text:span text:style-name="Emphasis">Primeira parte do index da livraria de mvsica do mvyto alto, e poderoso rey Dom João o IV. nosso senhor</text:span>, caixão 26, no. 675. The Sánchez Garza collection, originally from the Conceptionist Convento de la Santísima Trinidad in Puebla, includes an anonymous musical setting of <text:span text:style-name="Emphasis">Antón Llorente y Bartolo</text:span> (MEX-Mcen: CSG.014; see also ??). The piece matches the incipits of a Santiago setting in the catalog of John IV; the words are an abridged and adapted version of the text performed by the Lisbon royal chapel in 1640 when Santiago was visiting (as noted above). The music in the Puebla collection is thus probably not by Santiago, but by a New Spanish composer who adapted the same text for use in Puebla. The same collection features several other villancicos by Padilla, and it is likely that he knew this setting (if he was not its composer).</text:p></text:note-body></text:note> On the other hand, Santiago was probably in Seville in 1642, beginning to suffer the paralyzing illness which would soon end his life. In 1643 the chapter hired Luis <text:soft-page-break/>Bernardo Jalón to substitute for Santiago that Christmas, and Santiago died in October 1644.<text:reference-mark text:name="x1-10006f76"/><text:note text:id="ftn76" text:note-class="footnote"><text:note-citation>76</text:note-citation><text:note-body><text:p text:style-name="Footnote"><text:span text:style-name="Emphasis">Diccionario de la música española e hispanoamericana</text:span>, s.v. “Jalón, Luis Bernardo,” by Antonio Ezquerro Estéban.</text:p></text:note-body></text:note> </text:p>
      <text:p text:style-name="First-line-indent">Jalón, as chapelmaster of Seville Cathedral, was probably the composer for the next known villancico in this family, the poem <text:span text:style-name="Emphasis"><text:span text:style-name="T1">Cantores de la capilla</text:span></text:span>, performed there for Epiphany 1647.<text:reference-mark text:name="x1-10007f77"/><text:note text:id="ftn77" text:note-class="footnote"><text:note-citation>77</text:note-citation><text:note-body><text:p text:style-name="Footnote"><text:span text:style-name="Emphasis">Villancicos qve se cantaron en la S. Iglesia Metropolytana de Seville, en los Maytines de los Santos Reyes. En este año de mil y seiscientos y quarenta y siete</text:span> (Seville, 1647), Puebla, private collection, courtesy of Gustavo Mauleón Rodríguez.</text:p></text:note-body></text:note> Jalón’s position at Seville was the culmination of a restlessly ambitious career. He had left his post at the Convento de la Encarnación in 1623 to be chapelmaster of the cathedrals of Burgos (1623–1634), Cuenca (1634–1642), and Toledo (1642–1643). On November 10, 1643, he was appointed chapelmaster at the cathedral of Santiago de Compostela, but dropped everything a month later when he was invited to assist the ailing Santiago at Seville Cathedral for the Christmas season of 1643–44. The two composers must have had close contact during that time, and in any case, Jalón could have had access to Santiago’s music in the cathedral archive. Jalón’s setting of <text:span text:style-name="Emphasis"><text:span text:style-name="T1">Cantores</text:span></text:span> was performed only two years after Santiago’s death (considering Epiphany 1647 as part of the 1646–47 liturgical season), and it is plausible that Jalón composed the piece deliberately in homage to his predecessor. </text:p>
      <text:h text:style-name="Heading-3" text:outline-level="3"><text:reference-mark text:name="x1-110003.4"/>Adaptation and Homage</text:h>
      <text:p text:style-name="Text-body">Compared to <text:span text:style-name="Emphasis"><text:span text:style-name="T1">Cantores</text:span></text:span>, Padilla’s 1657 text <text:span text:style-name="Emphasis"><text:span text:style-name="T1">Voces, las de la capilla</text:span></text:span> is much closer to that in the 1642 Lisbon imprint and matches the incipits of Santiago’s pre-1644 setting in the John IV catalog (tables 3.4 to 3.5tab:Voces-versions-3). Padilla’s use of this earlier text tradition demonstrates that some source crossed the Atlantic to Puebla, whether Padilla acquired it before emigrating in 1622 or after. The Puebla chapelmaster may have had access to the text from a source like the 1642 Lisbon print, or he may have known an even earlier source. It is possible he knew Santiago’s version specifically. Padilla almost certainly knew Jalón’s later <text:span text:style-name="Emphasis"><text:span text:style-name="T1">Cantores</text:span></text:span> text, since the only extant copy of this Seville print survives in a binder’s collection in Puebla. </text:p>
      <text:section text:style-name="Sect1" text:name="Section11">
        <text:p text:style-name="Text-body"><text:soft-page-break/><text:span text:style-name="caption-title">Table 3.4</text:span><text:reference-mark text:name="x1-110014"/><text:span text:style-name="caption-title">: </text:span>Comparison of three extant variant texts of <text:span text:style-name="Emphasis"><text:span text:style-name="T1">Voces, las de la capilla</text:span></text:span> villancico family (correspondences to earliest known text underlined) </text:p>
      </text:section>
      <text:section text:style-name="Sect1" text:name="Section12">
        <text:p text:style-name="Text-body"><text:span text:style-name="caption-title">Table 3.5</text:span><text:reference-mark text:name="x1-110025"/><text:span text:style-name="caption-title">: </text:span>Comparison of three extant variant texts of <text:span text:style-name="Emphasis"><text:span text:style-name="T1">Voces, las de la capilla</text:span></text:span> villancico family, continued </text:p>
      </text:section>
      <text:section text:style-name="Sect1" text:name="Section13">
        <text:p text:style-name="Text-body"><text:span text:style-name="caption-title">Table 3.6</text:span><text:reference-mark text:name="x1-110036"/><text:span text:style-name="caption-title">: </text:span>Comparison of three extant variant texts of <text:span text:style-name="Emphasis"><text:span text:style-name="T1">Voces, las de la capilla</text:span></text:span> villancico family, conclusion </text:p>
      </text:section>
      <text:p text:style-name="First-line-indent">The 1647 <text:span text:style-name="Emphasis"><text:span text:style-name="T1">Cantores</text:span></text:span> text corresponds closely to the text both versions of <text:span text:style-name="Emphasis"><text:span text:style-name="T1">Voces, las</text:span></text:span><text:span text:style-name="Emphasis"> </text:span><text:span text:style-name="Emphasis"><text:span text:style-name="T1">de la capilla</text:span></text:span>. The first four lines are the same, except that Jalón’s text has <text:span text:style-name="Emphasis"><text:span text:style-name="T1">Cantores</text:span></text:span> (singers) instead of <text:span text:style-name="Emphasis"><text:span text:style-name="T1">Voces</text:span></text:span> (voices) and <text:span text:style-name="Emphasis"><text:span text:style-name="T1">Ni</text:span></text:span><text:span text:style-name="Emphasis"><text:span text:style-name="T1">ño</text:span></text:span> (child) instead of <text:span text:style-name="Emphasis"><text:span text:style-name="T1">Rey</text:span></text:span> (king). The first two coplas of <text:span text:style-name="Emphasis"><text:span text:style-name="T1">Cantores</text:span></text:span> are identical to those in the 1642 <text:span text:style-name="Emphasis"><text:span text:style-name="T1">Voces</text:span></text:span>. </text:p>
      <text:p text:style-name="First-line-indent">At the same time, <text:span text:style-name="Emphasis"><text:span text:style-name="T1">Cantores</text:span></text:span> also significantly modifies the text to suit a different performance context and aesthetic goals. Verses are added in the estribillo and a new copla is included that explicitly reference the Three Kings, suitable for the performance of <text:span text:style-name="Emphasis"><text:span text:style-name="T1">Cantores</text:span></text:span> at Epiphany in Seville. The end of the introduction in <text:span text:style-name="Emphasis"><text:span text:style-name="T1">Voces</text:span></text:span> (<text:span text:style-name="Emphasis"><text:span text:style-name="T1">Por sol comienza una Gloria</text:span></text:span>) is moved to serve as the final copla in <text:span text:style-name="Emphasis"><text:span text:style-name="T1">Cantores</text:span></text:span>. The whole <text:span text:style-name="Emphasis"><text:span text:style-name="T1">eco</text:span></text:span> section at the end of the 1642 <text:span text:style-name="Emphasis"><text:span text:style-name="T1">Voces</text:span></text:span> is omitted, so that the estribillo ends with the couplet <text:span text:style-name="Emphasis"><text:span text:style-name="T1">Todo en el hombre es subir/ y todo en Dios es</text:span></text:span><text:span text:style-name="Emphasis"> </text:span><text:span text:style-name="Emphasis"><text:span text:style-name="T1">bajar</text:span></text:span>. </text:p>
      <text:p text:style-name="First-line-indent">In terms of theological and musical conceits, <text:span text:style-name="Emphasis"><text:span text:style-name="T1">Cantores</text:span></text:span> reads like an attempt to take the dense <text:span text:style-name="Emphasis"><text:span text:style-name="T1">conceptismo</text:span></text:span> of <text:span text:style-name="Emphasis"><text:span text:style-name="T1">Voces</text:span></text:span> and both simplify and explain it. The connection of Christ’s voice (“the sign of A”) and the “voices of the chapel choir” is obscured, as the opening is changed to “singers of the chapel choir.” The crucial lines from <text:span text:style-name="Emphasis"><text:span text:style-name="T1">Voces</text:span></text:span>, <text:span text:style-name="Emphasis"><text:span text:style-name="T1">a la voz del padre o</text:span></text:span><text:span text:style-name="Emphasis"><text:span text:style-name="T1">í/ cantan por puntos de llanto</text:span></text:span>, are missing as well, which makes it harder to make sense of <text:span text:style-name="Emphasis"><text:span text:style-name="T1">el signo a la mi re</text:span></text:span>. Also absent is the crucial theological connection between David and Christ as musician-kings. “The King is a musician” in <text:span text:style-name="Emphasis"><text:span text:style-name="T1">Voces</text:span></text:span> is changed to “the child is a musician”—so that Christ is now explicitly the creator of the music rather than himself being the Music <text:span text:style-name="Emphasis"><text:span text:style-name="T1">and</text:span></text:span> the musician. By <text:soft-page-break/>removing the <text:span text:style-name="Emphasis"><text:span text:style-name="T1">divisa</text:span></text:span> passage, the connection between <text:span text:style-name="Emphasis"><text:span text:style-name="T1">divisa</text:span></text:span> and the <text:span text:style-name="Emphasis"><text:span text:style-name="T1">signo A</text:span></text:span> is lost. Throughout the poems, where <text:span text:style-name="Emphasis"><text:span text:style-name="T1">Voces</text:span></text:span> has an ambiguous or cryptic line, <text:span text:style-name="Emphasis"><text:span text:style-name="T1">Cantores</text:span></text:span> has a less multivalent one. Instead of <text:span text:style-name="Emphasis"><text:span text:style-name="T1">y aguarda tiempo oportuno/ quien antes del tiempo fue</text:span></text:span> <text:span text:style-name="Emphasis"><text:span text:style-name="T1">Cantores</text:span></text:span> has <text:span text:style-name="Emphasis"><text:span text:style-name="T1">despu</text:span></text:span><text:span text:style-name="Emphasis"><text:span text:style-name="T1">és que aguardaron uno/ que llegó</text:span></text:span><text:span text:style-name="Emphasis"> </text:span><text:span text:style-name="Emphasis"><text:span text:style-name="T1">a tiempo oportuno/ quién antes</text:span></text:span><text:span text:style-name="Emphasis"> </text:span><text:span text:style-name="Emphasis"><text:span text:style-name="T1">del tiempo fue</text:span></text:span>. The <text:span text:style-name="Emphasis"><text:span text:style-name="T1">Voces</text:span></text:span> version of these lines is pithy but obscure; the <text:span text:style-name="Emphasis"><text:span text:style-name="T1">Cantores</text:span></text:span> version is crystal-clear but requires an extra line to say the same thing. More significantly, when the compositor of <text:span text:style-name="Emphasis"><text:span text:style-name="T1">Cantores</text:span></text:span> replaces <text:span text:style-name="Emphasis"><text:span text:style-name="T1">a la voz</text:span></text:span><text:span text:style-name="Emphasis"> </text:span><text:span text:style-name="Emphasis"><text:span text:style-name="T1">del padre oí</text:span></text:span> with <text:span text:style-name="Emphasis"><text:span text:style-name="T1">con que mil maravillas vi</text:span></text:span>, he has replaced the central reference to the act of hearing (<text:span text:style-name="Emphasis"><text:span text:style-name="T1">o</text:span></text:span><text:span text:style-name="Emphasis"><text:span text:style-name="T1">í</text:span></text:span>)—the only first-person active verb in the poem—with seeing (<text:span text:style-name="Emphasis"><text:span text:style-name="T1">vi</text:span></text:span>), thus obscuring the poem’s central concept. Instead of listening to voices (<text:span text:style-name="Emphasis"><text:span text:style-name="T1">o</text:span></text:span><text:span text:style-name="Emphasis"><text:span text:style-name="T1">í</text:span></text:span>, <text:span text:style-name="Emphasis"><text:span text:style-name="T1">voces</text:span></text:span>), the speaker of <text:span text:style-name="Emphasis"><text:span text:style-name="T1">Cantores</text:span></text:span> is looking at singers (<text:span text:style-name="Emphasis"><text:span text:style-name="T1">vi</text:span></text:span>, <text:span text:style-name="Emphasis"><text:span text:style-name="T1">cantores</text:span></text:span>). </text:p>
      <text:p text:style-name="First-line-indent">The <text:span text:style-name="Emphasis"><text:span text:style-name="T1">conceptismo</text:span></text:span> in <text:span text:style-name="Emphasis"><text:span text:style-name="T1">Cantores</text:span></text:span> is not as tightly bound as in <text:span text:style-name="Emphasis"><text:span text:style-name="T1">Voces</text:span></text:span>: in many cases, <text:span text:style-name="Emphasis"><text:span text:style-name="T1">Cantores</text:span></text:span> makes sense on the musical side but not on the theological side. Some of the musical terminology is deployed innaccurately, as when <text:span text:style-name="Emphasis"><text:span text:style-name="T1">Cantores</text:span></text:span> has Christ the composer writing in <text:span text:style-name="Emphasis"><text:span text:style-name="T1">comp</text:span></text:span><text:span text:style-name="Emphasis"><text:span text:style-name="T1">ás mayor</text:span></text:span> in a <text:span text:style-name="Emphasis"><text:span text:style-name="T1">proporci</text:span></text:span><text:span text:style-name="Emphasis"><text:span text:style-name="T1">ón</text:span></text:span><text:span text:style-name="Emphasis"> </text:span><text:span text:style-name="Emphasis"><text:span text:style-name="T1">abreviada</text:span></text:span> using a <text:span text:style-name="Emphasis"><text:span text:style-name="T1">clave con tres tiempos</text:span></text:span>—it is hard to know which actual meters might be indicated here. The poet of <text:span text:style-name="Emphasis"><text:span text:style-name="T1">Cantores</text:span></text:span> writes multiple lines like <text:span text:style-name="Emphasis"><text:span text:style-name="T1">O</text:span></text:span><text:span text:style-name="Emphasis"> </text:span><text:span text:style-name="Emphasis"><text:span text:style-name="T1">que lindamente suenan!/ o que dulcemente cantan</text:span></text:span> that do not advance the conceit, where the poet of <text:span text:style-name="Emphasis"><text:span text:style-name="T1">Voces</text:span></text:span> restrained such effusions to the four-syllable <text:span text:style-name="Emphasis"><text:span text:style-name="T1">O</text:span></text:span><text:span text:style-name="Emphasis"> </text:span><text:span text:style-name="Emphasis"><text:span text:style-name="T1">qué</text:span></text:span><text:span text:style-name="Emphasis"> </text:span><text:span text:style-name="Emphasis"><text:span text:style-name="T1">canto</text:span></text:span>. The new poet has retained the technical terms and other key words used in the first version of the poem, but has attempted to explain the metaphors, sometimes in ways that change the meaning from the first poem. </text:p>
      <text:p text:style-name="First-line-indent">Padilla’s 1657 text, by contrast, is much closer to the 1642 <text:span text:style-name="Emphasis"><text:span text:style-name="T1">Voces</text:span></text:span>. There are only a few major differences. First, Padilla groups the verses in the introduction as a six-line strophe followed by a four-line <text:span text:style-name="Emphasis"><text:span text:style-name="T1">respuesta</text:span></text:span>, which is then repeated after the rest of the introduction verses. The 1642 text confirms the argument advanced above that the text of Padilla’s <text:span text:style-name="Emphasis"><text:span text:style-name="T1">respuesta</text:span></text:span> (the first time through) is meant to follow the sixth verse, just as it is notated in the musical manuscripts. Second, Padilla, like Jalón, omits the <text:span text:style-name="Emphasis"><text:span text:style-name="T1">eco</text:span></text:span> portion of the 1642 text, ending with <text:span text:style-name="Emphasis"><text:span text:style-name="T1">Todo en Dios es </text:span></text:span><text:soft-page-break/><text:span text:style-name="Emphasis"><text:span text:style-name="T1">bajar</text:span></text:span>. Padilla does not use the same coplas as in the 1642 Lisbon or 1647 Seville prints (beginning <text:span text:style-name="Emphasis"><text:span text:style-name="T1">A suspensiones el cielo</text:span></text:span>), but rather includes two completely different coplas (beginning <text:span text:style-name="Emphasis"><text:span text:style-name="T1">Daba un ni</text:span></text:span><text:span text:style-name="Emphasis"><text:span text:style-name="T1">ño peregrino</text:span></text:span><text:span text:style-name="Emphasis"> </text:span><text:span text:style-name="Emphasis"><text:span text:style-name="T1">tono</text:span></text:span>). </text:p>
      <text:p text:style-name="First-line-indent">It is possible that Padilla (or whoever produced Padilla’s poetic text), being familiar with Jalón’s text as well as at least one earlier version, made a composite version that drew on both earlier variants. On the other hand, Padilla’s text is so conceptually consistent, and tightly patterned metrically, that an argument can be made that his version of <text:span text:style-name="Emphasis"><text:span text:style-name="T1">Voces</text:span></text:span> actually reflects an earlier version of the text than that in <text:span text:style-name="Emphasis"><text:span text:style-name="T1">either</text:span></text:span> of the two previous imprints. We have already noted that <text:span text:style-name="Emphasis"><text:span text:style-name="T1">Cantores</text:span></text:span> modifies both the style and content of the earlier <text:span text:style-name="Emphasis"><text:span text:style-name="T1">Voces</text:span></text:span>. But there are also elements of that 1642 version that do not seem to fit with the core of the text preserved Padilla’s later setting. Padilla’s reading <text:span text:style-name="Emphasis"><text:span text:style-name="T1">la clave que sobre el</text:span></text:span><text:span text:style-name="Emphasis"> </text:span><text:span text:style-name="Emphasis"><text:span text:style-name="T1">hombro</text:span></text:span>, quoting Isaiah 22, is certainly superior to the 1642 reading <text:span text:style-name="Emphasis"><text:span text:style-name="T1">la clave que</text:span></text:span><text:span text:style-name="Emphasis"> </text:span><text:span text:style-name="Emphasis"><text:span text:style-name="T1">sobre el hombre</text:span></text:span> (though this could be the publisher’s mistake). Similarly, the astronomical and musical term <text:span text:style-name="Emphasis"><text:span text:style-name="T1">distancias</text:span></text:span> in Padilla’s text makes more sense in the conceit of the poem than the Lisbon <text:span text:style-name="Emphasis"><text:span text:style-name="T1">estancias</text:span></text:span>. <text:span text:style-name="Emphasis"><text:span text:style-name="T1">Cantores</text:span></text:span> has these same readings, and this suggests not that Padilla copied them from <text:span text:style-name="Emphasis"><text:span text:style-name="T1">Cantores</text:span></text:span> but that both versions are based on an earlier source than the 1642 print. </text:p>
      <text:p text:style-name="First-line-indent">The metrical patterning of the three texts also suggests that Padilla’s version reflects an earlier stage of the tradition. First, Padilla’s text features a <text:span text:style-name="Emphasis"><text:span text:style-name="T1">respuesta</text:span></text:span> section: this structure was more commonly used in villancicos before 1640, though Padilla, now in his senior years, continued to use the form in the 1650s.<text:reference-mark text:name="x1-11004f78"/><text:note text:id="ftn78" text:note-class="footnote"><text:note-citation>78</text:note-citation><text:note-body><text:p text:style-name="Footnote">Gutiérrez de Padilla, villancicos for Corpus Christi 1628, <text:span text:style-name="Emphasis">Salir primero de ti</text:span> (MEX-Pc: Leg. 1/1); Christmas 1653, <text:span text:style-name="Emphasis">A siolo Flasiquiyo</text:span> (MEX-Pc: Leg. 2/1).</text:p></text:note-body></text:note> Second and most crucially, the line <text:span text:style-name="Emphasis"><text:span text:style-name="T1">Y a trechos las distancias</text:span></text:span> at the beginning of the estribillo serves as a <text:span text:style-name="Emphasis"><text:span text:style-name="T1">linea de vuelta</text:span></text:span> (hinge line) in Padilla’s text: it connects to the end of the coplas (<text:span text:style-name="Emphasis"><text:span text:style-name="T1">de un hombre y Dios consonancias</text:span></text:span>) and rhymes when the estribillo is repeated after that verse. The <text:span text:style-name="Emphasis"><text:span text:style-name="T1">linea de vuelta</text:span></text:span> was a holdover from the rather different structure of the courtly villancicos of the sixteenth century, such as those set by Juan del <text:soft-page-break/>Encina.<text:reference-mark text:name="x1-11005f79"/><text:note text:id="ftn79" text:note-class="footnote"><text:note-citation>79</text:note-citation><text:note-body><text:p text:style-name="Footnote">Navarro Tomás, <text:span text:style-name="Emphasis">Métrica española</text:span>.</text:p></text:note-body></text:note> The 1642 Lisbon <text:span text:style-name="Emphasis"><text:span text:style-name="T1">Voces</text:span></text:span>, and the catalog entry for Santiago’s <text:span text:style-name="Emphasis"><text:span text:style-name="T1">Voces</text:span></text:span>, both contain this same line (<text:span text:style-name="Emphasis"><text:span text:style-name="T1">Y a trechos las distancias</text:span></text:span>), but the Lisbon version has different coplas from Padilla, and the end of the coplas does not rhyme with <text:span text:style-name="Emphasis"><text:span text:style-name="T1">distancias</text:span></text:span>, so that the <text:span text:style-name="Emphasis"><text:span text:style-name="T1">linea de vuelta</text:span></text:span> structure is absent. The “new” coplas in Padilla’s version are much more thematically consistent with the conceit of God as a musician and the newborn Christ as his masterwork, and the connection to the <text:span text:style-name="Emphasis"><text:span text:style-name="T1">linea de vuelta</text:span></text:span> seems hard to explain as a later addition. </text:p>
      <text:p text:style-name="First-line-indent">The rest of the estribillo in Padilla’s version, up to <text:span text:style-name="Emphasis"><text:span text:style-name="T1">Todo en Dios es bajar</text:span></text:span>, is highly patterned in a series of fully rhyming verse pairs, all in eight-syllable lines. The half-line “uno a uno” forms a bracket with the other half-line “O qué canto,” marking off this section of paired verses from the quatrain that follows, a <text:span text:style-name="Emphasis"><text:span text:style-name="T1">redondilla</text:span></text:span><text:span text:style-name="Emphasis"> </text:span><text:span text:style-name="Emphasis"><text:span text:style-name="T1">abrazada</text:span></text:span>. The line <text:span text:style-name="Emphasis"><text:span text:style-name="T1">Y a trechos</text:span></text:span> does not fit in this pattern; but it makes sense as a <text:span text:style-name="Emphasis"><text:span text:style-name="T1">linea de vuelta</text:span></text:span> only in Padilla’s version, and it is absent from <text:span text:style-name="Emphasis"><text:span text:style-name="T1">Cantores</text:span></text:span>. </text:p>
      <text:p text:style-name="First-line-indent">By contrast, the estribillo of <text:span text:style-name="Emphasis"><text:span text:style-name="T1">Cantores</text:span></text:span> begins with two lines with neither assonance nor rhyme, followed by a line that rhymes with nothing and can only scan as eight syllables if <text:span text:style-name="Emphasis"><text:span text:style-name="T1">que</text:span></text:span> and <text:span text:style-name="Emphasis"><text:span text:style-name="T1">lleva</text:span></text:span> are elided; the fourth line can only be read as ten syllables. The next four lines group in pairs with full rhymes, alternating lines of six and eleven syllables. These metrical irregularities are confined to this first portion of the estribillo; after this the remainder is almost identical to <text:span text:style-name="Emphasis"><text:span text:style-name="T1">Voces</text:span></text:span>. Thus the first section appears “tacked on” to the more refined pre-existing material in the second section. </text:p>
      <text:p text:style-name="First-line-indent">Similarly, the 1642 Lisbon <text:span text:style-name="Emphasis"><text:span text:style-name="T1">Voces</text:span></text:span> ends with an <text:span text:style-name="Emphasis"><text:span text:style-name="T1">eco</text:span></text:span> section in a completely irregular meter, thematically almost unrelated to concept of the rest of the poem. Starting with <text:span text:style-name="Emphasis"><text:span text:style-name="T1">y con el favor usanos</text:span></text:span> there is are two eight-syllable rhyming couplets plus a three-line rhyming group (with their echoes), then lines of five, seven, and nine syllables, in no clear pattern, with an <text:span text:style-name="Emphasis"><text:span text:style-name="T1">abbccada</text:span></text:span> rhyme scheme. This sloppy section also seems like a superflous addition compared to <text:soft-page-break/>the concise <text:span text:style-name="Emphasis"><text:span text:style-name="T1">conceptismo</text:span></text:span> and elegant metrics of Padilla’s version. </text:p>
      <text:p text:style-name="First-line-indent">Until more sources come to light it is not possible to know for certain whether Padilla’s text preserves a pure earlier source or whether it is an ingenious improvement on the previous variants. It resolves certain metrical irregulaties and conceptual inconsistencies so elegantly that it seems to have more integrity as a source than the others. There is of course the danger of confirmation bias, especially since Padilla’s musical setting articulates its poetic structure and interprets its theological conceits in a way that makes that version seem authoritative. </text:p>
      <text:h text:style-name="Heading-3" text:outline-level="3"><text:reference-mark text:name="x1-120003.4"/>Demonstrating Musical Kinship</text:h>
      <text:p text:style-name="Text-body">In sum, the 1642 and 1657 villancicos <text:span text:style-name="Emphasis"><text:span text:style-name="T1">Voces, las de la capilla</text:span></text:span>, though not identical, form one primary branch of this textual family, and the 1647 <text:span text:style-name="Emphasis"><text:span text:style-name="T1">Cantores de la capilla</text:span></text:span> forms another. Compared to the older <text:span text:style-name="Emphasis"><text:span text:style-name="T1">Voces</text:span></text:span> branch, the <text:span text:style-name="Emphasis"><text:span text:style-name="T1">Cantores</text:span></text:span> branch is more simplistic, more irregular metrically, and less coherent. These differences suggest that <text:span text:style-name="Emphasis"><text:span text:style-name="T1">Cantores</text:span></text:span> was adapted from <text:span text:style-name="Emphasis"><text:span text:style-name="T1">Voces</text:span></text:span> with the goal of tempering its Góngora-like difficulty, and that is is not an especially skillful adaptation. There is reason to believe that the three composers known to have set texts in this family—Francisco de Santiago (<text:span text:style-name="Emphasis"><text:span text:style-name="T1">Voces</text:span></text:span>, before 1644), Luis Bernardo Jalón (<text:span text:style-name="Emphasis"><text:span text:style-name="T1">Cantores</text:span></text:span>, 1647), and Juan Gutiérrez de Padilla (<text:span text:style-name="Emphasis"><text:span text:style-name="T1">Voces</text:span></text:span>, 1657)—were personally connected in a network of musicians, and that Jalón and Padilla chose intentionally to set a version of this text in order to establish kinship with Santiago. Jalón was Santiago’s successor at Seville Cathedral and composed his <text:span text:style-name="Emphasis"><text:span text:style-name="T1">Cantores</text:span></text:span> setting only two Christmas–Epiphany seasons after Santiago died. Padilla probably knew Santiago personally from his early career in Andalusia; his 1657 setting of <text:span text:style-name="Emphasis"><text:span text:style-name="T1">Voces</text:span></text:span> has the same incipits as Santiago’s setting in in the 1649 catalog of John IV, and the text is closely related to the version performed in Lisbon in 1642. These chapelmasters deliberately chose to set their particular versions in order to situate themselves differently in relation to the earlier master (table 3.7). </text:p>
      <text:section text:style-name="Sect1" text:name="Section14">
        <text:p text:style-name="Text-body"><text:soft-page-break/><text:span text:style-name="caption-title">Table 3.7</text:span><text:reference-mark text:name="x1-120017"/><text:span text:style-name="caption-title">: </text:span>Connections between composers and settings of the <text:span text:style-name="Emphasis"><text:span text:style-name="T1">Voces</text:span></text:span> villancico family </text:p>
      </text:section>
      <text:p text:style-name="First-line-indent">Padilla almost certainly knew Jalón’s adapted version of this text because the Seville imprint circulated to Puebla, where the only exemplar survives today. Padilla regularly used texts from such imprints: for example, he took the text for his 1653 <text:span text:style-name="Emphasis"><text:span text:style-name="T1">A la jacara, jacarilla</text:span></text:span> from a Madrid Royal Chapel imprint of a year earlier.<text:reference-mark text:name="x1-12002f80"/><text:note text:id="ftn80" text:note-class="footnote"><text:note-citation>80</text:note-citation><text:note-body><text:p text:style-name="Footnote">E-Mn: VE/88/55.</text:p></text:note-body></text:note> A binder’s collection in Puebla contains numerous peninsular villancico imprints with other correspondences to Padilla’s settings.<text:reference-mark text:name="x1-12003f81"/><text:note text:id="ftn81" text:note-class="footnote"><text:note-citation>81</text:note-citation><text:note-body><text:p text:style-name="Footnote">MEX-Plf: 80070-42010404.</text:p></text:note-body></text:note> Padilla likely kept his own collection of imprints (if not this actual collection) as sources for composition, keeping current with the latest mainland trends. If Jalón’s villancico was a modernization of Santiago’s, then, and the text was available to Padilla in New Spain through the imprint, why did Padilla choose to set Santiago’s original text rather than the new one set by Jalón? One possibility is that Padilla specifically wanted to differentiate himself from Jalón and associate himself more directly with Santiago. With his setting of <text:span text:style-name="Emphasis"><text:span text:style-name="T1">Voces, las de la capilla</text:span></text:span>, Padilla may have been trying to show that he, not Jalón, was the true successor to Santiago. </text:p>
      <text:p text:style-name="First-line-indent">There are several ways that Padilla might have known Santiago’s setting of <text:span text:style-name="Emphasis"><text:span text:style-name="T1">Voces</text:span></text:span> or the poem on which it was based. It is quite likely that the two chapelmasters knew each other personally from Padilla’s early career in Andalusia. Padilla, baptized in Málaga in 1590, climbed his way rapidly up the ladder of prestigious positions in the region, moving from positions at Ronda (1608–1612) and Jerez de la Frontera (1612–1616) to the cathedral of Cádiz, where he served as chapelmaster from March 17, 1616 until he emigrated to New Spain in 1622.<text:reference-mark text:name="x1-12004f82"/><text:note text:id="ftn82" text:note-class="footnote"><text:note-citation>82</text:note-citation><text:note-body><text:p text:style-name="Footnote">Gembero-Ustárroz, “Muy amigo de música.”</text:p></text:note-body></text:note> Padilla’s years in Cádiz overlap with Santiago’s tenure in Seville (1617–1643), leaving about six years when the two chapelmasters could easily have interacted either personally or through correspondence. The two port cities, about seventy-five miles apart (a few days’ journey by horse), shared close economic and social links. Both cities were among the first to print leaflets <text:soft-page-break/>of villancico poems, and Padilla could have had access to the texts set by Santiago through this medium alone.<text:reference-mark text:name="x1-12005f83"/><text:note text:id="ftn83" text:note-class="footnote"><text:note-citation>83</text:note-citation><text:note-body><text:p text:style-name="Footnote">Biblioteca Nacional de España, <text:span text:style-name="Emphasis">Catálogo de villancicos de la Biblioteca Nacional, Siglo XVII</text:span> (Madrid: Ministerio de Cultura, 1992), s.v. <text:span text:style-name="Emphasis">Cádiz</text:span> and <text:span text:style-name="Emphasis">Sevilla</text:span>.</text:p></text:note-body></text:note> </text:p>
      <text:p text:style-name="First-line-indent">Even if there was no personal connection between Padilla and Santiago, the Seville composer’s position at the helm of the flagship music program in the Hispanic world (in fact, the mother church for all of the Indies), would have made him a prime target for emulation, homage, or competition. In fact, Santiago’s appointment at Seville may have even precipitated Padilla’s departure for the New World. Santiago was hired at Seville without any public competition for the position, which would have been the pinnacle of achievement for any Spanish composer, particularly one from Andalusia. Padilla had just started his position in Cádiz—not a lowly post—but the appointment of the relatively young Santiago would have deprived him of any hopes of further advancement on the Spanish main. Other prominent posts in Madrid were taken, with Mateo Romero at the Royal Chapel since 1598, and at the prestigious Convento de la Encarnación, none other than Luis Bernardo Jalón.<text:reference-mark text:name="x1-12006f84"/><text:note text:id="ftn84" text:note-class="footnote"><text:note-citation>84</text:note-citation><text:note-body><text:p text:style-name="Footnote"><text:span text:style-name="Emphasis">Diccionario de la música española e hispanoamericana</text:span>.</text:p></text:note-body></text:note> This may have been part of the reason why in about 1622, Padilla sought better opportunities in America. </text:p>
      <text:p text:style-name="First-line-indent">Santiago, Padilla, and Jalón were not only part of a professional network; their relationships with other chapelmasters may be best understood in terms of kinship. Most Hispanic chapelmasters were priests or men of religious orders, under vows of celibacy; so in many cases they established genealogical lineages through their musical relationships. All of these men learned their craft through apprenticeship, and all of them passed on their learning in the same way once they became the <text:span text:style-name="Emphasis"><text:span text:style-name="T1">maestros</text:span></text:span>. The links between these men and their elders began in boyhood: Padilla, for one, fulfilled a common requirement of housing and educating his choirboys in his own home.<text:reference-mark text:name="x1-12007f85"/><text:note text:id="ftn85" text:note-class="footnote"><text:note-citation>85</text:note-citation><text:note-body><text:p text:style-name="Footnote">More research is needed into likely high prevalence and impact of sexual abuse in this environment.</text:p></text:note-body></text:note> Chapelmasters were linked to their predecessors by a common practice of assisting the incumbent in his final years, before succeeding to the position. Parallel <text:soft-page-break/>lines of succession with such interim assistantships in Puebla and Sevilla are shown in table 3.8. </text:p>
      <text:section text:style-name="Sect1" text:name="Section15">
        <text:p text:style-name="Text-body"><text:span text:style-name="caption-title">Table 3.8</text:span><text:reference-mark text:name="x1-120088"/><text:span text:style-name="caption-title">: </text:span>Lines of succession at Seville and Puebla cathedrals, with interim succession plans in anticipation of incumbent’s death </text:p>
      </text:section>
      <text:p text:style-name="First-line-indent">In Padilla’s case, his apprenticeship began by serving as choirboy and cantor at Málaga Cathedral and then assistant to the local chapelmaster Francisco Vásquez (ca. 1602–1608); unfortunately he was bested by a more experienced composer in the competition to succeed his teacher.<text:reference-mark text:name="x1-12009f86"/><text:note text:id="ftn86" text:note-class="footnote"><text:note-citation>86</text:note-citation><text:note-body><text:p text:style-name="Footnote">The Portuguese composer Estevão de Brito won the <text:span text:style-name="Emphasis">oposición</text:span> at Málaga: Gembero-Ustárroz, “Muy amigo de música”; <text:span text:style-name="Emphasis">Grove Music Online</text:span>, s.v. “Brito, Estêvão de,” by Robert Murrell Stevenson.</text:p></text:note-body></text:note> A new stage of apprenticeship began after Padilla emigrated to New Spain, when he was selected in 1628 to assist the ailing chapelmaster of Puebla Cathedral, Gaspar Fernández.<text:reference-mark text:name="x1-12010f87"/><text:note text:id="ftn87" text:note-class="footnote"><text:note-citation>87</text:note-citation><text:note-body><text:p text:style-name="Footnote">Omar Morales Abril, “Gaspar Fernández: su vida y obras como testimonio de la cultura musical novohispana a principios del siglo XVII,” ed. Arturo Camacho Becerra (Oaxaca: Centro de Investigaciones y Estudios Superiores en Antropología Social (CIESAS), 2013), 71–125.</text:p></text:note-body></text:note> He composed the villancicos for Corpus Christi in that year, probably both as a way to fill in for Fernández and to prove his own mastery.<text:reference-mark text:name="x1-12011f88"/><text:note text:id="ftn88" text:note-class="footnote"><text:note-citation>88</text:note-citation><text:note-body><text:p text:style-name="Footnote">Cashner, “Playing Cards at the Eucharistic Table.”</text:p></text:note-body></text:note> He then succeeded Fernández after he died. Now the master, Padilla cultivated his own apprentice in Puebla, Juan García de Céspedes. When Padilla’s health began to fail in 1660, he signed a “power of attorney” document giving legal rights to García, a member of the Puebla ensemble whose name appears throughout Padilla’s partbooks. García then succeeded Padilla after his death in 1664.<text:reference-mark text:name="x1-12012f89"/><text:note text:id="ftn89" text:note-class="footnote"><text:note-citation>89</text:note-citation><text:note-body><text:p text:style-name="Footnote">Mauleón Rodríguez, “Juan Gutiérrez de Padilla desde el ámbito civil,” 237–238.</text:p></text:note-body></text:note> </text:p>
      <text:p text:style-name="First-line-indent">The Seville chapelmasters established a kinship-like lineage in the same way. Francisco de Santiago first served as assistant in Alonso Lobo during his old age in 1616.<text:reference-mark text:name="x1-12013f90"/><text:note text:id="ftn90" text:note-class="footnote"><text:note-citation>90</text:note-citation><text:note-body><text:p text:style-name="Footnote">Stevenson, “Santiago, fray Francisco de.”</text:p></text:note-body></text:note> Santiago composed the <text:span text:style-name="Emphasis"><text:span text:style-name="T1">chanzonetas</text:span></text:span> (villancicos) for Christmas that year, and then succeeded Lobo after his death in 1617. When Santiago’s time came and he was debilitated by a paralyzing medical condition, the chapter called on Luis Bernardo Jalón to provide the music for Christmas 1643, and Jalón inherited Santiago’s position the following year. </text:p>
      <text:p text:style-name="First-line-indent">In these cases the lines of succession were established either by the composers themselves <text:soft-page-break/>or by the cathedral chapters, surely with the older master’s approval, since all these composers had at least a year to orient and train their successors. But musicians could also voluntarily demonstrate kinship even when they were not made direct heirs. Younger musicians could deliberately affiliate themselves with teachers and paragons through composing musical homages (table 3.9). Francisco Vidales, organist in Padilla’s Puebla chapel, demonstrated his affiliation to Padilla by writing a parody mass based on a motet by Padilla.<text:reference-mark text:name="x1-12014f91"/><text:note text:id="ftn91" text:note-class="footnote"><text:note-citation>91</text:note-citation><text:note-body><text:p text:style-name="Footnote"><text:span text:style-name="Emphasis">Grove Music Online</text:span>, s.v. “Padilla, Juan Gutiérrez de,” by John Koegel: “The Puebla organist Francisco de Vidales used Padilla’s <text:span text:style-name="Emphasis">Exultate justi in Domino</text:span> as the model for his parody <text:span text:style-name="Emphasis">Missa super Exultate</text:span>, and another connection between the two men is seen in Vidales’s addition of a tenor part to Padilla’s <text:span text:style-name="Emphasis">O Domine Jesu Christe</text:span>.”</text:p></text:note-body></text:note> Dianne Goldman has documented a similar chain of homage in several stages of reworking a Victoria motet at Mexico City Cathedral through the eighteenth century.<text:reference-mark text:name="x1-12015f92"/><text:note text:id="ftn92" text:note-class="footnote"><text:note-citation>92</text:note-citation><text:note-body><text:p text:style-name="Footnote">Dianne Lehmann Goldman, “Between <text:span text:style-name="Emphasis">stile antico</text:span> and <text:span text:style-name="Emphasis">galant</text:span>: An Authorship Complex of Eighteenth-Century Responsories for the <text:span text:style-name="Emphasis">Santísima Trinidad</text:span> at Mexico City Cathedral,” ed. Kathryn Libin (Ann Arbor, MI: Steglein Publishing, 2015), 1–17.</text:p></text:note-body></text:note> Homage composition of this kind was a widespread way for composers to demonstrate both real and aspirational kinship with a mentor, teacher, or paragon. </text:p>
      <text:section text:style-name="Sect1" text:name="Section16">
        <text:p text:style-name="Text-body"><text:span text:style-name="caption-title">Table 3.9</text:span><text:reference-mark text:name="x1-120169"/><text:span text:style-name="caption-title">: </text:span>Padilla’s <text:span text:style-name="Emphasis"><text:span text:style-name="T1">Voces</text:span></text:span> and younger composers’ self-affiliation through homage to senior composers in their network </text:p>
      </text:section>
      <text:p text:style-name="First-line-indent">It makes sense, then, that Jalón would adapt a text set by Santiago in a way that presented him as Santiago’s heir, acknowledging influence while also setting himself apart. The modifications in <text:span text:style-name="Emphasis"><text:span text:style-name="T1">Cantores de la capilla</text:span></text:span> suggest that Jalón represented a new generation and a new style, and his music was likely in a more modern style. For the sixty-seven-year-old Padilla, who as a young man had not been able to capture the coveted position of Seville chapelmaster in 1616, setting the older text may have established Padilla’s affinity for the older generation and its style. Padilla’s madrigalesque text setting and strict counterpoint suggest more old-fashioned musical tastes compared to the new sounds of music from Madrid in the 1650s, like the experimental music-drama collaborations of Juan Hidalgo and Pedro Calderón de la Barca.<text:reference-mark text:name="x1-12017f93"/><text:note text:id="ftn93" text:note-class="footnote"><text:note-citation>93</text:note-citation><text:note-body><text:p text:style-name="Footnote">Louise K. Stein, <text:span text:style-name="Emphasis">Songs of Mortals, Dialogues of the Gods: Music and Theatre in Seventeenth-Century Spain</text:span> (Oxford: Clarendon Press, 1993).</text:p></text:note-body></text:note> </text:p>
      <text:p text:style-name="First-line-indent"><text:soft-page-break/>This practice of affiliating oneself through musical homage may also shed light on the origins and meaning of Padilla’s most performed piece of Latin-texted music today, the <text:span text:style-name="Emphasis"><text:span text:style-name="T1">Missa “Ego flos campi”</text:span></text:span> for eight voices.<text:reference-mark text:name="x1-12018f94"/><text:note text:id="ftn94" text:note-class="footnote"><text:note-citation>94</text:note-citation><text:note-body><text:p text:style-name="Footnote">MEX-Pc: LiPol XV; Juan Gutiérrez de Padilla, <text:span text:style-name="Emphasis">Missa Ego flos campi</text:span>, ed. Martyn Imrie, Ivan Moody, and Bruno Turner (Isle of Lewis, Scotland: Mapa Mundi (Vanderbeek &amp; Imbrie), 1992); recent recordings in Mauleón Rodríguez, <text:span text:style-name="Emphasis">Juan Gutiérrez de Padilla y la época Palafoxiana</text:span>; Jeffrey Skidmore, <text:span text:style-name="Emphasis">New World Symphonies: From Araujo to Zipoli; An A to Z of Latin American Baroque</text:span>, Ex Cathedra (London: Hyperion, 2003).</text:p></text:note-body></text:note> The piece would appear be a parody mass, and one might assume it is based on a lost motet <text:span text:style-name="Emphasis"><text:span text:style-name="T1">Ego flos campi</text:span></text:span> by Padilla. But John IV’s catalog lists another <text:span text:style-name="Emphasis"><text:span text:style-name="T1">Missa “Ego flos campi” a 8</text:span></text:span>—by Francisco de Santiago. Moreover, the catalog specifies that Santiago’s mass was based on the motet <text:span text:style-name="Emphasis"><text:span text:style-name="T1">Ego flos</text:span></text:span><text:span text:style-name="Emphasis"> </text:span><text:span text:style-name="Emphasis"><text:span text:style-name="T1">campi a 8</text:span></text:span> by Nicolas Dupont, a Flemish composer in the Spanish Royal Chapel.<text:reference-mark text:name="x1-12019f95"/><text:note text:id="ftn95" text:note-class="footnote"><text:note-citation>95</text:note-citation><text:note-body><text:p text:style-name="Footnote">Craesbeck, <text:span text:style-name="Emphasis">Primeira parte do index da livraria de mvsica do mvyto alto, e poderoso rey Dom João o IV. nosso senhor</text:span>, 417, caixão 34, no. 787: “Missas […] Ego flos campi, a 8. <text:span text:style-name="Emphasis">Ferta sobre hum Motette de Niculas du Pont</text:span>”; Craesbeck, <text:span text:style-name="Emphasis">Primeira parte do index da livraria de mvsica do mvyto alto, e poderoso rey Dom João o IV. nosso senhor</text:span>, 381, caixão 32, no. 767: “Ego flos campi, a 8, Niculas du Pont. <text:span text:style-name="Emphasis">De Nossa Senhora</text:span>.” (Neither piece has been found.) Based on this connection, Robert Stevenson speculated that Santiago, like his peer Diego de Pontac, studied with Nicolas Dupont during Santiago’s time in Madrid; Stevenson, “Santiago, fray Francisco de.”</text:p></text:note-body></text:note> For Santiago to use this music by Dupont, who may have been one of his teachers in Madrid, was to connect himself to the august lineage of Hapsburg Franco-Flemish composers going back to Ockeghem and Dufay. It is possible, then, that Juan Gutiérrez de Padilla’s <text:span text:style-name="Emphasis"><text:span text:style-name="T1">Missa “Ego flos campi”</text:span></text:span> is not based on his own motet, but on Santiago’s mass of the same name, or even on the same Dupont source that Santiago had used. This would be another instance, then, of Padilla establishing his musical pedigree through homage composition, specifically in connection to Santiago. </text:p>
      <text:h text:style-name="Heading-2" text:outline-level="2">3.5 <text:reference-mark text:name="x1-130003.5"/>“All Who Heard It Were Amazed”</text:h>
      <text:p text:style-name="Text-body">The metamusical villancico provided composers an ideal opportunity to establish their own position in a tradition of compositional and theological ingenuity—that is, a tradition of musical theology. The next chapter will show another example of this, in eight known settings of villancicos from the same textual family by a network of interrelated composers across Spain and into the New World. The music’s social function of establishing kinship with other composers through an impressive display of craft overlaps with the social and theological function of <text:soft-page-break/>inspiring listeners to awe and wonder at Christmas. </text:p>
      <text:p text:style-name="First-line-indent">For this study, Padilla’s <text:span text:style-name="Emphasis"><text:span text:style-name="T1">Voces</text:span></text:span> serves as the starting point for a trajectory of “singing about singing” in seventeenth-century Spanish devotional music. The poem and music represent sounding music—including the “present” music in Puebla as well as the historical music of the angels and shepherds at Bethlehem—as <text:span text:style-name="Emphasis"><text:span text:style-name="T1">musica instrumentalis</text:span></text:span>, fully in accord with the Neoplatonic system known from Boethius and early modern sources. The musical performance invites listeners to contemplate the higher forms of music, and above all the theological “Music” of the incarnate Christ, bringing God and Man into consonance and forming in his own body and voice the perfect <text:span text:style-name="Emphasis"><text:span text:style-name="T1">musica</text:span></text:span><text:span text:style-name="Emphasis"> </text:span><text:span text:style-name="Emphasis"><text:span text:style-name="T1">humana</text:span></text:span>. </text:p>
      <text:p text:style-name="First-line-indent">In singing this villancico about singing, the Puebla chapel choir drew its listeners’ attention to the fact that they were singing. The musicians emphasized the musical artifice, and so encouraged listeners to contemplate the higher levels of music. The listeners would have the opportunity to listen for the voice of the spheres, the angels, and most importantly, of Christ himself through the voices of the chapel choir. These higher forms of music would be audible only by faith, through the present cathedral music which was its echo. The exhortation in the opening line means that the Puebla “chapel choir” is to set its time and tuning based on these higher forms of music, and that listeners are therefore invited to “pay attention” as well to the verbal and musical riddles presented to them. Far from being a one-off occasional piece or crowd-pleasing entertainment, and rather than being a simple didactic piece explaining doctrine, the complex poetic and musical structure provides an object for aesthetic reflection as a spiritual discipline, even inviting detailed analysis. </text:p>
      <text:p text:style-name="First-line-indent">This type of piece, then, encourages faithful hearing—hearing that is tempered by faith and which serves as a tool for exercising faith. But as with the pieces about faith and sensation discussed in chapter <text:span text:style-name="T2">??</text:span>, this kind of hearing must be trained and carefully cultivated. In order to contemplate the piece in the most spiritual way, the listener must be equipped with both faith and <text:soft-page-break/>knowledge: faith to seek the higher theological meaning behind the words and music, and knowledge to understand it. While Padilla wrote many villancicos that would have been easy for common people to appreciate, this one seems to address the most sophisticated listeners in the congregation. The poem’s double and triple conceits, some of them based on references to Latin Scriptural and liturgical texts, require extensive knowledge not only of theology and literature, but also of technical music theory. Likewise, many of Padilla’s musical puns—such as singing <text:span text:style-name="Emphasis"><text:span text:style-name="T1">m</text:span></text:span><text:span text:style-name="Emphasis"><text:span text:style-name="T1">áxima</text:span></text:span> on a breve, the thirty-three notes of the <text:span text:style-name="Emphasis"><text:span text:style-name="T1">respuesta</text:span></text:span>, and the quotation of the <text:span text:style-name="Emphasis"><text:span text:style-name="T1">tonus peregrinus</text:span></text:span>—would probably be accessible only to the performers themselves, if even they were paying close enough attention. Given the realities of hurried rehearsal schedules and the practical mindset of the cathedral performers, much of this artistry would remain hidden, known only to the composer and to God. Because of its clear text declamation and distinct contrasts of styles, the piece would still leave an overall impression on the less attentive and educated listeners, inspiring them to connect the voices of the chapel choir with the voices of the Christmas angels and the mystery of Christmas. </text:p>
      <text:p text:style-name="First-line-indent">In this way, the piece functions not only for intellectual contemplation but also makes an affective appeal to bodily, communal reaction and participation. This function fits with the instructions in the Roman Catechism that the mystery of the Incarnation is more to be marvelled at than explained in words. Similarly, Fray Luis concludes his model Christmas sermon with a <text:span text:style-name="Emphasis"><text:span text:style-name="T1">peroratio</text:span></text:span> that invites his listeners to join their voices and hearts with the worshippers at Bethelehem: </text:p>
      <text:section text:style-name="Sect1" text:name="begin-end-env-18">
        <text:p text:style-name="begin-env-p"/>
        <text:p text:style-name="quote">But consider, that if the angels on that day sang and solemnized this mystery with <text:span text:style-name="Emphasis"><text:span text:style-name="T1">Glorias</text:span></text:span> and praises, giving thanks [<text:span text:style-name="Emphasis"><text:span text:style-name="T1">gracias</text:span></text:span>] for the redemption that came to us from heaven, even though they themselves were not the ones redeemed, what should we do who are redeemed? If they thus give thanks for the grace [<text:span text:style-name="Emphasis"><text:span text:style-name="T1">gracia</text:span></text:span>] and mercy given to <text:soft-page-break/>strangers, what should those do who were redeemed and restored by it?<text:reference-mark text:name="x1-13001f96"/><text:note text:id="ftn96" text:note-class="footnote"><text:note-citation>96</text:note-citation><text:note-body><text:p text:style-name="Footnote">Granada, <text:span text:style-name="Emphasis">Sermon en la fiesta del nascimiento de nuestro señor</text:span>, 41: “Considera mas, que si los Ángeles en tal día cantaron, y solemnizaron este misterio con glorias y alabanzas, dando gracias por la redencion que nos vino del cielo, no siendo ellos los redemidos, ¿qué deben hacer los redemidos? Si ellos así dan gracias por la gracia, y misericordia ajena, ¿qué deben hacer los que fueron redimidos, y reparados por ella?”</text:p></text:note-body></text:note></text:p>
        <text:p text:style-name="end-env-p"/>
      </text:section>
      <text:p text:style-name="First-line-indent">The devotee’s response of awe, which as we have seen was a central element of Christmas devotion, is meant to surpass private experience and motivate people to share their response with others. Music could both motivate this kind of awe-filled experience and provide a way to share it. </text:p>
      <text:p text:style-name="First-line-indent">The theology of Christ as the <text:span text:style-name="Emphasis"><text:span text:style-name="T1">Verbum infans</text:span></text:span> that underlies this villancico is central for understanding how Catholics believed sacred music to function. In the Catholic theological tradition of Christmas, Christ as the eternal Word of God became incarnate, not simply to communicate “words” from God, but to be in his body the medium of communication itself, as well as the message. The point of the Christmas liturgy, then, would not be simply to “hear about” God, but to encounter the incarnate Christ in his flesh, through the sacrament of the Eucharist. Lapide cites Saint Cyril to say that “symbolically, the manger is the altar, on which Christ in the Mass by consecration is as though born and sacrificed.” Paraphrasing Saint John Chrysostom, Lapide writes, “That which the Magi saw in the manger, in a little hut, with much veneration and fear approached and adored, you perceive the same thing not in the manger, but on the altar.”<text:reference-mark text:name="x1-13002f97"/><text:note text:id="ftn97" text:note-class="footnote"><text:note-citation>97</text:note-citation><text:note-body><text:p text:style-name="Footnote">Lapide, <text:span text:style-name="Emphasis">In Quatuor Evangelia</text:span>, 672, on Lk 2: “Sic et S. Cyrillus in Caten. Symbolice praesepe est altare, in quo Christus in Missa per consecrationem quasi nascitur et immolatur. Unde S. Chyrs. in Catena: <text:span text:style-name="Emphasis">Quod in praesepio videntes atque tugurio Magi, cum multa veneratione ac timore accesserunt et adorarunt: tu idipsum non in praesepio, sed in altari cernens, majorem istis brabaris exhibe pietatem</text:span>.”</text:p></text:note-body></text:note> This is the Christmas version of the central theological concept for Roman Catholics: that the resurrected Christ made himself present and conferred his power and grace through the sacraments of the Church. As Leo the Great epitomized the theology, “that which was plainly visible in our Savior, passed into the sacraments [or signs, or mysteries].”<text:reference-mark text:name="x1-13003f98"/><text:note text:id="ftn98" text:note-class="footnote"><text:note-citation>98</text:note-citation><text:note-body><text:p text:style-name="Footnote">Leo I (pope), <text:span text:style-name="Emphasis">Sermones</text:span>, ed. J. P. Migne, Patrologia latina54 (Paris: Migne, 1846), 398, Sermo II de Ascensione Domini: “Quod itaque redemptoris nostri conspicuum fuit, in sacramenta transiuit.”</text:p></text:note-body></text:note> </text:p>
      <text:p text:style-name="First-line-indent">Anyone wishing to encounter the Christ-child, then, would find him on the altar in the <text:soft-page-break/>Christ-Mass. All the auditory elements of the service, from the reading of Scripture to the singing of villancicos, could only point toward this sacramental encounter. But because of music’s ability to work on the external sense of hearing and the internal faculties of the memory via the ethereal medium of the voice, devotional music could still play a special role for pious listeners—helping them experience intellectually and affectively something of the wonder and mystery of the Incarnation at Christmas. The primary audience of this cultivated subgenre of metamusical villancico would likely have been the cathedral chapter, who from their privileged position within the architectural choir would have been best able to hear the verbal and musical conceits, who had the education to understand the theological background, and who participated fully in the liturgy by communing. By contrast, since the laity in Puebla and across the Hispanic world would have been unlikely to eat the Eucharistic wafer or drink the consecrated wine, the common parishioner’s relationship to the <text:span text:style-name="Emphasis"><text:span text:style-name="T1">admirabile sacramentum</text:span></text:span> was primarily to look (<text:span text:style-name="Emphasis"><text:span text:style-name="T1">admirar</text:span></text:span>), to listen, and to adore. </text:p>
      <text:p text:style-name="First-line-indent">Worshippers in Puebla who looked toward the altar while listening were presented with a resplendent vista of images to contemplate. Padilla’s 1657 villancico would have been performed facing a high-altar retable on which the actual altar was flanked by an image of the Adoration of the Shepherds on the left and the Visitation of the Magi on the right (figure 3.4). This “Altar of the Kings” was completed by Pedro García Ferrer and consecrated by bishop Juan de Palafox y Mendoza in 1649. It places images of human encounters with the incarnate Christ at the closest visual proximity to the altar and central Eucharistic tabernacle.<text:reference-mark text:name="x1-13004f99"/><text:note text:id="ftn99" text:note-class="footnote"><text:note-citation>99</text:note-citation><text:note-body><text:p text:style-name="Footnote">Montserrat Galí, <text:span text:style-name="Emphasis">Pedro García Ferrer: Un artista aragonés del siglo XVII en la Nueva España</text:span> (Teruel: Ayuntamiento de Alcorisa: Instituto de Estudios Turolenses, Excma. Diputación Provincial de Teruel, 1996).</text:p></text:note-body></text:note> Above these images, the eye is drawn upward to ascend into heaven along with the Virgin Mary, for Catholics the paragon of true faith and devotion, and the central focus of the Puebla community’s intense devotion to the Immaculate Conception. Mary is ascending to heaven through a celestial hierarchy into a realm of baby angels playing musical instruments like harp and organ, through a group of cherubim <text:soft-page-break/>dancing in the round, to the Holy Trinity at the highest point (figure 3.5).<text:reference-mark text:name="x1-13005f100"/><text:note text:id="ftn100" text:note-class="footnote"><text:note-citation>100</text:note-citation><text:note-body><text:p text:style-name="Footnote">The <text:span text:style-name="Emphasis">Celestial Hierarchy</text:span> attributed to Saint Dionysius the Areopagite was widely disseminated across the Hispanic world, including a copy in Puebla’s Biblioteca Palafoxiana.</text:p></text:note-body></text:note> These figures drew devotees’ attention to the other central object of devotion in this “city of the angels,” which residents believed was built on a site revealed in a dream to the bishop of Tlaxcala by angels.<text:reference-mark text:name="x1-13006f101"/><text:note text:id="ftn101" text:note-class="footnote"><text:note-citation>101</text:note-citation><text:note-body><text:p text:style-name="Footnote">Leonardo Lomelí Vanegas, <text:span text:style-name="Emphasis">Breve historia de Puebla</text:span> (Mexico City: El Colegio de México, 2001), 67–68; Miguel Ángel Cuenya and Carlos Contreras Cruz, <text:span text:style-name="Emphasis">Puebla de los Ángeles: Una ciudad en la historia</text:span> (Puebla: Océano, 2012), 21.</text:p></text:note-body></text:note> </text:p>
      <text:section text:style-name="Sect2" text:name="Section17">
        <text:p text:style-name="bigskip"/>
        <text:p text:style-name="Text-body"><text:span text:style-name="caption-title">Figure 3.4</text:span><text:reference-mark text:name="x1-130074"/><text:span text:style-name="caption-title">: </text:span>Puebla Cathedral, Retable of the “Altar of the Kings,” Pedro García Ferrer and studio, consecrated 1649 </text:p>
        <text:p text:style-name="bigskip"/>
      </text:section>
      <text:section text:style-name="Sect2" text:name="Section18">
        <text:p text:style-name="bigskip"/>
        <text:p text:style-name="Text-body"><text:span text:style-name="caption-title">Figure 3.5</text:span><text:reference-mark text:name="x1-130085"/><text:span text:style-name="caption-title">: </text:span>Puebla Cathedral, retable, <text:span text:style-name="Emphasis"><text:span text:style-name="T1">Assumption of the Virgin</text:span></text:span> (detail) </text:p>
        <text:p text:style-name="bigskip"/>
      </text:section>
      <text:p text:style-name="First-line-indent">Like Bishop Palafox’s own devotional book <text:span text:style-name="Emphasis"><text:span text:style-name="T1">El Pastor de Nochebuena</text:span></text:span>, these images invite worshippers to imagine themselves journeying with the shepherds and Gentiles to meet Christ in his lowly incarnation as an infant.<text:reference-mark text:name="x1-13009f102"/><text:note text:id="ftn102" text:note-class="footnote"><text:note-citation>102</text:note-citation><text:note-body><text:p text:style-name="Footnote">Juan de Palafox y Mendoza, <text:span text:style-name="Emphasis">El Pastor de Noche Buena: Practica Breve de las Virtudes; Conocimiento Facil de los Vicios</text:span> (1644; Barcelona, 1730).</text:p></text:note-body></text:note> In honor of Palafox’s book, Ferrer painted Palafox’s portrait as one of the shepherds on the Puebla retable (figure 3.6).<text:reference-mark text:name="x1-13010f103"/><text:note text:id="ftn103" text:note-class="footnote"><text:note-citation>103</text:note-citation><text:note-body><text:p text:style-name="Footnote">Eduardo Merlo Juárez, José Antonio Quintana Fernández, and Miguel Pavón Rivero, <text:span text:style-name="Emphasis">La Catedral Basilica de la Puebla de los Ángeles</text:span> (Puebla: Universidad Popular Autónoma del Estado de Puebla, 2006), 188–189.</text:p></text:note-body></text:note> Journeying with the shepherds meant imitating the shepherds’ faith: the goal of contemplating Christ’s birth was to cultivate faith in Christ, including both faith as belief and faith as action or faithfulness. Lapide holds up the shepherds to his readers as an example of faith: they heard the angel chorus and saw the sign of Christ in his manger, and then they went and told everyone, and “they went forth praising and glorifying God for everything they had seen and heard” (Lk 9). Lapide says Christmas shepherds were chosen as the first outside Holy Family and the stable animals to see <text:soft-page-break/>the newborn Christ because in their own humble poverty they would not be put off by Christ’s lowly birth. For “however many might have approached the manger, and seen Christ, but only those could have believed in Christ, whose hearts God had effectively moved; while the others, taking offense at Christ’s poverty, would have spurned him.”<text:reference-mark text:name="x1-13011f104"/><text:note text:id="ftn104" text:note-class="footnote"><text:note-citation>104</text:note-citation><text:note-body><text:p text:style-name="Footnote">Lapide, <text:span text:style-name="Emphasis">In Quatuor Evangelia</text:span>, 677, on Lk 2: “Hinc patet pastores multis narrase eq quae de Christo nato ab angelo adierant et viderant: quare multos praesepe adiise, Christumque vidisse; sed eos solos in Christo credidisse, quorum Deus corda efficaciter tangebat, ceteros offensos paupertate Christi eum sprevisse.”</text:p></text:note-body></text:note> The shepherds not only heard and saw, but believed because they freely received the gift of faith, as Lapide explains in his commentary on John 2: “God gives the power to become sons of God to those who freely receive Christ by faith and obedience, excluding those who do not wish to receive him.”<text:reference-mark text:name="x1-13012f105"/><text:note text:id="ftn105" text:note-class="footnote"><text:note-citation>105</text:note-citation><text:note-body><text:p text:style-name="Footnote">Ibid., 882: “Hoc est enim quot ait hic St. Joanes, Deum dedisse potestatem filios Dei his qui libere Christum per fidem et obedientiam receperunt, exclusis iis, qui eum recipere noluerunt.” Lapide seems to have a polemical eye here on his Calvinist compatriots in the Low Countries.</text:p></text:note-body></text:note> If the listeners were to imitate the shepherds, then, they would not only listen for the angelic choirs and look for Christ’s presence sacramentally on the altar, but they would allow God to move their hearts to receive him in faith—a faith that could motivate them to witness their faith to others, as the shepherds did. Metamusical Christmas villancicos appealed to the hearing of worshippers on several levels, and opened the possibility for them to listen in faith for the voices of angels and the voice of Christ. Through compositional craft, the musical performance could also move listeners’ hearts to wonder and adoration. </text:p>
      <text:section text:style-name="Sect2" text:name="Section19">
        <text:p text:style-name="bigskip"/>
        <text:p text:style-name="Text-body"><text:span text:style-name="caption-title">Figure 3.6</text:span><text:reference-mark text:name="x1-130136"/><text:span text:style-name="caption-title">: </text:span>Ferrer, <text:span text:style-name="Emphasis"><text:span text:style-name="T1">Adoration of the Shepherds</text:span></text:span>, retable of Puebla Cathedral </text:p>
        <text:p text:style-name="bigskip"/>
      </text:section>
      <text:p text:style-name="First-line-indent">We have identified two main functions for this villancico, and others like it: first, it served the congregation as an object of devotion; and second, it enabled the composer to establish a musical pedigree. These contrasting functions may be harmonized by remembering the theological emphasis on wonder, amazement, even “stupefaction” (to use Lapide’s term) in response to the voices of Christmas and the voice of the Word made flesh. In Luke’s account, the <text:soft-page-break/>shepherds are struck with terror when the angel speaks to them; when the shepherds tell what they heard (presumably to Mary and Joseph in the stable), “all who heard were amazed,” both at the shepherds’ words and those the shepherds had heard from the angels. The Virgin Mary, in turn, “treasured all these things [<text:span text:style-name="Emphasis"><text:span text:style-name="T1">verba</text:span></text:span>] within her heart” (Lk 9). If the goal of Christmas music in seventeenth-century Puebla and Seville was to echo those historical voices of Christmas and provoke the same kind of awestruck wonder, then we can understand the efforts of poets and chapelmasters (and the institutions that paid them) to impress and even confound hearers through ingenious auditory artistry. Listeners’ relationship to a villancico like <text:span text:style-name="Emphasis"><text:span text:style-name="T1">Voces, las de la capilla</text:span></text:span> would mirror their relationship to the mysterious and logic-defying theology of the Incarnation: those who understood little could still be amazed greatly; those who strained to understand more would only find themselves more in aw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0783in" fo:margin-bottom="0in" loext:contextual-spacing="false"/>
    </style:style>
    <style:style style:name="clearpage" style:family="paragraph" style:parent-style-name="Text-body">
      <style:paragraph-properties fo:break-before="page"/>
    </style:style>
    <style:style style:name="hline-p-hr" style:family="paragraph">
      <style:paragraph-properties fo:margin-top="0in" fo:margin-bottom="0in" loext:contextual-spacing="false" fo:line-height="0.0043in" fo:padding="0in" fo:border-left="none" fo:border-right="none" fo:border-top="none" fo:border-bottom="0.31pt solid #000000"/>
    </style:style>
    <style:style style:name="cline-p-hr" style:family="paragraph">
      <style:paragraph-properties fo:margin-top="0in" fo:margin-bottom="0in" loext:contextual-spacing="false" fo:line-height="0.0043in" fo:padding="0in" fo:border-left="none" fo:border-right="none" fo:border-top="none" fo:border-bottom="0.31pt solid #000000"/>
    </style:style>
    <style:style style:name="cline-p" style:family="paragraph">
      <style:paragraph-properties fo:margin-left="0in" fo:margin-right="0in" fo:margin-top="0in" fo:margin-bottom="0in" loext:contextual-spacing="false" fo:line-height="0.0008in" fo:text-indent="0in" style:auto-text-indent="false"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11L" style:family="paragraph" style:parent-style-name="Standard">
      <style:paragraph-properties fo:text-align="start" style:justify-single-word="false" fo:padding-left="0.0665in" fo:padding-right="0.0665in" fo:padding-top="0in" fo:padding-bottom="0in" fo:border="none"/>
    </style:style>
    <style:style style:name="First-line-indent" style:family="paragraph" style:parent-style-name="Text-body" style:class="text">
      <style:paragraph-properties fo:margin-left="0in" fo:margin-right="0in" fo:text-indent="0.5in" style:auto-text-indent="false"/>
    </style:style>
    <style:style style:name="First-line-indent-rtl" style:family="paragraph" style:parent-style-name="Text-body" style:class="text">
      <style:paragraph-properties fo:margin-left="0in" fo:margin-right="0in" fo:text-align="end" style:justify-single-word="false" fo:text-indent="0.1965in" style:auto-text-indent="false" style:writing-mode="rl-tb"/>
    </style:style>
    <style:style style:name="Text-body" style:family="paragraph" style:parent-style-name="Standard" style:next-style-name="First-line-indent" style:class="text" style:master-page-name="">
      <style:paragraph-properties fo:margin-left="0in" fo:margin-right="0in" fo:margin-top="0in" fo:margin-bottom="0in" loext:contextual-spacing="false" fo:line-height="200%" fo:text-align="start" style:justify-single-word="false" fo:hyphenation-ladder-count="no-limit" fo:text-indent="0.5in" style:auto-text-indent="false" style:page-number="auto"/>
      <style:text-properties fo:hyphenate="false"/>
    </style:style>
    <style:style style:name="Like-Text-body" style:family="paragraph" style:parent-style-name="Standard" style:next-style-name="First-line-indent" style:class="text" style:master-page-name="">
      <style:paragraph-properties fo:margin-top="0in" fo:margin-bottom="0in"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in" fo:margin-right="0in" fo:margin-top="0.1181in" fo:margin-bottom="0.1181in" loext:contextual-spacing="false" fo:text-align="justify" style:justify-single-word="false" fo:text-indent="0in" style:auto-text-indent="false"/>
    </style:style>
    <style:style style:name="p-nopar-rtl" style:family="paragraph" style:parent-style-name="Text-body">
      <style:paragraph-properties fo:margin-left="0in" fo:margin-right="0in" fo:margin-top="0.1181in" fo:margin-bottom="0.1181in" loext:contextual-spacing="false" fo:text-align="end" style:justify-single-word="false" fo:text-indent="0in" style:auto-text-indent="false" style:writing-mode="rl-tb"/>
    </style:style>
    <style:style style:name="display-math" style:family="paragraph" style:parent-style-name="Text-body">
      <style:paragraph-properties fo:margin-left="0in" fo:margin-right="0in"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loext:contextual-spacing="false" fo:text-indent="0in" style:auto-text-indent="false"/>
    </style:style>
    <style:style style:name="Inside-enumerate" style:family="paragraph" style:parent-style-name="Text-body" style:list-style-name="Enumerate">
      <style:paragraph-properties fo:margin-left="0in" fo:margin-right="0in" fo:margin-top="0in" fo:margin-bottom="0.15in" loext: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loext:contextual-spacing="false" fo:text-indent="0in" style:auto-text-indent="false"/>
    </style:style>
    <style:style style:name="dt" style:family="paragraph">
      <style:paragraph-properties fo:margin-left="0.1in" fo:margin-right="0in" fo:text-indent="0in" style:auto-text-indent="false"/>
      <style:text-properties fo:font-weight="bold"/>
    </style:style>
    <style:style style:name="printshorthands-dd" style:family="paragraph" style:parent-style-name="Standard">
      <style:paragraph-properties fo:margin-left="0.35in" fo:margin-right="0in" fo:margin-top="0in" fo:margin-bottom="0.0783in" loext:contextual-spacing="false" fo:text-indent="0in" style:auto-text-indent="false"/>
    </style:style>
    <style:style style:name="printshorthands-dt" style:family="paragraph">
      <style:paragraph-properties fo:margin-left="0.1in" fo:margin-right="0in" fo:text-indent="0in" style:auto-text-indent="false"/>
    </style:style>
    <style:style style:name="printthebibliography-dd" style:family="paragraph" style:parent-style-name="Standard">
      <style:paragraph-properties fo:margin-left="0.35in" fo:margin-right="0in" fo:margin-top="0in" fo:margin-bottom="0.0783in" loext:contextual-spacing="false" fo:text-indent="-0.35in" style:auto-text-indent="false"/>
    </style:style>
    <style:style style:name="printthebibliography-dt" style:family="paragraph">
      <style:paragraph-properties fo:margin-left="0in" fo:margin-right="0in" fo:margin-top="0in" fo:margin-bottom="0in" loext:contextual-spacing="false" fo:text-indent="0in" style:auto-text-indent="false"/>
    </style:style>
    <style:style style:name="quote" style:family="paragraph" style:parent-style-name="Text-body" style:next-style-name="Text-body">
      <style:paragraph-properties fo:margin-left="0.3937in" fo:margin-right="0.3937in" fo:margin-top="0.0783in" fo:margin-bottom="0.0783in" loext:contextual-spacing="false" fo:text-indent="0in" style:auto-text-indent="false"/>
    </style:style>
    <style:style style:name="quote-trl" style:family="paragraph">
      <style:paragraph-properties fo:margin-left="0.3937in" fo:margin-right="0.3937in" fo:margin-top="0.0783in" fo:margin-bottom="0.0783in" loext:contextual-spacing="false" fo:text-align="end" style:justify-single-word="false" fo:text-indent="0in" style:auto-text-indent="false" style:writing-mode="rl-tb"/>
    </style:style>
    <style:style style:name="begin-env-p" style:family="paragraph">
      <style:paragraph-properties fo:margin-top="0.0783in" fo:margin-bottom="0in" loext:contextual-spacing="false" fo:line-height="0.0043in"/>
    </style:style>
    <style:style style:name="end-env-p" style:family="paragraph">
      <style:paragraph-properties fo:margin-top="0in" fo:margin-bottom="0.0783in" loext:contextual-spacing="false" fo:line-height="0.0043in"/>
    </style:style>
    <style:style style:name="Contents-Heading" style:family="paragraph" style:parent-style-name="Heading" style:class="index">
      <style:paragraph-properties fo:margin-left="0in" fo:margin-right="0in" fo:margin-top="0.1965in" fo:margin-bottom="0.0783in" loext:contextual-spacing="false" fo:text-indent="0in" style:auto-text-indent="false" text:number-lines="false" text:line-number="0"/>
    </style:style>
    <style:style style:name="Index-Heading" style:family="paragraph" style:parent-style-name="Heading" style:class="index">
      <style:paragraph-properties fo:margin-left="0in" fo:margin-right="0in" fo:text-indent="0in" style:auto-text-indent="false" text:number-lines="false" text:line-number="0"/>
    </style:style>
    <style:style style:name="verse" style:family="paragraph" style:parent-style-name="Text-body" style:next-style-name="Text-body">
      <style:paragraph-properties fo:margin-left="0.5902in" fo:margin-right="0.3937in" fo:margin-top="0.0783in" fo:margin-bottom="0.0783in" loext: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loext:contextual-spacing="false" fo:text-indent="0in" style:auto-text-indent="false"/>
    </style:style>
    <style:style style:name="algorithmic-dt" style:family="paragraph">
      <style:paragraph-properties fo:margin-left="0.1in" fo:margin-right="0in" fo:text-indent="0in" style:auto-text-indent="false"/>
    </style:style>
    <style:style style:name="Preformatted-Text" style:family="paragraph" style:parent-style-name="Standard">
      <style:paragraph-properties fo:margin-left="0in" fo:margin-right="0in" fo:margin-top="0.0783in" fo:margin-bottom="0.0783in" loext: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loext: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paragraph-properties fo:margin-left="0in" fo:margin-right="0in" fo:text-indent="0.5in" style:auto-text-indent="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parent-style-name="Heading" style:next-style-name="author" style:class="chapter">
      <style:paragraph-properties fo:margin-top="0.1654in" fo:margin-bottom="0.2008in" loext:contextual-spacing="false" fo:text-align="center" style:justify-single-word="false"/>
    </style:style>
    <style:style style:name="Title-rtl" style:family="paragraph" style:next-style-name="author-rtl" style:class="chapter">
      <style:paragraph-properties fo:margin-top="0.1654in" fo:margin-bottom="0.2008in" loext:contextual-spacing="false" fo:text-align="center" style:justify-single-word="false" style:writing-mode="rl-tb"/>
    </style:style>
    <style:style style:name="author" style:family="paragraph" style:parent-style-name="Text-body" style:next-style-name="date">
      <style:paragraph-properties fo:margin-left="0in" fo:margin-right="0in" fo:margin-top="0in" fo:margin-bottom="0.0783in" loext:contextual-spacing="false" fo:text-align="center" style:justify-single-word="false" fo:text-indent="0in" style:auto-text-indent="false"/>
    </style:style>
    <style:style style:name="author-rtl" style:family="paragraph" style:parent-style-name="Text-body-rtl" style:next-style-name="date-rtl">
      <style:paragraph-properties fo:margin-top="0in" fo:margin-bottom="0.0783in" loext:contextual-spacing="false" fo:text-align="center" style:justify-single-word="false" style:writing-mode="rl-tb"/>
    </style:style>
    <style:style style:name="date" style:family="paragraph" style:parent-style-name="Text-body" style:next-style-name="Text-body">
      <style:paragraph-properties fo:margin-left="0in" fo:margin-right="0in" fo:margin-top="0in" fo:margin-bottom="0.0783in" loext:contextual-spacing="false" fo:text-align="center" style:justify-single-word="false" fo:text-indent="0in" style:auto-text-indent="false"/>
    </style:style>
    <style:style style:name="date-rtl" style:family="paragraph" style:parent-style-name="Text-body" style:next-style-name="Text-body">
      <style:paragraph-properties fo:margin-top="0in" fo:margin-bottom="0.0783in" loext:contextual-spacing="false" fo:text-align="center" style:justify-single-word="false" style:writing-mode="rl-tb"/>
    </style:style>
    <style:style style:name="abstract" style:family="paragraph" style:parent-style-name="Text-body" style:next-style-name="Text-body">
      <style:paragraph-properties fo:margin-left="1.1811in" fo:margin-right="1.1811in" fo:margin-top="0in" fo:margin-bottom="0.0783in" loext: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loext:contextual-spacing="false" fo:text-indent="0in" style:auto-text-indent="false" style:writing-mode="rl-tb"/>
    </style:style>
    <style:style style:name="abstract-title" style:family="paragraph" style:parent-style-name="abstract" style:next-style-name="abstract">
      <style:paragraph-properties fo:margin-top="0.1965in" fo:margin-bottom="0in" loext:contextual-spacing="false" fo:text-align="center" style:justify-single-word="false"/>
    </style:style>
    <style:style style:name="Contents-1" style:family="paragraph" style:parent-style-name="Index" style:class="index">
      <style:paragraph-properties fo:margin-left="0in" fo:margin-right="0in" fo:margin-top="0in" fo:margin-bottom="0.0398in" loext: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text-indent="0in" style:auto-text-indent="false"/>
    </style:style>
    <style:style style:name="Index-2" style:family="paragraph" style:parent-style-name="Index" style:class="index">
      <style:paragraph-properties fo:margin-left="0.1965in" fo:margin-right="0in" fo:text-indent="0in" style:auto-text-indent="false"/>
    </style:style>
    <style:style style:name="Index-3" style:family="paragraph" style:parent-style-name="Index" style:class="index">
      <style:paragraph-properties fo:margin-left="0.3929in" fo:margin-right="0in" fo:text-indent="0in" style:auto-text-indent="false"/>
    </style:style>
    <style:style style:name="p-bibitem" style:family="paragraph" style:parent-style-name="Standard">
      <style:paragraph-properties fo:margin-left="0.3937in" fo:margin-right="0in" fo:text-indent="-0.3937in" style:auto-text-indent="false">
        <style:tab-stops/>
      </style:paragraph-properties>
    </style:style>
    <style:style style:name="quotation" style:family="paragraph" style:parent-style-name="Standard">
      <style:paragraph-properties fo:margin-left="0.3937in" fo:margin-right="0.3937in" fo:margin-top="0in" fo:margin-bottom="0in" loext:contextual-spacing="false" fo:text-indent="0.1965in" style:auto-text-indent="true"/>
    </style:style>
    <style:style style:name="quotation-rtl" style:family="paragraph" style:parent-style-name="Standard">
      <style:paragraph-properties fo:margin-left="0.3937in" fo:margin-right="0.3937in" fo:margin-top="0in" fo:margin-bottom="0in" loext:contextual-spacing="false" fo:text-align="end" style:justify-single-word="false" fo:text-indent="0.1965in" style:auto-text-indent="true" style:writing-mode="rl-tb"/>
    </style:style>
    <style:style style:name="flushright" style:family="paragraph" style:parent-style-name="Text-body" style:next-style-name="Text-body" style:master-page-name="">
      <style:paragraph-properties fo:margin-top="0.0783in" fo:margin-bottom="0.0783in" loext:contextual-spacing="false" fo:text-align="end" style:justify-single-word="false" style:page-number="auto"/>
    </style:style>
    <style:style style:name="flushleft" style:family="paragraph" style:parent-style-name="Text-body" style:next-style-name="Text-body">
      <style:paragraph-properties fo:margin-top="0.0783in" fo:margin-bottom="0.0783in" loext:contextual-spacing="false" fo:text-align="start" style:justify-single-word="false"/>
    </style:style>
    <style:style style:name="center" style:family="paragraph" style:parent-style-name="Text-body" style:next-style-name="Text-body">
      <style:paragraph-properties fo:margin-top="0.0783in" fo:margin-bottom="0.0783in" loext:contextual-spacing="false" fo:text-align="center" style:justify-single-word="false">
        <style:tab-stops/>
      </style:paragraph-properties>
    </style:style>
    <style:style style:name="tabbing" style:family="paragraph" style:parent-style-name="Standard">
      <style:paragraph-properties fo:margin-left="0in" fo:margin-right="0in" fo:text-indent="0.1965in" style:auto-text-indent="false"/>
    </style:style>
    <style:style style:name="part" style:family="paragraph" style:parent-style-name="Heading" style:next-style-name="Text-body">
      <style:paragraph-properties fo:margin-top="0.2047in" fo:margin-bottom="0.0827in" loext:contextual-spacing="false"/>
    </style:style>
    <style:style style:name="Heading-1" style:family="paragraph" style:parent-style-name="Heading" style:next-style-name="Text-body" style:class="text">
      <style:paragraph-properties fo:margin-top="0.5555in" fo:margin-bottom="0.3472in"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1665in" fo:margin-bottom="0.1252in" loext:contextual-spacing="false"/>
    </style:style>
    <style:style style:name="Heading-2-rtl" style:family="paragraph" style:parent-style-name="Heading" style:next-style-name="Text-body" style:class="text">
      <style:paragraph-properties fo:margin-top="0.1654in" fo:margin-bottom="0in"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1654in" fo:margin-bottom="0in" loext:contextual-spacing="false"/>
    </style:style>
    <style:style style:name="Heading-4-rtl" style:family="paragraph" style:next-style-name="Text-body-rtl" style:class="text">
      <style:paragraph-properties fo:margin-top="0.1654in" fo:margin-bottom="0in" loext:contextual-spacing="false" fo:text-align="end" style:justify-single-word="false" style:writing-mode="rl-tb"/>
    </style:style>
    <style:style style:name="Heading-5" style:family="paragraph" style:parent-style-name="Heading" style:next-style-name="Text-body" style:class="text">
      <style:paragraph-properties fo:margin-left="0in" fo:margin-right="0in" fo:margin-top="0.1654in" fo:margin-bottom="0in" loext:contextual-spacing="false" fo:text-indent="0in" style:auto-text-indent="false"/>
    </style:style>
    <style:style style:name="Heading-5-rtl" style:family="paragraph" style:parent-style-name="Heading" style:next-style-name="Text-body" style:class="text">
      <style:paragraph-properties fo:margin-left="0in" fo:margin-right="0in" fo:margin-top="0.1654in" fo:margin-bottom="0in" loext:contextual-spacing="false" fo:text-align="end" style:justify-single-word="false" fo:text-indent="0in"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subscript" style:family="text">
      <style:text-properties style:text-position="sub 58%"/>
    </style:style>
    <style:style style:name="reference-ref" style:family="text">
      <style:text-properties style:text-underline-style="solid" style:text-underline-width="bold" style:text-underline-color="#0000ff"/>
    </style:style>
    <style:style style:name="textsuperscript" style:family="text">
      <style:text-properties style:text-position="super 58%"/>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uline" style:family="text">
      <style:text-properties style:text-underline-style="solid" style:text-underline-width="auto" style:text-underline-color="font-color"/>
    </style:style>
    <style:style style:name="uuline" style:family="text">
      <style:text-properties style:text-underline-style="solid" style:text-underline-width="auto" style:text-underline-color="font-color"/>
    </style:style>
    <style:style style:name="uwave" style:family="text">
      <style:text-properties style:text-underline-style="wave" style:text-underline-width="auto" style:text-underline-color="font-color"/>
    </style:style>
    <style:style style:name="sout" style:family="text">
      <style:text-properties style:text-line-through-style="solid" style:text-line-through-type="single" style:text-underline-style="none"/>
    </style:style>
    <style:style style:name="xout" style:family="text">
      <style:text-properties style:text-line-through-style="solid" style:text-line-through-type="single" style:text-underline-style="none"/>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draw:fill="none" draw:fill-color="#729fcf"/>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319in" fo:page-height="11.0417in" style:num-format="1" style:print-orientation="portrait" fo:margin-top="0.7874in" fo:margin-bottom="0.7874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319in" fo:page-height="11.04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ain-3.tex, options: xhtml,ooffice,html,refcaption 
(http://www.cse.ohio-state.edu/~gurari/TeX4ht/)  
</meta:initial-creator>
    <meta:generator>LibreOffice/6.0.3.2$Linux_X86_64 LibreOffice_project/00$Build-2</meta:generator>
    <dc:date>2018-06-01T17:08:07.686112881</dc:date>
    <meta:editing-duration>PT36S</meta:editing-duration>
    <meta:editing-cycles>1</meta:editing-cycles>
    <meta:document-statistic meta:table-count="10" meta:image-count="0" meta:object-count="6" meta:page-count="70" meta:paragraph-count="401" meta:word-count="26772" meta:character-count="160995" meta:non-whitespace-character-count="134534"/>
  </office:meta>
</office:document-meta>
</file>

<file path=main-3-m2/content.xml><?xml version="1.0" encoding="utf-8"?>
<math xmlns="http://www.w3.org/1998/Math/MathML" display="block">
  <semantics>
    <mi>α</mi>
    <annotation encoding="StarMath 5.0">α</annotation>
  </semantics>
</math>
</file>

<file path=main-3-m3/content.xml><?xml version="1.0" encoding="utf-8"?>
<math xmlns="http://www.w3.org/1998/Math/MathML" display="block">
  <semantics>
    <mi>♯</mi>
    <annotation encoding="StarMath 5.0">♯</annotation>
  </semantics>
</math>
</file>

<file path=main-3-m4/content.xml><?xml version="1.0" encoding="utf-8"?>
<math xmlns="http://www.w3.org/1998/Math/MathML" display="block">
  <semantics>
    <mi>♭</mi>
    <annotation encoding="StarMath 5.0">♭</annotation>
  </semantics>
</math>
</file>

<file path=main-3-m5/content.xml><?xml version="1.0" encoding="utf-8"?>
<math xmlns="http://www.w3.org/1998/Math/MathML" display="block">
  <semantics>
    <mi>♭</mi>
    <annotation encoding="StarMath 5.0">♭</annotation>
  </semantics>
</math>
</file>

<file path=main-3-m6/content.xml><?xml version="1.0" encoding="utf-8"?>
<math xmlns="http://www.w3.org/1998/Math/MathML" display="block">
  <semantics>
    <mi>α</mi>
    <annotation encoding="StarMath 5.0">α</annotation>
  </semantics>
</math>
</file>

<file path=main-3-m7/content.xml><?xml version="1.0" encoding="utf-8"?>
<math xmlns="http://www.w3.org/1998/Math/MathML" display="block">
  <semantics>
    <mi>ω</mi>
    <annotation encoding="StarMath 5.0">ω</annotation>
  </semantics>
</math>
</file>